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text-properties fo:color="#000000"/>
    </style:style>
    <style:style style:name="P11" style:family="paragraph" style:parent-style-name="Standard">
      <style:text-properties fo:color="#000000"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Heading_20_1">
      <style:paragraph-properties fo:break-before="page"/>
    </style:style>
    <style:style style:name="P15" style:family="paragraph" style:parent-style-name="Standard">
      <style:paragraph-properties fo:break-before="page"/>
    </style:style>
    <style:style style:name="P16" style:family="paragraph" style:parent-style-name="Text_20_body">
      <style:paragraph-properties fo:margin-left="0.2917in" fo:margin-right="0in" fo:text-indent="0in" style:auto-text-indent="false"/>
    </style:style>
    <style:style style:name="P17" style:family="paragraph" style:parent-style-name="Preformatted_20_Text">
      <style:paragraph-properties fo:margin-left="0.2917in" fo:margin-right="0in" fo:text-indent="0in" style:auto-text-indent="false"/>
    </style:style>
    <style:style style:name="P18" style:family="paragraph" style:parent-style-name="Table_20_Heading">
      <style:paragraph-properties fo:text-align="start" style:justify-single-word="false"/>
      <style:text-properties fo:font-weight="normal" style:font-weight-asian="normal" style:font-weight-complex="normal"/>
    </style:style>
    <style:style style:name="P19" style:family="paragraph" style:parent-style-name="Standard">
      <style:paragraph-properties fo:margin-left="0in" fo:margin-right="0in" fo:text-indent="0in" style:auto-text-indent="false">
        <style:tab-stops/>
      </style:paragraph-properties>
    </style:style>
    <style:style style:name="P20" style:family="paragraph" style:parent-style-name="Heading_20_2">
      <style:paragraph-properties fo:margin-left="0in" fo:margin-right="0in" fo:text-indent="0in" style:auto-text-indent="false"/>
    </style:style>
    <style:style style:name="P21" style:family="paragraph" style:parent-style-name="Heading_20_2">
      <style:paragraph-properties fo:margin-left="0in" fo:margin-right="0in" fo:text-indent="0in" style:auto-text-indent="false">
        <style:tab-stops/>
      </style:paragraph-properties>
    </style:style>
    <style:style style:name="P22" style:family="paragraph" style:parent-style-name="Text_20_body">
      <style:paragraph-properties fo:margin-left="0in" fo:margin-right="0in" fo:text-indent="0in" style:auto-text-indent="false">
        <style:tab-stops/>
      </style:paragraph-properties>
    </style:style>
    <style:style style:name="P23" style:family="paragraph" style:parent-style-name="Heading_20_1">
      <style:paragraph-properties fo:margin-left="0in" fo:margin-right="0in" fo:text-indent="0in" style:auto-text-indent="false"/>
    </style:style>
    <style:style style:name="P24" style:family="paragraph" style:parent-style-name="Preformatted_20_Text">
      <style:paragraph-properties fo:margin-left="0in" fo:margin-right="0in" fo:text-indent="0in" style:auto-text-indent="false"/>
      <style:text-properties fo:background-color="#ccccff"/>
    </style:style>
    <style:style style:name="P25" style:family="paragraph" style:parent-style-name="Preformatted_20_Text">
      <style:paragraph-properties fo:margin-left="0in" fo:margin-right="0in" fo:text-align="center" style:justify-single-word="false" fo:text-indent="0in" style:auto-text-indent="false"/>
    </style:style>
    <style:style style:name="P26" style:family="paragraph" style:parent-style-name="Preformatted_20_Text">
      <style:text-properties fo:color="#0000ff"/>
    </style:style>
    <style:style style:name="P27"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8" style:family="paragraph" style:parent-style-name="Preformatted_20_Text">
      <style:text-properties fo:color="#0000ff" fo:font-weight="normal" style:font-weight-asian="normal" style:font-weight-complex="normal"/>
    </style:style>
    <style:style style:name="P29" style:family="paragraph" style:parent-style-name="Preformatted_20_Text">
      <style:text-properties fo:color="#000000"/>
    </style:style>
    <style:style style:name="P30" style:family="paragraph" style:parent-style-name="Preformatted_20_Text">
      <style:text-properties fo:color="#000000" fo:background-color="#dbdbdb"/>
    </style:style>
    <style:style style:name="P31" style:family="paragraph" style:parent-style-name="Preformatted_20_Text">
      <style:text-properties fo:color="#000000" fo:font-size="11pt" style:font-size-asian="11pt" style:font-size-complex="11pt"/>
    </style:style>
    <style:style style:name="P32" style:family="paragraph" style:parent-style-name="Preformatted_20_Text">
      <style:text-properties fo:color="#000000" fo:font-size="11pt" fo:background-color="#dbdbdb" style:font-size-asian="11pt" style:font-size-complex="11pt"/>
    </style:style>
    <style:style style:name="P33" style:family="paragraph" style:parent-style-name="Preformatted_20_Text">
      <style:text-properties fo:color="#000000" fo:font-weight="normal" style:font-weight-asian="normal" style:font-weight-complex="normal"/>
    </style:style>
    <style:style style:name="P34" style:family="paragraph" style:parent-style-name="Preformatted_20_Text">
      <style:text-properties fo:color="#000000" fo:font-weight="normal" fo:background-color="#dbdbdb" style:font-weight-asian="normal" style:font-weight-complex="normal"/>
    </style:style>
    <style:style style:name="P35" style:family="paragraph" style:parent-style-name="Preformatted_20_Text">
      <style:text-properties fo:color="#ff0000"/>
    </style:style>
    <style:style style:name="P36" style:family="paragraph" style:parent-style-name="Preformatted_20_Text">
      <style:paragraph-properties fo:text-align="start" style:justify-single-word="false"/>
      <style:text-properties fo:font-size="12pt" style:font-size-asian="12pt" style:font-size-complex="12pt"/>
    </style:style>
    <style:style style:name="P37" style:family="paragraph" style:parent-style-name="Preformatted_20_Text">
      <style:text-properties fo:color="#00ae00"/>
    </style:style>
    <style:style style:name="P38" style:family="paragraph" style:parent-style-name="Preformatted_20_Text">
      <style:text-properties fo:background-color="#ccccff"/>
    </style:style>
    <style:style style:name="P39" style:family="paragraph" style:parent-style-name="Preformatted_20_Text">
      <style:text-properties fo:font-weight="normal" style:font-weight-asian="normal" style:font-weight-complex="normal"/>
    </style:style>
    <style:style style:name="P40" style:family="paragraph" style:parent-style-name="Preformatted_20_Text">
      <style:text-properties fo:font-weight="bold" style:font-weight-asian="bold" style:font-weight-complex="bold"/>
    </style:style>
    <style:style style:name="P41" style:family="paragraph" style:parent-style-name="Preformatted_20_Text">
      <style:paragraph-properties fo:margin-top="0in" fo:margin-bottom="0.1965in"/>
    </style:style>
    <style:style style:name="P42" style:family="paragraph" style:parent-style-name="Preformatted_20_Text">
      <style:paragraph-properties fo:margin-top="0in" fo:margin-bottom="0.1965in"/>
      <style:text-properties fo:color="#000000"/>
    </style:style>
    <style:style style:name="P43" style:family="paragraph" style:parent-style-name="Preformatted_20_Text">
      <style:paragraph-properties fo:margin-top="0in" fo:margin-bottom="0.1965in"/>
      <style:text-properties fo:color="#000000" fo:font-weight="normal" style:font-weight-asian="normal" style:font-weight-complex="normal"/>
    </style:style>
    <style:style style:name="P44"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5" style:family="paragraph" style:parent-style-name="Preformatted_20_Text">
      <style:paragraph-properties fo:margin-top="0in" fo:margin-bottom="0.1965in"/>
      <style:text-properties fo:color="#0099ff" fo:font-weight="bold" fo:background-color="#dbdbdb"/>
    </style:style>
    <style:style style:name="P46"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47" style:family="paragraph" style:parent-style-name="Standard">
      <style:paragraph-properties fo:background-color="transparent">
        <style:background-image/>
      </style:paragraph-properties>
      <style:text-properties fo:color="#000000" fo:background-color="transparent"/>
    </style:style>
    <style:style style:name="P48" style:family="paragraph" style:parent-style-name="Heading_20_4">
      <style:text-properties fo:color="#000000"/>
    </style:style>
    <style:style style:name="P49" style:family="paragraph" style:parent-style-name="Table_20_Contents">
      <style:text-properties fo:font-size="11pt" style:font-size-asian="11pt" style:font-size-complex="11pt"/>
    </style:style>
    <style:style style:name="P50" style:family="paragraph" style:parent-style-name="Table_20_Contents">
      <style:paragraph-properties fo:text-align="start" style:justify-single-word="false"/>
      <style:text-properties fo:font-size="11pt" style:font-size-asian="11pt" style:font-size-complex="11pt"/>
    </style:style>
    <style:style style:name="P51" style:family="paragraph" style:parent-style-name="Preformatted_20_Text">
      <style:paragraph-properties fo:margin-left="-0.0083in" fo:margin-right="0in" fo:text-indent="0in" style:auto-text-indent="false"/>
      <style:text-properties fo:background-color="#ccccff"/>
    </style:style>
    <style:style style:name="P52" style:family="paragraph" style:parent-style-name="Text_20_body">
      <style:paragraph-properties fo:text-align="center" style:justify-single-word="false"/>
    </style:style>
    <style:style style:name="P53" style:family="paragraph" style:parent-style-name="Text_20_body">
      <style:text-properties fo:font-weight="normal" style:font-weight-asian="normal" style:font-weight-complex="normal"/>
    </style:style>
    <style:style style:name="P54" style:family="paragraph" style:parent-style-name="Text_20_body">
      <style:text-properties fo:color="#000000"/>
    </style:style>
    <style:style style:name="P55" style:family="paragraph" style:parent-style-name="Text_20_body">
      <style:paragraph-properties fo:margin-left="0.3083in" fo:margin-right="0in" fo:text-indent="0in" style:auto-text-indent="false"/>
    </style:style>
    <style:style style:name="P56" style:family="paragraph" style:parent-style-name="Text_20_body">
      <style:paragraph-properties fo:margin-left="0.3in" fo:margin-right="0in" fo:text-indent="0in" style:auto-text-indent="false"/>
    </style:style>
    <style:style style:name="P57" style:family="paragraph" style:parent-style-name="Text_20_body">
      <style:paragraph-properties fo:margin-left="0.3in" fo:margin-right="0in" fo:text-indent="0in" style:auto-text-indent="false"/>
      <style:text-properties fo:font-weight="bold" style:font-weight-asian="bold" style:font-weight-complex="bold"/>
    </style:style>
    <style:style style:name="P58" style:family="paragraph" style:parent-style-name="Text_20_body">
      <style:paragraph-properties fo:margin-left="0.3in" fo:margin-right="0in" fo:text-indent="0in" style:auto-text-indent="false"/>
      <style:text-properties fo:color="#0000ff"/>
    </style:style>
    <style:style style:name="P59" style:family="paragraph" style:parent-style-name="Text_20_body">
      <style:paragraph-properties fo:margin-left="0.2835in" fo:margin-right="0in" fo:text-indent="0in" style:auto-text-indent="false"/>
      <style:text-properties fo:color="#0000ff"/>
    </style:style>
    <style:style style:name="P60" style:family="paragraph" style:parent-style-name="Text_20_body">
      <style:paragraph-properties fo:margin-left="0.7665in" fo:margin-right="0in" fo:text-indent="-0.4583in" style:auto-text-indent="false">
        <style:tab-stops/>
      </style:paragraph-properties>
    </style:style>
    <style:style style:name="P61" style:family="paragraph" style:parent-style-name="Text_20_body">
      <style:paragraph-properties fo:margin-left="0.7917in" fo:margin-right="0in" fo:text-indent="-0.4917in" style:auto-text-indent="false">
        <style:tab-stops/>
      </style:paragraph-properties>
    </style:style>
    <style:style style:name="P62" style:family="paragraph" style:parent-style-name="Text_20_body">
      <style:paragraph-properties fo:margin-left="0.8083in" fo:margin-right="0in" fo:text-indent="-0.5in" style:auto-text-indent="false">
        <style:tab-stops/>
      </style:paragraph-properties>
    </style:style>
    <style:style style:name="P63" style:family="paragraph" style:parent-style-name="Text_20_body">
      <style:paragraph-properties fo:margin-left="0.6083in" fo:margin-right="0in" fo:text-indent="-0.3752in" style:auto-text-indent="false">
        <style:tab-stops/>
      </style:paragraph-properties>
    </style:style>
    <style:style style:name="P64" style:family="paragraph" style:parent-style-name="Contents_20_2">
      <style:paragraph-properties>
        <style:tab-stops>
          <style:tab-stop style:position="6.7283in" style:type="right" style:leader-style="dotted" style:leader-text="."/>
        </style:tab-stops>
      </style:paragraph-properties>
    </style:style>
    <style:style style:name="P65" style:family="paragraph" style:parent-style-name="Contents_20_1">
      <style:paragraph-properties>
        <style:tab-stops>
          <style:tab-stop style:position="6.9252in" style:type="right" style:leader-style="dotted" style:leader-text="."/>
        </style:tab-stops>
      </style:paragraph-properties>
    </style:style>
    <style:style style:name="P66" style:family="paragraph" style:parent-style-name="Contents_20_3">
      <style:paragraph-properties>
        <style:tab-stops>
          <style:tab-stop style:position="6.5319in" style:type="right" style:leader-style="dotted" style:leader-text="."/>
        </style:tab-stops>
      </style:paragraph-properties>
    </style:style>
    <style:style style:name="P67" style:family="paragraph" style:parent-style-name="Contents_20_4">
      <style:paragraph-properties>
        <style:tab-stops>
          <style:tab-stop style:position="6.3354in" style:type="right" style:leader-style="dotted" style:leader-text="."/>
        </style:tab-stops>
      </style:paragraph-properties>
    </style:style>
    <style:style style:name="P68" style:family="paragraph" style:parent-style-name="Preformatted_20_Text">
      <style:text-properties fo:color="#00ae00"/>
    </style:style>
    <style:style style:name="P69" style:family="paragraph" style:parent-style-name="Preformatted_20_Text">
      <style:text-properties fo:color="#000000" fo:background-color="#dbdbdb"/>
    </style:style>
    <style:style style:name="P70" style:family="paragraph" style:parent-style-name="Preformatted_20_Text">
      <style:text-properties fo:color="#0000ff"/>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fo:color="#000000" fo:background-color="#dbdbdb"/>
    </style:style>
    <style:style style:name="T14" style:family="text">
      <style:text-properties style:font-name="Bitstream Vera Serif" fo:font-size="12pt" style:font-name-asian="Bitstream Vera Serif" style:font-size-asian="12pt" style:font-name-complex="Bitstream Vera Serif" style:font-size-complex="12pt"/>
    </style:style>
    <style:style style:name="T15" style:family="text">
      <style:text-properties style:font-name="Times New Roman" fo:font-size="12pt" style:font-name-asian="Bitstream Vera Serif" style:font-size-asian="12pt" style:font-name-complex="Bitstream Vera Serif" style:font-size-complex="12pt"/>
    </style:style>
    <style:style style:name="T16" style:family="text">
      <style:text-properties fo:color="#0099ff"/>
    </style:style>
    <style:style style:name="T17" style:family="text">
      <style:text-properties fo:color="#0099ff" fo:font-weight="bold"/>
    </style:style>
    <style:style style:name="T18" style:family="text">
      <style:text-properties fo:background-color="#dbdbdb"/>
    </style:style>
    <style:style style:name="T19" style:family="text">
      <style:text-properties fo:color="#009966" fo:font-weight="bold"/>
    </style:style>
    <style:style style:name="T20" style:family="text">
      <style:text-properties fo:color="#ff00cc"/>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background-color="transparent"/>
    </style:style>
    <style:style style:name="T24" style:family="text">
      <style:text-properties fo:color="#0000ff" fo:font-weight="normal" style:font-weight-asian="normal" style:font-weight-complex="normal"/>
    </style:style>
    <style:style style:name="T25" style:family="text">
      <style:text-properties fo:color="#0000ff" fo:font-weight="bold" style:font-weight-asian="bold" style:font-weight-complex="bold"/>
    </style:style>
    <style:style style:name="T26" style:family="text">
      <style:text-properties fo:color="#0000ff" fo:background-color="#e7e7ff"/>
    </style:style>
    <style:style style:name="T27" style:family="text">
      <style:text-properties fo:color="#0000ff" fo:background-color="#ffffff"/>
    </style:style>
    <style:style style:name="T28" style:family="text">
      <style:text-properties fo:color="#cc0000"/>
    </style:style>
    <style:style style:name="T29" style:family="text">
      <style:text-properties fo:color="#9966ff"/>
    </style:style>
    <style:style style:name="T30" style:family="text">
      <style:text-properties fo:color="#0000cc" fo:background-color="#e7e7ff"/>
    </style:style>
    <style:style style:name="T31" style:family="text">
      <style:text-properties fo:color="#0000cc" fo:font-weight="normal" fo:background-color="#e7e7ff" style:font-weight-asian="normal" style:font-weight-complex="normal"/>
    </style:style>
    <style:style style:name="T32" style:family="text">
      <style:text-properties fo:color="#0000cc" fo:font-weight="normal" fo:background-color="#dbdbdb" style:font-weight-asian="normal" style:font-weight-complex="normal"/>
    </style:style>
    <style:style style:name="T33" style:family="text">
      <style:text-properties fo:color="#0000cc" fo:background-color="#dbdbdb"/>
    </style:style>
    <style:style style:name="T34" style:family="text">
      <style:text-properties fo:color="#cc00cc"/>
    </style:style>
    <style:style style:name="T35" style:family="text">
      <style:text-properties fo:color="#008000" fo:font-weight="bold" style:font-weight-asian="bold" style:font-weight-complex="bold"/>
    </style:style>
    <style:style style:name="T36" style:family="text">
      <style:text-properties fo:color="#02b902"/>
    </style:style>
    <style:style style:name="T37" style:family="text">
      <style:text-properties fo:background-color="#ffffff"/>
    </style:style>
    <style:style style:name="T38" style:family="text">
      <style:text-properties fo:background-color="#e7e7ff"/>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5">1 Preface<text:tab/>9</text:p>
          <text:p text:style-name="P64">1.1 Dedication<text:tab/>9</text:p>
          <text:p text:style-name="P64">1.2 Acknowledgments<text:tab/>9</text:p>
          <text:p text:style-name="P64">1.3 Support Email List<text:tab/>9</text:p>
          <text:p text:style-name="P65">2 Introduction<text:tab/>10</text:p>
          <text:p text:style-name="P64">2.1 What Is A Super Scientific Calculator?<text:tab/>10</text:p>
          <text:p text:style-name="P64">2.2 What Is MathRider?<text:tab/>11</text:p>
          <text:p text:style-name="P64">2.3 What Inspired The Creation Of Mathrider?<text:tab/>12</text:p>
          <text:p text:style-name="P65">3 Downloading And Installing MathRider<text:tab/>14</text:p>
          <text:p text:style-name="P64">3.1 Installing Sun's Java Implementation<text:tab/>14</text:p>
          <text:p text:style-name="P66">3.1.1 Installing Java On A Windows PC<text:tab/>14</text:p>
          <text:p text:style-name="P66">3.1.2 Installing Java On A Macintosh<text:tab/>14</text:p>
          <text:p text:style-name="P66">3.1.3 Installing Java On A Linux PC<text:tab/>14</text:p>
          <text:p text:style-name="P64">3.2 Downloading And Extracting<text:tab/>15</text:p>
          <text:p text:style-name="P66">3.2.1 Extracting The Archive File For Windows Users<text:tab/>16</text:p>
          <text:p text:style-name="P66">3.2.2 Extracting The Archive File For Unix Users<text:tab/>16</text:p>
          <text:p text:style-name="P64">3.3 MathRider's Directory Structure And Execution Instructions<text:tab/>16</text:p>
          <text:p text:style-name="P66">3.3.1 Executing MathRider On Windows Systems<text:tab/>17</text:p>
          <text:p text:style-name="P66">3.3.2 Executing MathRider On Unix Systems<text:tab/>17</text:p>
          <text:p text:style-name="P67">3.3.2.1 MacOS X<text:tab/>17</text:p>
          <text:p text:style-name="P65">4 The Graphical User Interface<text:tab/>18</text:p>
          <text:p text:style-name="P64">4.1 Buffers And Text Areas<text:tab/>18</text:p>
          <text:p text:style-name="P64">4.2 The Gutter<text:tab/>18</text:p>
          <text:p text:style-name="P64">4.3 Menus<text:tab/>18</text:p>
          <text:p text:style-name="P66">4.3.1 File<text:tab/>19</text:p>
          <text:p text:style-name="P66">4.3.2 Edit<text:tab/>19</text:p>
          <text:p text:style-name="P66">4.3.3 Search<text:tab/>19</text:p>
          <text:p text:style-name="P66">4.3.4 Markers<text:tab/>20</text:p>
          <text:p text:style-name="P66">4.3.5 Folding<text:tab/>20</text:p>
          <text:p text:style-name="P66">4.3.6 View<text:tab/>20</text:p>
          <text:p text:style-name="P66">4.3.7 Utilities<text:tab/>20</text:p>
          <text:p text:style-name="P66">4.3.8 Macros<text:tab/>21</text:p>
          <text:p text:style-name="P66">4.3.9 Plugins<text:tab/>21</text:p>
          <text:p text:style-name="P66">4.3.10 Help<text:tab/>21</text:p>
          <text:p text:style-name="P64">4.4 The Toolbar<text:tab/>21</text:p>
          <text:p text:style-name="P65">5 MathRider's Plugin-Based Extension Mechanism<text:tab/>22</text:p>
          <text:p text:style-name="P64">5.1 What Is A Plugin?<text:tab/>22</text:p>
          <text:p text:style-name="P64"><text:soft-page-break/>5.2 Which Plugins Are Currently Included When MathRider Is Installed?<text:tab/>22</text:p>
          <text:p text:style-name="P64">5.3 What Kinds Of Plugins Are Possible?<text:tab/>23</text:p>
          <text:p text:style-name="P66">5.3.1 Plugins Based On Java Applets<text:tab/>23</text:p>
          <text:p text:style-name="P66">5.3.2 Plugins Based On Java Applications<text:tab/>23</text:p>
          <text:p text:style-name="P66">5.3.3 Plugins Which Talk To Native Applications<text:tab/>23</text:p>
          <text:p text:style-name="P65">6 Exploring The MathRider Application<text:tab/>24</text:p>
          <text:p text:style-name="P64">6.1 The Console<text:tab/>24</text:p>
          <text:p text:style-name="P64">6.2 MathPiper Program Files<text:tab/>24</text:p>
          <text:p text:style-name="P64">6.3 MathRider Worksheets<text:tab/>24</text:p>
          <text:p text:style-name="P64">6.4 Plugins<text:tab/>24</text:p>
          <text:p text:style-name="P65">7 MathPiper: A Computer Algebra System For Beginners<text:tab/>26</text:p>
          <text:p text:style-name="P64">7.1 Numeric Vs. Symbolic Computations<text:tab/>26</text:p>
          <text:p text:style-name="P66">7.1.1 Using The MathPiper Console As A Numeric (Scientific) Calculator<text:tab/>27</text:p>
          <text:p text:style-name="P67">7.1.1.1 Functions<text:tab/>28</text:p>
          <text:p text:style-name="P67">7.1.1.2 Accessing Previous Input And Results<text:tab/>29</text:p>
          <text:p text:style-name="P67">7.1.1.3 Syntax Errors<text:tab/>29</text:p>
          <text:p text:style-name="P66">7.1.2 Using The MathPiper Console As A Symbolic Calculator<text:tab/>30</text:p>
          <text:p text:style-name="P67">7.1.2.1 Variables<text:tab/>30</text:p>
          <text:p text:style-name="P65">8 The MathPiper Documentation Plugin<text:tab/>33</text:p>
          <text:p text:style-name="P64">8.1 Function List<text:tab/>33</text:p>
          <text:p text:style-name="P64">8.2 Mini Web Browser Interface<text:tab/>33</text:p>
          <text:p text:style-name="P65">9 Using MathRider As A Programmer's Text Editor<text:tab/>35</text:p>
          <text:p text:style-name="P64">9.1 Creating, Opening, And Saving Text Files<text:tab/>35</text:p>
          <text:p text:style-name="P64">9.2 Editing Files<text:tab/>35</text:p>
          <text:p text:style-name="P66">9.2.1 Rectangular Selection Mode<text:tab/>35</text:p>
          <text:p text:style-name="P64">9.3 File Modes<text:tab/>36</text:p>
          <text:p text:style-name="P64">9.4 Entering And Executing Stand Alone MathPiper Programs<text:tab/>36</text:p>
          <text:p text:style-name="P65">10 MathRider Worksheet Files<text:tab/>37</text:p>
          <text:p text:style-name="P64">10.1 Code Folds<text:tab/>37</text:p>
          <text:p text:style-name="P64">10.2 Fold Properties<text:tab/>38</text:p>
          <text:p text:style-name="P64">10.3 Currently Implemented Fold Types And Properties<text:tab/>39</text:p>
          <text:p text:style-name="P66">10.3.1 %geogebra &amp; %geogebra_xml.<text:tab/>39</text:p>
          <text:p text:style-name="P66">10.3.2 %hoteqn<text:tab/>42</text:p>
          <text:p text:style-name="P66">10.3.3 %mathpiper<text:tab/>44</text:p>
          <text:p text:style-name="P67">10.3.3.1 Plotting MathPiper Functions With GeoGebra<text:tab/>44</text:p>
          <text:p text:style-name="P67">10.3.3.2 Displaying MathPiper Expressions In Traditional Form With HotEqn<text:tab/>45</text:p>
          <text:p text:style-name="P66">10.3.4 %output<text:tab/>46</text:p>
          <text:p text:style-name="P66">10.3.5 %error<text:tab/>46</text:p>
          <text:p text:style-name="P66">10.3.6 %html<text:tab/>46</text:p>
          <text:p text:style-name="P66"><text:soft-page-break/>10.3.7 %beanshell<text:tab/>48</text:p>
          <text:p text:style-name="P64">10.4 Automatically Inserting Folds<text:tab/>48</text:p>
          <text:p text:style-name="P65">11 MathPiper Programming Fundamentals<text:tab/>49</text:p>
          <text:p text:style-name="P64">11.1 Values and Expressions<text:tab/>49</text:p>
          <text:p text:style-name="P64">11.2 Operators<text:tab/>49</text:p>
          <text:p text:style-name="P64">11.3 Operator Precedence<text:tab/>50</text:p>
          <text:p text:style-name="P64">11.4 Changing The Order Of Operations In An Expression<text:tab/>51</text:p>
          <text:p text:style-name="P64">11.5 Variables<text:tab/>52</text:p>
          <text:p text:style-name="P64">11.6 Functions &amp; Function Names<text:tab/>53</text:p>
          <text:p text:style-name="P64">11.7 Functions That Produce Side Effects<text:tab/>54</text:p>
          <text:p text:style-name="P66">11.7.1 The Echo() and Write() Functions<text:tab/>54</text:p>
          <text:p text:style-name="P67">11.7.1.1 Echo()<text:tab/>54</text:p>
          <text:p text:style-name="P67">11.7.1.2 Write()<text:tab/>56</text:p>
          <text:p text:style-name="P64">11.8 Expressions Are Separated By Semicolons<text:tab/>57</text:p>
          <text:p text:style-name="P64">11.9 Strings<text:tab/>58</text:p>
          <text:p text:style-name="P64">11.10 Comments<text:tab/>59</text:p>
          <text:p text:style-name="P64">11.11 Conditional Operators<text:tab/>60</text:p>
          <text:p text:style-name="P64">11.12 Making Decisions With The If() Function &amp; Predicate Expressions<text:tab/>63</text:p>
          <text:p text:style-name="P64">11.13 The And(), Or(), &amp; Not() Boolean Functions &amp; Infix Notation<text:tab/>65</text:p>
          <text:p text:style-name="P66">11.13.1 And()<text:tab/>65</text:p>
          <text:p text:style-name="P66">11.13.2 Or()<text:tab/>66</text:p>
          <text:p text:style-name="P66">11.13.3 Not() &amp; Prefix Notation<text:tab/>68</text:p>
          <text:p text:style-name="P64">11.14 The While() Looping Function &amp; Bodied Notation<text:tab/>69</text:p>
          <text:p text:style-name="P64">11.15 Long-Running Loops, Infinite Loops, &amp; Interrupting Execution<text:tab/>73</text:p>
          <text:p text:style-name="P64">11.16 Predicate Functions<text:tab/>74</text:p>
          <text:p text:style-name="P64">11.17 Lists: Values That Hold Sequences Of Expressions<text:tab/>75</text:p>
          <text:p text:style-name="P66">11.17.1 Using While() Loops With Lists <text:tab/>76</text:p>
          <text:p text:style-name="P66">11.17.2 The ForEach() Looping Function<text:tab/>78</text:p>
          <text:p text:style-name="P66">11.17.3 Functions &amp; Operators Which Loop Internally To Process Lists<text:tab/>79</text:p>
          <text:p text:style-name="P67">11.17.3.1 TableForm()<text:tab/>79</text:p>
          <text:p text:style-name="P67">11.17.3.2 The .. Range Operator<text:tab/>79</text:p>
          <text:p text:style-name="P67">11.17.3.3 Contains()<text:tab/>80</text:p>
          <text:p text:style-name="P67">11.17.3.4 Find()<text:tab/>80</text:p>
          <text:p text:style-name="P67">11.17.3.5 Count()<text:tab/>81</text:p>
          <text:p text:style-name="P67">11.17.3.6 Select()<text:tab/>81</text:p>
          <text:p text:style-name="P67">11.17.3.7 The Nth() Function &amp; The [] Operator<text:tab/>82</text:p>
          <text:p text:style-name="P67">11.17.3.8 Append() &amp; Nondestructive List Operations<text:tab/>82</text:p>
          <text:p text:style-name="P67">11.17.3.9 The : Prepend Operator<text:tab/>83</text:p>
          <text:p text:style-name="P67">11.17.3.10 Concat()<text:tab/>83</text:p>
          <text:p text:style-name="P67">11.17.3.11 Insert(), Delete(), &amp; Replace()<text:tab/>84</text:p>
          <text:p text:style-name="P67">11.17.3.12 Take() <text:tab/>84</text:p>
          <text:p text:style-name="P67">11.17.3.13 Drop()<text:tab/>85</text:p>
          <text:p text:style-name="P67"><text:soft-page-break/>11.17.3.14 FillList()<text:tab/>86</text:p>
          <text:p text:style-name="P67">11.17.3.15 RemoveDuplicates()<text:tab/>86</text:p>
          <text:p text:style-name="P67">11.17.3.16 Reverse()<text:tab/>86</text:p>
          <text:p text:style-name="P67">11.17.3.17 Partition()<text:tab/>87</text:p>
          <text:p text:style-name="P64">11.18 Functions That Work With Integers<text:tab/>87</text:p>
          <text:p text:style-name="P66">11.18.1 RandomIntegerVector()<text:tab/>87</text:p>
          <text:p text:style-name="P66">11.18.2 Max() &amp; Min()<text:tab/>88</text:p>
          <text:p text:style-name="P66">11.18.3 Div() &amp; Mod()<text:tab/>89</text:p>
          <text:p text:style-name="P66">11.18.4 Gcd()<text:tab/>89</text:p>
          <text:p text:style-name="P66">11.18.5 Lcm()<text:tab/>90</text:p>
          <text:p text:style-name="P66">11.18.6 Add()<text:tab/>90</text:p>
          <text:p text:style-name="P66">11.18.7 Factorize()<text:tab/>91</text:p>
          <text:p text:style-name="P64">11.19 User Defined Functions<text:tab/>91</text:p>
          <text:p text:style-name="P66">11.19.1 Global Variables, Local Variables, &amp; Local()<text:tab/>93</text:p>
          <text:p text:style-name="P64">11.20 Applying Functions To List Members<text:tab/>94</text:p>
          <text:p text:style-name="P66">11.20.1 Table() <text:tab/>94</text:p>
          <text:p text:style-name="P65">12 Miscellaneous Topics<text:tab/>96</text:p>
          <text:p text:style-name="P64">12.1 Errors<text:tab/>96</text:p>
          <text:p text:style-name="P64">12.2 Style Guide For Expressions<text:tab/>96</text:p>
          <text:p text:style-name="P64">12.3 Built-in Constants<text:tab/>96</text:p>
          <text:p text:style-name="P64">12.4 Roots<text:tab/>96</text:p>
          <text:p text:style-name="P64">12.5 Symbolic Expressions &amp; Simplify()<text:tab/>97</text:p>
          <text:p text:style-name="P66">12.5.1 Expanding And Factoring<text:tab/>97</text:p>
          <text:p text:style-name="P66">12.5.2 Miscellaneous Symbolic Expression Examples<text:tab/>98</text:p>
          <text:p text:style-name="P64">12.6 Symbolic Equations and The solve() Function<text:tab/>98</text:p>
          <text:p text:style-name="P64">12.7 Finding Roots Graphically And Numerically With The find_root() Method<text:tab/>99</text:p>
          <text:p text:style-name="P64">12.8 Displaying Mathematical Objects In Traditional Form<text:tab/>100</text:p>
          <text:p text:style-name="P64">12.9 LaTeX Is Used To Display Objects In Traditional Mathematics Form<text:tab/>100</text:p>
          <text:p text:style-name="P64">12.10 Sets<text:tab/>101</text:p>
          <text:p text:style-name="P65">13 2D Plotting<text:tab/>103</text:p>
          <text:p text:style-name="P65">14 High School Math Problems (most of the problems are still in development)<text:tab/>104</text:p>
          <text:p text:style-name="P64">14.1 Pre-Algebra<text:tab/>104</text:p>
          <text:p text:style-name="P66">14.1.1 Equations<text:tab/>104</text:p>
          <text:p text:style-name="P66">14.1.2 Expressions<text:tab/>104</text:p>
          <text:p text:style-name="P66">14.1.3 Geometry<text:tab/>104</text:p>
          <text:p text:style-name="P66">14.1.4 Inequalities<text:tab/>104</text:p>
          <text:p text:style-name="P66">14.1.5 Linear Functions<text:tab/>104</text:p>
          <text:p text:style-name="P66">14.1.6 Measurement<text:tab/>104</text:p>
          <text:p text:style-name="P66">14.1.7 Nonlinear Functions<text:tab/>105</text:p>
          <text:p text:style-name="P66"><text:soft-page-break/>14.1.8 Number Sense And Operations<text:tab/>105</text:p>
          <text:p text:style-name="P67">14.1.8.1 Express an integer fraction in lowest terms<text:tab/>105</text:p>
          <text:p text:style-name="P66">14.1.9 Polynomial Functions<text:tab/>106</text:p>
          <text:p text:style-name="P64">14.2 Algebra<text:tab/>106</text:p>
          <text:p text:style-name="P66">14.2.1 Absolute Value Functions<text:tab/>106</text:p>
          <text:p text:style-name="P66">14.2.2 Complex Numbers<text:tab/>106</text:p>
          <text:p text:style-name="P66">14.2.3 Composite Functions<text:tab/>106</text:p>
          <text:p text:style-name="P66">14.2.4 Conics<text:tab/>106</text:p>
          <text:p text:style-name="P66">14.2.5 Data Analysis<text:tab/>107</text:p>
          <text:p text:style-name="P66">14.2.6 Discrete Mathematics <text:tab/>107</text:p>
          <text:p text:style-name="P66">14.2.7 Equations<text:tab/>107</text:p>
          <text:p text:style-name="P67">14.2.7.1 Express a symbolic fraction in lowest terms<text:tab/>107</text:p>
          <text:p text:style-name="P67">14.2.7.2 Determine the product of two symbolic fractions<text:tab/>109</text:p>
          <text:p text:style-name="P67">14.2.7.3 Solve a linear equation for x<text:tab/>109</text:p>
          <text:p text:style-name="P67">14.2.7.4 Solve a linear equation which has fractions<text:tab/>110</text:p>
          <text:p text:style-name="P66">14.2.8 Exponential Functions<text:tab/>112</text:p>
          <text:p text:style-name="P66">14.2.9 Exponents<text:tab/>112</text:p>
          <text:p text:style-name="P66">14.2.10 Expressions<text:tab/>112</text:p>
          <text:p text:style-name="P66">14.2.11 Inequalities<text:tab/>112</text:p>
          <text:p text:style-name="P66">14.2.12 Inverse Functions<text:tab/>112</text:p>
          <text:p text:style-name="P66">14.2.13 Linear Equations And Functions<text:tab/>112</text:p>
          <text:p text:style-name="P66">14.2.14 Linear Programming<text:tab/>112</text:p>
          <text:p text:style-name="P66">14.2.15 Logarithmic Functions<text:tab/>113</text:p>
          <text:p text:style-name="P66">14.2.16 Logistic Functions<text:tab/>113</text:p>
          <text:p text:style-name="P66">14.2.17 Matrices<text:tab/>113</text:p>
          <text:p text:style-name="P66">14.2.18 Parametric Equations<text:tab/>113</text:p>
          <text:p text:style-name="P66">14.2.19 Piecewise Functions<text:tab/>113</text:p>
          <text:p text:style-name="P66">14.2.20 Polynomial Functions<text:tab/>113</text:p>
          <text:p text:style-name="P66">14.2.21 Power Functions<text:tab/>113</text:p>
          <text:p text:style-name="P66">14.2.22 Quadratic Functions<text:tab/>114</text:p>
          <text:p text:style-name="P66">14.2.23 Radical Functions<text:tab/>114</text:p>
          <text:p text:style-name="P66">14.2.24 Rational Functions<text:tab/>114</text:p>
          <text:p text:style-name="P66">14.2.25 Sequences<text:tab/>114</text:p>
          <text:p text:style-name="P66">14.2.26 Series<text:tab/>114</text:p>
          <text:p text:style-name="P66">14.2.27 Systems of Equations<text:tab/>114</text:p>
          <text:p text:style-name="P66">14.2.28 Transformations<text:tab/>114</text:p>
          <text:p text:style-name="P66">14.2.29 Trigonometric Functions<text:tab/>114</text:p>
          <text:p text:style-name="P64">14.3 Precalculus And Trigonometry<text:tab/>115</text:p>
          <text:p text:style-name="P66">14.3.1 Binomial Theorem<text:tab/>115</text:p>
          <text:p text:style-name="P66">14.3.2 Complex Numbers<text:tab/>115</text:p>
          <text:p text:style-name="P66">14.3.3 Composite Functions<text:tab/>115</text:p>
          <text:p text:style-name="P66">14.3.4 Conics<text:tab/>115</text:p>
          <text:p text:style-name="P66"><text:soft-page-break/>14.3.5 Data Analysis<text:tab/>115</text:p>
          <text:p text:style-name="P66">14.3.6 Discrete Mathematics<text:tab/>115</text:p>
          <text:p text:style-name="P66">14.3.7 Equations<text:tab/>115</text:p>
          <text:p text:style-name="P66">14.3.8 Exponential Functions<text:tab/>116</text:p>
          <text:p text:style-name="P66">14.3.9 Inverse Functions<text:tab/>116</text:p>
          <text:p text:style-name="P66">14.3.10 Logarithmic Functions<text:tab/>116</text:p>
          <text:p text:style-name="P66">14.3.11 Logistic Functions<text:tab/>116</text:p>
          <text:p text:style-name="P66">14.3.12 Matrices And Matrix Algebra<text:tab/>116</text:p>
          <text:p text:style-name="P66">14.3.13 Mathematical Analysis<text:tab/>116</text:p>
          <text:p text:style-name="P66">14.3.14 Parametric Equations<text:tab/>116</text:p>
          <text:p text:style-name="P66">14.3.15 Piecewise Functions<text:tab/>117</text:p>
          <text:p text:style-name="P66">14.3.16 Polar Equations<text:tab/>117</text:p>
          <text:p text:style-name="P66">14.3.17 Polynomial Functions<text:tab/>117</text:p>
          <text:p text:style-name="P66">14.3.18 Power Functions<text:tab/>117</text:p>
          <text:p text:style-name="P66">14.3.19 Quadratic Functions<text:tab/>117</text:p>
          <text:p text:style-name="P66">14.3.20 Radical Functions<text:tab/>117</text:p>
          <text:p text:style-name="P66">14.3.21 Rational Functions<text:tab/>117</text:p>
          <text:p text:style-name="P66">14.3.22 Real Numbers<text:tab/>117</text:p>
          <text:p text:style-name="P66">14.3.23 Sequences<text:tab/>118</text:p>
          <text:p text:style-name="P66">14.3.24 Series<text:tab/>118</text:p>
          <text:p text:style-name="P66">14.3.25 Sets<text:tab/>118</text:p>
          <text:p text:style-name="P66">14.3.26 Systems of Equations<text:tab/>118</text:p>
          <text:p text:style-name="P66">14.3.27 Transformations<text:tab/>118</text:p>
          <text:p text:style-name="P66">14.3.28 Trigonometric Functions<text:tab/>118</text:p>
          <text:p text:style-name="P66">14.3.29 Vectors<text:tab/>118</text:p>
          <text:p text:style-name="P64">14.4 Calculus<text:tab/>118</text:p>
          <text:p text:style-name="P66">14.4.1 Derivatives<text:tab/>119</text:p>
          <text:p text:style-name="P66">14.4.2 Integrals<text:tab/>119</text:p>
          <text:p text:style-name="P66">14.4.3 Limits<text:tab/>119</text:p>
          <text:p text:style-name="P66">14.4.4 Polynomial Approximations And Series<text:tab/>119</text:p>
          <text:p text:style-name="P64">14.5 Statistics<text:tab/>119</text:p>
          <text:p text:style-name="P66">14.5.1 Data Analysis<text:tab/>119</text:p>
          <text:p text:style-name="P66">14.5.2 Inferential Statistics<text:tab/>119</text:p>
          <text:p text:style-name="P66">14.5.3 Normal Distributions<text:tab/>119</text:p>
          <text:p text:style-name="P66">14.5.4 One Variable Analysis<text:tab/>120</text:p>
          <text:p text:style-name="P66">14.5.5 Probability And Simulation<text:tab/>120</text:p>
          <text:p text:style-name="P66">14.5.6 Two Variable Analysis<text:tab/>120</text:p>
          <text:p text:style-name="P65">15 High School Science Problems<text:tab/>121</text:p>
          <text:p text:style-name="P64">15.1 Physics<text:tab/>121</text:p>
          <text:p text:style-name="P66">15.1.1 Atomic Physics<text:tab/>121</text:p>
          <text:p text:style-name="P66">15.1.2 Circular Motion<text:tab/>121</text:p>
          <text:p text:style-name="P66">15.1.3 Dynamics<text:tab/>121</text:p>
          <text:p text:style-name="P66"><text:soft-page-break/>15.1.4 Electricity And Magnetism<text:tab/>121</text:p>
          <text:p text:style-name="P66">15.1.5 Fluids<text:tab/>121</text:p>
          <text:p text:style-name="P66">15.1.6 Kinematics<text:tab/>121</text:p>
          <text:p text:style-name="P66">15.1.7 Light<text:tab/>122</text:p>
          <text:p text:style-name="P66">15.1.8 Optics<text:tab/>122</text:p>
          <text:p text:style-name="P66">15.1.9 Relativity<text:tab/>122</text:p>
          <text:p text:style-name="P66">15.1.10 Rotational Motion<text:tab/>122</text:p>
          <text:p text:style-name="P66">15.1.11 Sound<text:tab/>122</text:p>
          <text:p text:style-name="P66">15.1.12 Waves<text:tab/>122</text:p>
          <text:p text:style-name="P66">15.1.13 Thermodynamics<text:tab/>122</text:p>
          <text:p text:style-name="P66">15.1.14 Work<text:tab/>122</text:p>
          <text:p text:style-name="P66">15.1.15 Energy<text:tab/>123</text:p>
          <text:p text:style-name="P66">15.1.16 Momentum<text:tab/>123</text:p>
          <text:p text:style-name="P66">15.1.17 Boiling<text:tab/>123</text:p>
          <text:p text:style-name="P66">15.1.18 Buoyancy<text:tab/>123</text:p>
          <text:p text:style-name="P66">15.1.19 Convection<text:tab/>123</text:p>
          <text:p text:style-name="P66">15.1.20 Density<text:tab/>123</text:p>
          <text:p text:style-name="P66">15.1.21 Diffusion<text:tab/>123</text:p>
          <text:p text:style-name="P66">15.1.22 Freezing<text:tab/>124</text:p>
          <text:p text:style-name="P66">15.1.23 Friction<text:tab/>124</text:p>
          <text:p text:style-name="P66">15.1.24 Heat Transfer<text:tab/>124</text:p>
          <text:p text:style-name="P66">15.1.25 Insulation<text:tab/>124</text:p>
          <text:p text:style-name="P66">15.1.26 Newton's Laws<text:tab/>124</text:p>
          <text:p text:style-name="P66">15.1.27 Pressure<text:tab/>124</text:p>
          <text:p text:style-name="P66">15.1.28 Pulleys<text:tab/>124</text:p>
        </text:index-body>
      </text:table-of-content>
      <text:p text:style-name="Standard"/>
      <text:h text:style-name="P14"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55">Susan Addington</text:p>
      <text:p text:style-name="P55">Matthew Moelter </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3" text:outline-level="1">Introduction</text:h>
      <text:p text:style-name="Text_20_body">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Text_20_body">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Text_20_body">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2"><draw:frame draw:style-name="fr11" draw:name="Object1" text:anchor-type="as-char" svg:width="1.4689in" svg:height="0.5244in" draw:z-index="15"><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52">a = x^2 + 4*h*x + 3/7</text:p>
      <text:p text:style-name="Text_20_body"><text:soft-page-break/>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Text_20_body">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8">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8">MathRider Customizer</text:p>
          </table:table-cell>
          <table:table-cell table:style-name="Table1.B2" office:value-type="string">
            <text:p text:style-name="P18">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6">1) Math is a lot easier to pick up after you know how to program. In fact, if you're a halfway decent programmer, you'll find it's almost a snap.</text:p>
      <text:p text:style-name="P16">2) They teach math all wrong in school. Way, WAY wrong. If you teach yourself math the right way, you'll learn faster, remember it longer, and it'll be much more valuable to you as a programmer.</text:p>
      <text:p text:style-name="P16">3) The right way to learn math is breadth-first, not depth-first. You need to survey the space, learn the names of things, figure out what's what.</text:p>
      <text:p text:style-name="P16"><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6"><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55"><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text:soft-page-break/>sophisticated GUI-based Java programs on a non-Sun version of Java usually does not work. <text:s/>In order to check to see what version of Java you have installed (if any), execute the following command in a shell (MathRider needs at least Java 5):</text:p>
      <text:p text:style-name="P16">java -version</text:p>
      <text:p text:style-name="Text_20_body"/>
      <text:p text:style-name="Text_20_body">Currently, the MathRider project has the following two options for people who need to install Sun's Java:</text:p>
      <text:p text:style-name="P16">1) Locate the Java documentation for your Linux distribution and carefully follow the instructions provided for installing Sun's Java on your system. </text:p>
      <text:p text:style-name="P16">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6"><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h text:style-name="Heading_20_3" text:outline-level="3"><text:soft-page-break/>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56">tar -xvjf &lt;name of archive file&gt;</text:p>
      <text:p text:style-name="Text_20_body">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text:soft-page-break/></text:p>
      <text:p text:style-name="Text_20_body"><text:span text:style-name="T25">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19">Open the <text:span text:style-name="T6">mathrider</text:span> folder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55">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56">cd <text:s text:c="2"/>/Applications/mathrider</text:p>
      <text:p text:style-name="Text_20_body">Run mathrider by typing:</text:p>
      <text:p text:style-name="P56">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text:soft-page-break/>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text:soft-page-break/>Markers</text:h>
      <text:p text:style-name="Text_20_body">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Text_20_body">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3" text:outline-level="3">View</text:h>
      <text:p text:style-name="Text_20_body">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Text_20_body">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Text_20_body">The <text:span text:style-name="T6">Scrolling</text:span> sub-menu contains actions for scrolling a text area.</text:p>
      <text:p text:style-name="Text_20_body">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Text_20_body">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Text_20_body">The utilities menu contains a significant number of actions, some that are useful to beginners and others that are meant for experts. <text:s/>The two actions that are <text:soft-page-break/>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Text_20_body">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Text_20_body">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Text_20_body">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Most of MathRider's significant power and flexibility are derived from its plugin-based extension mechanism (which it inherits from its jEdit "heart").</text:p>
      <text:h text:style-name="P20" text:outline-level="2">Which Plugins Are Currently Included When MathRider Is Installed?</text:h>
      <text:p text:style-name="Text_20_body"><text:span text:style-name="T6">Code2HTML</text:span> - Converts a text area into HTML format (complete with syntax highlighting) so it can be published on the web. </text:p>
      <text:p text:style-name="Text_20_body"><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6">Calculator</text:span> - An RPN (Reverse Polish Notation) calculator.</text:p>
      <text:p text:style-name="Text_20_body"><text:span text:style-name="T6">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6">GeoGebra</text:span> - Interactive geometry software. <text:s/>MathRider also uses it as an interactive plotting package.</text:p>
      <text:p text:style-name="Text_20_body"><text:span text:style-name="T6">HotEqn</text:span> - Renders <text:a xlink:type="simple" xlink:href="#12.13.LaTeX Is Used To Display Objects In Traditional Mathematics Form|outline">LaTeX</text:a> code.</text:p>
      <text:p text:style-name="Text_20_body"><text:span text:style-name="T6">MathPiper</text:span> - A computer algebra system that is suitable for beginners.</text:p>
      <text:p text:style-name="Text_20_body"><text:span text:style-name="T6">LaTeX Tools</text:span> - Tools to help automate LaTeX editing tasks.</text:p>
      <text:p text:style-name="Text_20_body"><text:span text:style-name="T6">Project Viewer</text:span> - Allows groups of files to be defined as projects.</text:p>
      <text:p text:style-name="Text_20_body"><text:span text:style-name="T6">QuickNotepad</text:span> - A persistent text area which notes can be entered into.</text:p>
      <text:p text:style-name="Text_20_body"><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6">MathPiperDocs</text:span> - Documentation for MathPiper which can be navigated using a simple browser interface.</text:p>
      <text:h text:style-name="P21" text:outline-level="2"><text:soft-page-break/>What Kinds Of Plugins Are Possible?</text:h>
      <text:p text:style-name="P22">Almost any application that can run on the Java platform can be made into a plugin. <text:s/>However, most plugins should fall into one of the following categories:</text:p>
      <text:h text:style-name="Heading_20_3" text:outline-level="3">Plugins Based On Java Applets</text:h>
      <text:p text:style-name="P22">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2">Almost any Java-based application can be made into a MathRider plugin.</text:p>
      <text:h text:style-name="Heading_20_3" text:outline-level="3">Plugins Which Talk To Native Applications</text:h>
      <text:p text:style-name="P22">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Text_20_body">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MathPiper Program Files</text:h>
      <text:p text:style-name="Text_20_body">The MathPiper programs in the text window (which have <text:span text:style-name="T6">.m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Text_20_body">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Text_20_body">At the right side of the application is a small tab that has <text:span text:style-name="T6">Jung</text:span> written on it. <text:s/>Press this tab a number of times to see what happens (Jung should be shown and hidden as you press the tab.)</text:p>
      <text:p text:style-name="Text_20_body">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Text_20_body">The tabs at the bottom of the screen which read <text:span text:style-name="T6">Activity Log</text:span>, <text:span text:style-name="T6">Console</text:span>, <text:s/>and <text:span text:style-name="T6">Error List</text:span> are all plugins that can be shown and hidden as needed.</text:p>
      <text:p text:style-name="Text_20_body">Go back to the Jung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Text_20_body">The Jung plugin was detached from the main window so it can be resized and placed wherever it is needed. <text:s/>Select the inverted black triangle on the floating windows and try docking the Jung plugin back to the main window again, perhaps in a different position.</text:p>
      <text:p text:style-name="Text_20_body"><text:soft-page-break/>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with docking and undocking it if you would like.</text:p>
      <text:p text:style-name="Text_20_body">Finally, whatever position the plugins are in when you close MathRider, they will be preserved when it is launched again.</text:p>
      <text:h text:style-name="Heading_20_1" text:outline-level="1">MathPiper: A Computer Algebra System For Beginners</text:h>
      <text:p text:style-name="Text_20_body">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Text_20_body">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Richard Fateman, who helped develop the Macsyma computer algebra system, describes the difference between numeric and symbolic computation as follows:</text:p>
      <text:p text:style-name="P55">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16"><draw:object xlink:href="./Object 3" xlink:type="simple" xlink:show="embed" xlink:actuate="onLoad"/><draw:image xlink:href="./ObjectReplacements/Object 3" xlink:type="simple" xlink:show="embed" xlink:actuate="onLoad"/></draw:frame>. A program that could provide <text:soft-page-break/>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55">Problem Solving Environments and Symbolic Computing: Richard J. Fateman: <text:a xlink:type="simple" xlink:href="http://www.cs.berkeley.edu/~fateman/papers/pse.pdf">http://www.cs.berkeley.edu/~fateman/papers/pse.pdf</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which is set to "System".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6">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text:soft-page-break/>In addition to addition, MathPiper can also do subtraction, multiplication, exponents, and division:</text:p>
      <text:p text:style-name="Preformatted_20_Text"/>
      <text:p text:style-name="Preformatted_20_Text">In&gt; 5-2</text:p>
      <text:p text:style-name="P26">Result&gt; 3</text:p>
      <text:p text:style-name="Preformatted_20_Text"/>
      <text:p text:style-name="Preformatted_20_Text">In&gt; 3*4</text:p>
      <text:p text:style-name="P26">Result&gt; 12</text:p>
      <text:p text:style-name="P26"/>
      <text:p text:style-name="P29">In&gt; 2^3</text:p>
      <text:p text:style-name="P26">Result&gt; 8</text:p>
      <text:p text:style-name="Preformatted_20_Text"/>
      <text:p text:style-name="Preformatted_20_Text">In&gt; 12/6</text:p>
      <text:p text:style-name="P26">Result&gt; 2</text:p>
      <text:p text:style-name="Preformatted_20_Text"/>
      <text:p text:style-name="Text_20_body">Notice that the multiplication symbol is an asterisk (*), the exponent symbol is a caret (^), and the division symbol is a forward slash (/). <text:s/>These symbols <text:span text:style-name="T15">(along with addtion (+) , subtraction (</text:span><text:span text:style-name="T14">−)</text:span><text:span text:style-name="T15">, and ones we will talk about later)</text:span> 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6">Result&gt; 1.7</text:p>
      <text:p text:style-name="Preformatted_20_Text"/>
      <text:p text:style-name="Preformatted_20_Text">In&gt; 3.7-2.6</text:p>
      <text:p text:style-name="P26">Result&gt; 1.1</text:p>
      <text:p text:style-name="Preformatted_20_Text"/>
      <text:p text:style-name="Preformatted_20_Text">In&gt; 2.2*3.9</text:p>
      <text:p text:style-name="P26">Result&gt; 8.58</text:p>
      <text:p text:style-name="P26"/>
      <text:p text:style-name="P29">In&gt; 2.2^3</text:p>
      <text:p text:style-name="P26">Result&gt; 10.648</text:p>
      <text:p text:style-name="Preformatted_20_Text"/>
      <text:p text:style-name="Preformatted_20_Text">In&gt; 9.5/3.2</text:p>
      <text:p text:style-name="P26">Result&gt; 9.5/3.2</text:p>
      <text:p text:style-name="Preformatted_20_Text"/>
      <text:p text:style-name="Text_20_body">In the last example, MathPiper returned the fraction unevaluated. <text:s/>This sometimes happens due to MathPiper's symbolic nature, but a numeric result can be obtained by using the <text:span text:style-name="T6">N()</text:span> function:</text:p>
      <text:p text:style-name="Preformatted_20_Text"/>
      <text:p text:style-name="Preformatted_20_Text">In&gt; N(9.5/3.2)</text:p>
      <text:p text:style-name="P26">Result&gt; 2.96875</text:p>
      <text:h text:style-name="Heading_20_4" text:outline-level="4">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oft-page-break/><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Text_20_body"><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can be found in the MathPiperDocs plugin.</text:span></text:p>
      <text:h text:style-name="Heading_20_4" text:outline-level="4">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6">Result&gt; 40</text:p>
      <text:p text:style-name="Preformatted_20_Text"/>
      <text:p text:style-name="Preformatted_20_Text">In&gt; %</text:p>
      <text:p text:style-name="P26">Result&gt; 40</text:p>
      <text:p text:style-name="P26"/>
      <text:p text:style-name="P29">In&gt; %*2</text:p>
      <text:p text:style-name="P26">Result&gt; 80</text:p>
      <text:p text:style-name="Preformatted_20_Text"><text:s/></text:p>
      <text:h text:style-name="P48"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9"/>
      <text:p text:style-name="P29">In&gt; 12 \ 6</text:p>
      <text:p text:style-name="P29"/>
      <text:p text:style-name="P35">Error parsing expression, near token \</text:p>
      <text:p text:style-name="P29"/>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text:soft-page-break/>calculator and the next section contains a short introduction to using MathPiper as a symbolic calculator. </text:p>
      <text:h text:style-name="Heading_20_3" text:outline-level="3">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11" draw:name="Object3" text:anchor-type="as-char" svg:width="0.4602in" svg:height="0.4264in" draw:z-index="17"><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26">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18"><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6">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6">Result&gt; 5</text:p>
      <text:p text:style-name="Preformatted_20_Text"/>
      <text:p text:style-name="Text_20_body">Unfortunately, the % symbol cannot be used to have MathPiper determine the numerator of <draw:frame draw:style-name="fr11" draw:name="Object6" text:anchor-type="as-char" svg:width="0.1992in" svg:height="0.3925in" draw:z-index="19"><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0"><draw:object xlink:href="./Object 7" xlink:type="simple" xlink:show="embed" xlink:actuate="onLoad"/><draw:image xlink:href="./ObjectReplacements/Object 7" xlink:type="simple" xlink:show="embed" xlink:actuate="onLoad"/></draw:frame>was calculated two steps back. <text:s/></text:p>
      <text:h text:style-name="Heading_20_4" text:outline-level="4">Variables</text:h>
      <text:p text:style-name="Text_20_body">What would be nice is if MathPiper provided a way to store results (which are values)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ext:soft-page-break/>The process of associating a value with a variable is called <text:span text:style-name="T6">assigning</text:span> or <text:span text:style-name="T6">binding</text:span><text:span text:style-name="T7"> the value to the variable.</text:span> <text:s/>Lets recalculate<draw:frame draw:style-name="fr11" draw:name="Object8" text:anchor-type="as-char" svg:width="0.4602in" svg:height="0.4264in" draw:z-index="21"><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26">Result&gt; 5/6</text:p>
      <text:p text:style-name="Preformatted_20_Text"/>
      <text:p text:style-name="Preformatted_20_Text">In&gt; a</text:p>
      <text:p text:style-name="P26">Result&gt; 5/6</text:p>
      <text:p text:style-name="Preformatted_20_Text"/>
      <text:p text:style-name="Preformatted_20_Text">In&gt; Numer(a)</text:p>
      <text:p text:style-name="P26">Result&gt; 5</text:p>
      <text:p text:style-name="Preformatted_20_Text"/>
      <text:p text:style-name="Preformatted_20_Text">In&gt; Denom(a)</text:p>
      <text:p text:style-name="P26">Result&gt; 6</text:p>
      <text:p text:style-name="Preformatted_20_Text"/>
      <text:p text:style-name="Text_20_body">In this example, the assignment operator (<text:span text:style-name="T6">:=</text:span>) was used to assign the result (or <text:span text:style-name="T6">value</text:span>)<draw:frame draw:style-name="fr11" draw:name="Object9" text:anchor-type="as-char" svg:width="0.1992in" svg:height="0.3925in" draw:z-index="22"><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23"><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p text:style-name="Text_20_body">Here is an example which shows another value being assigned to 'a': </text:p>
      <text:p text:style-name="Preformatted_20_Text"/>
      <text:p text:style-name="Preformatted_20_Text">In&gt; a := 9</text:p>
      <text:p text:style-name="P26">Result&gt; 9</text:p>
      <text:p text:style-name="Preformatted_20_Text"/>
      <text:p text:style-name="Preformatted_20_Text">In&gt; a</text:p>
      <text:p text:style-name="P26">Result&gt; 9</text:p>
      <text:p text:style-name="P26"/>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6">Result&gt; True</text:p>
      <text:p text:style-name="Preformatted_20_Text"/>
      <text:p text:style-name="Preformatted_20_Text">In&gt; a</text:p>
      <text:p text:style-name="P26">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text:soft-page-break/>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26">Result&gt; 2^3</text:p>
      <text:p text:style-name="Preformatted_20_Text"/>
      <text:p text:style-name="Preformatted_20_Text">In&gt; Factor(14)</text:p>
      <text:p text:style-name="P26">Result&gt; 2*7</text:p>
      <text:p text:style-name="Preformatted_20_Text"/>
      <text:p text:style-name="Preformatted_20_Text">In&gt; Factor(2343)</text:p>
      <text:p text:style-name="P26">Result&gt; 3*11*71</text:p>
      <text:p text:style-name="Preformatted_20_Text"/>
      <text:p text:style-name="Text_20_body">Now lets factor an expression that contains the unbound variable 'x':</text:p>
      <text:p text:style-name="Preformatted_20_Text">In&gt; x</text:p>
      <text:p text:style-name="P26">Result&gt; x</text:p>
      <text:p text:style-name="Preformatted_20_Text"/>
      <text:p text:style-name="Preformatted_20_Text">In&gt; IsBound(x)</text:p>
      <text:p text:style-name="P26">Result&gt; False</text:p>
      <text:p text:style-name="Preformatted_20_Text"/>
      <text:p text:style-name="Preformatted_20_Text">In&gt; Factor(x^2 + 24*x + 80)</text:p>
      <text:p text:style-name="P26">Result&gt; (x+20)*(x+4)</text:p>
      <text:p text:style-name="P29"/>
      <text:p text:style-name="P29">In&gt; Expand(%)</text:p>
      <text:p text:style-name="P26">Result&gt; x^2+24*x+80</text:p>
      <text:p text:style-name="P26"/>
      <text:p text:style-name="Text_20_body">Evaluating 'x' by itself shows that it does not have a value bound to it and this can also be determined by passing 'x' to the <text:span text:style-name="T6">IsBound()</text:span> function. <text:s/>IsBound() returns 'True' if a variable is bound to a value and 'False'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24"><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5">a</text:span>' in <text:span text:style-name="T6">F</text:span><text:span text:style-name="T35">a</text:span><text:span text:style-name="T6">ctor</text:span> can be thought of as <text:span text:style-name="T3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Text_20_body">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ext:soft-page-break/>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Text_20_body">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Text_20_body">One capability that MathRider has that a word process may not have is the ability to select rectangular sections of text. <text:s/>To see how this works, do the following:</text:p>
      <text:p text:style-name="P56"><text:soft-page-break/>1) <text:s/>Type 3 or 4 lines of text into a text area.</text:p>
      <text:p text:style-name="P56">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pan text:style-name="T6">selection is on</text:span> and <text:span text:style-name="T6">Rectangular selection is off</text:span>. </text:p>
      <text:p text:style-name="P56">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Text_20_body">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Text_20_body">A stand alone MathPiper program is simply a <text:span text:style-name="T7">text</text:span> file that has a <text:span text:style-name="T6">.mpi</text:span> extension. <text:s/>MathRider comes with some preloaded example MathPiper programs and new MathPiper programs can be created by making a new text file and giving it a <text:span text:style-name="T6">.mpi</text:span> extension.</text:p>
      <text:p text:style-name="Text_20_body">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Text_20_body"><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Text_20_body">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29"><text:span text:style-name="T18"><text:s/>1:</text:span><text:span text:style-name="T30">%mathpiper</text:span></text:p>
      <text:p text:style-name="P30"><text:s/>2:</text:p>
      <text:p text:style-name="P29"><text:span text:style-name="T18"><text:s/>3:</text:span><text:span text:style-name="T20">"Hello World!"</text:span>;</text:p>
      <text:p text:style-name="P30"><text:s/>4:</text:p>
      <text:p text:style-name="P42"><text:span text:style-name="T32"><text:s/>5:</text:span><text:span text:style-name="T31">%/mathpiper</text:span></text:p>
      <text:p text:style-name="Text_20_body">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30"/>
      <text:p text:style-name="P29"><text:span text:style-name="T18"><text:s/>1:</text:span><text:span text:style-name="T30">%mathpiper</text:span></text:p>
      <text:p text:style-name="P30"><text:s/>2:</text:p>
      <text:p text:style-name="P29"><text:span text:style-name="T18"><text:s/>3:</text:span><text:span text:style-name="T20">"Hello World!"</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21">%output,preserve="false"</text:span></text:p>
      <text:p text:style-name="P29"><text:span text:style-name="T18"><text:s/>8:</text:span><text:span text:style-name="T21"> <text:s text:c="5"/>Result:</text:span> "Hello World!"</text:p>
      <text:p text:style-name="P43"><text:span text:style-name="T18"><text:s/>9:</text:span><text:span text:style-name="T21"> <text:s text:c="3"/>%/output</text:span></text:p>
      <text:p text:style-name="Text_20_body">The default type of an output fold is <text:span text:style-name="T6">%output</text:span> and this one starts at <text:span text:style-name="T6">line 7</text:span> and ends on <text:span text:style-name="T6">line 9</text:span>. <text:s/>Folds that can be executed have their first and last lines <text:span text:style-name="T30">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text:soft-page-break/>new version during the next execution of its parent.</text:p>
      <text:h text:style-name="Heading_20_2" text:outline-level="2">Fold Properties</text:h>
      <text:p text:style-name="Text_20_body">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29"><text:span text:style-name="T18"><text:s/>1:</text:span><text:span text:style-name="T30">%mathpiper,output="pretty"</text:span></text:p>
      <text:p text:style-name="P30"><text:s/>2:</text:p>
      <text:p text:style-name="P29"><text:span text:style-name="T18"><text:s/>3:</text:span>x<text:span text:style-name="T5">^</text:span><text:span text:style-name="T8">2</text:span> <text:span text:style-name="T5">+</text:span> x<text:span text:style-name="T5">/</text:span><text:span text:style-name="T8">2</text:span> <text:span text:style-name="T5">+</text:span> <text:span text:style-name="T8">3</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21">%output,preserve="false"</text:span></text:p>
      <text:p text:style-name="P29"><text:span text:style-name="T18"><text:s/>8:</text:span><text:span text:style-name="T21"> <text:s text:c="5"/>Result:</text:span> True</text:p>
      <text:p text:style-name="P30"><text:s/>9:</text:p>
      <text:p text:style-name="P29"><text:span text:style-name="T18">10:</text:span><text:span text:style-name="T21"> <text:s text:c="5"/></text:span><text:span text:style-name="T36">Side effects:</text:span></text:p>
      <text:p text:style-name="P29"><text:span text:style-name="T18">11:</text:span><text:span text:style-name="T21"> <text:s text:c="5"/></text:span></text:p>
      <text:p text:style-name="P29"><text:span text:style-name="T18">12:</text:span><text:span text:style-name="T21"> <text:s text:c="4"/></text:span><text:s text:c="2"/>2 <text:s text:c="2"/>x <text:s text:c="3"/></text:p>
      <text:p text:style-name="P29"><text:span text:style-name="T18">13:</text:span><text:span text:style-name="T21"> <text:s text:c="5"/></text:span>x <text:s/>+ - + 3</text:p>
      <text:p text:style-name="P29"><text:span text:style-name="T18">14:</text:span><text:span text:style-name="T21"> <text:s text:c="10"/></text:span>2</text:p>
      <text:p text:style-name="P29"><text:span text:style-name="T18">15:</text:span><text:span text:style-name="T21"> <text:s text:c="3"/>%/output</text:span></text:p>
      <text:p text:style-name="P45"/>
      <text:p text:style-name="Text_20_body">Pretty form is a way to have text display mathematical expressions that look similar to the way they would be written on paper. <text:s/>Here is the above expression in traditional form for comparison:</text:p>
      <text:p text:style-name="P52"><draw:frame draw:style-name="fr11" draw:name="Object11" text:anchor-type="as-char" svg:width="0.7189in" svg:height="0.3925in" draw:z-index="25"><draw:object xlink:href="./Object 11" xlink:type="simple" xlink:show="embed" xlink:actuate="onLoad"/><draw:image xlink:href="./ObjectReplacements/Object 11" xlink:type="simple" xlink:show="embed" xlink:actuate="onLoad"/></draw:frame></text:p>
      <text:p text:style-name="Text_20_body">(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30"/>
      <text:p text:style-name="P29"><text:span text:style-name="T18"><text:s/>1:</text:span><text:span text:style-name="T30">%mathpiper,name="example_1",output="pretty"</text:span></text:p>
      <text:p text:style-name="P30"><text:s/>2:</text:p>
      <text:p text:style-name="P29"><text:span text:style-name="T18"><text:s/>3:</text:span>x<text:span text:style-name="T5">^</text:span><text:span text:style-name="T8">2</text:span> <text:span text:style-name="T5">+</text:span> x<text:span text:style-name="T5">/</text:span><text:span text:style-name="T8">2</text:span> <text:span text:style-name="T5">+</text:span> <text:span text:style-name="T8">3</text:span>;</text:p>
      <text:p text:style-name="P30"><text:s/>4:</text:p>
      <text:p text:style-name="P29"><text:span text:style-name="T18"><text:s/>5:</text:span><text:span text:style-name="T30">%/mathpiper</text:span></text:p>
      <text:p text:style-name="P30"><text:soft-page-break/><text:s/>6:</text:p>
      <text:p text:style-name="P29"><text:span text:style-name="T18"><text:s/>7:</text:span> <text:s text:c="3"/><text:span text:style-name="T21">%output,preserve="false"</text:span></text:p>
      <text:p text:style-name="P29"><text:span text:style-name="T18"><text:s/>8:</text:span><text:span text:style-name="T21"> <text:s text:c="5"/>Result:</text:span> True</text:p>
      <text:p text:style-name="P30"><text:s/>9:</text:p>
      <text:p text:style-name="P29"><text:span text:style-name="T18">10:</text:span><text:span text:style-name="T21"> <text:s text:c="5"/></text:span><text:span text:style-name="T36">Side effects:</text:span></text:p>
      <text:p text:style-name="P29"><text:span text:style-name="T18">11:</text:span><text:span text:style-name="T21"> <text:s text:c="5"/></text:span></text:p>
      <text:p text:style-name="P29"><text:span text:style-name="T18">12:</text:span><text:span text:style-name="T21"> <text:s text:c="4"/></text:span><text:s text:c="2"/>2 <text:s text:c="2"/>x <text:s text:c="3"/></text:p>
      <text:p text:style-name="P29"><text:span text:style-name="T18">13:</text:span><text:span text:style-name="T21"> <text:s text:c="5"/></text:span>x <text:s/>+ - + 3</text:p>
      <text:p text:style-name="P29"><text:span text:style-name="T18">14:</text:span><text:span text:style-name="T21"> <text:s text:c="10"/></text:span>2</text:p>
      <text:p text:style-name="P29"><text:span text:style-name="T22">15:</text:span><text:span text:style-name="T26"> <text:s text:c="3"/>%/output</text:span></text:p>
      <text:p text:style-name="P41"/>
      <text:h text:style-name="Heading_20_2" text:outline-level="2">Currently Implemented Fold Types And Properties</text:h>
      <text:p text:style-name="Text_20_body">This section covers the fold types that are currently implemented in MathRider along with the properties that can be passed to them.</text:p>
      <text:h text:style-name="Heading_20_3" text:outline-level="3">%geogebra &amp; %geogebra_xml.</text:h>
      <text:p text:style-name="Text_20_body">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XML stands for eXtensible Markup Language). <text:s/>The following example shows a sequence of GeoGebra commands which plot a function and add a tangent line to it:</text:p>
      <text:p text:style-name="P30"/>
      <text:p text:style-name="P29"><text:span text:style-name="T18"><text:s/>1:</text:span><text:span text:style-name="T30">%geogebra,clear="true"</text:span></text:p>
      <text:p text:style-name="P30"><text:s/>2:</text:p>
      <text:p text:style-name="P29"><text:span text:style-name="T18"><text:s/>3:</text:span><text:span text:style-name="T28">//Plot a function.</text:span></text:p>
      <text:p text:style-name="P29"><text:span text:style-name="T18"><text:s/>4:</text:span><text:span text:style-name="T29">f</text:span><text:span text:style-name="T5">(</text:span>x<text:span text:style-name="T5">)=</text:span><text:span text:style-name="T8">2</text:span><text:span text:style-name="T5">*</text:span><text:span text:style-name="T29">sin</text:span><text:span text:style-name="T5">(</text:span>x<text:span text:style-name="T5">)</text:span></text:p>
      <text:p text:style-name="P29"><text:span text:style-name="T18"><text:s/>5:</text:span> <text:s text:c="3"/></text:p>
      <text:p text:style-name="P29"><text:span text:style-name="T18"><text:s/>6:</text:span><text:span text:style-name="T28">//Add a tangent line to the function.</text:span></text:p>
      <text:p text:style-name="P29"><text:span text:style-name="T18"><text:s/>7:</text:span>a <text:span text:style-name="T5">=</text:span> <text:span text:style-name="T8">2</text:span></text:p>
      <text:p text:style-name="P29"><text:span text:style-name="T18"><text:s/>8:</text:span><text:span text:style-name="T5">(</text:span><text:span text:style-name="T8">2</text:span>,<text:span text:style-name="T8">0</text:span><text:span text:style-name="T5">)</text:span></text:p>
      <text:p text:style-name="P29"><text:span text:style-name="T18"><text:s/>9:</text:span>t <text:span text:style-name="T5">=</text:span> Tangent[a, f]</text:p>
      <text:p text:style-name="P30">10:</text:p>
      <text:p text:style-name="P29"><text:span text:style-name="T18">11:</text:span><text:span text:style-name="T30">%/geogebra</text:span></text:p>
      <text:p text:style-name="P30">12:</text:p>
      <text:p text:style-name="P29"><text:span text:style-name="T18">13:</text:span> <text:s text:c="3"/><text:span text:style-name="T21">%output,preserve="false"</text:span></text:p>
      <text:p text:style-name="P29"><text:span text:style-name="T18">14:</text:span><text:span text:style-name="T21"> <text:s text:c="5"/>GeoGebra updated.</text:span></text:p>
      <text:p text:style-name="P29"><text:span text:style-name="T18">15:</text:span><text:span text:style-name="T21"> <text:s text:c="3"/>%/output</text:span></text:p>
      <text:p text:style-name="P44"/>
      <text:p text:style-name="Text_20_body">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1"><draw:frame draw:style-name="fr2" draw:name="Frame3" text:anchor-type="paragraph" svg:x="1.5173in" svg:y="0.2252in" svg:width="3.8909in" draw:z-index="5"><draw:text-box fo:min-height="4.0193in"><text:p text:style-name="Illustration"><draw:frame draw:style-name="fr4" draw:name="graphics2" text:anchor-type="paragraph" svg:width="3.6543in" svg:height="3.7374in" draw:z-index="6"><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1"/>
      <text:p text:style-name="Text_20_body">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1"/>
      <text:p text:style-name="P31"><text:span text:style-name="T18"><text:s/>1:</text:span><text:span text:style-name="T30">%geogebra_xml,description="Obtained from .ggb file"</text:span></text:p>
      <text:p text:style-name="P32"><text:s/>2:</text:p>
      <text:p text:style-name="P31"><text:span text:style-name="T18"><text:s/>3:</text:span><text:span text:style-name="T17">&lt;?xml</text:span><text:span text:style-name="T16"> </text:span><text:span text:style-name="T17">version="1.0"</text:span><text:span text:style-name="T16"> </text:span><text:span text:style-name="T17">encoding="utf-8"?&gt;</text:span></text:p>
      <text:p text:style-name="P31"><text:span text:style-name="T18"><text:s/>4:</text:span><text:span text:style-name="T21">&lt;geogebra format=</text:span><text:span text:style-name="T20">"3.0"</text:span><text:span text:style-name="T21">&gt;</text:span></text:p>
      <text:p text:style-name="P31"><text:span text:style-name="T18"><text:s/>5:</text:span><text:span text:style-name="T21">&lt;gui&gt;</text:span></text:p>
      <text:p text:style-name="P31"><text:span text:style-name="T18"><text:s/>6:</text:span> <text:s text:c="3"/><text:span text:style-name="T21">&lt;show algebraView=</text:span><text:span text:style-name="T20">"true"</text:span><text:span text:style-name="T21"> auxiliaryObjects=</text:span><text:span text:style-name="T20">"true"</text:span><text:span text:style-name="T21"> </text:span></text:p>
      <text:p text:style-name="P31"><text:span text:style-name="T18"><text:s text:c="3"/></text:span><text:span text:style-name="T21"><text:s text:c="4"/>algebraInput=</text:span><text:span text:style-name="T20">"true"</text:span><text:span text:style-name="T21"> cmdList=</text:span><text:span text:style-name="T20">"true"</text:span><text:span text:style-name="T21">/&gt;</text:span></text:p>
      <text:p text:style-name="P31"><text:span text:style-name="T18"><text:s/>7:</text:span> <text:s text:c="3"/><text:span text:style-name="T21">&lt;splitDivider loc=</text:span><text:span text:style-name="T20">"196"</text:span><text:span text:style-name="T21"> locVertical=</text:span><text:span text:style-name="T20">"400"</text:span><text:span text:style-name="T21"> horizontal=</text:span><text:span text:style-name="T20">"true"</text:span><text:span text:style-name="T21">/&gt;</text:span></text:p>
      <text:p text:style-name="P31"><text:span text:style-name="T18"><text:s/>8:</text:span> <text:s text:c="3"/><text:span text:style-name="T21">&lt;font <text:s/>size=</text:span><text:span text:style-name="T20">"12"</text:span><text:span text:style-name="T21">/&gt;</text:span></text:p>
      <text:p text:style-name="P31"><text:span text:style-name="T18"><text:s/>9:</text:span><text:span text:style-name="T21">&lt;/gui&gt;</text:span></text:p>
      <text:p text:style-name="P31"><text:span text:style-name="T18">10:</text:span><text:span text:style-name="T21">&lt;euclidianView&gt;</text:span></text:p>
      <text:p text:style-name="P31"><text:span text:style-name="T18">11:</text:span> <text:s text:c="3"/><text:span text:style-name="T21">&lt;size <text:s/>width=</text:span><text:span text:style-name="T20">"540"</text:span><text:span text:style-name="T21"> height=</text:span><text:span text:style-name="T20">"553"</text:span><text:span text:style-name="T21">/&gt;</text:span></text:p>
      <text:p text:style-name="P31"><text:span text:style-name="T18">12:</text:span> <text:s text:c="3"/><text:span text:style-name="T21">&lt;coordSystem xZero=</text:span><text:span text:style-name="T20">"215.0"</text:span><text:span text:style-name="T21"> yZero=</text:span><text:span text:style-name="T20">"315.0"</text:span><text:span text:style-name="T21"> scale=</text:span><text:span text:style-name="T20">"50.0"</text:span></text:p>
      <text:p text:style-name="P31"><text:span text:style-name="T18"><text:s text:c="3"/></text:span><text:span text:style-name="T21"><text:s text:c="4"/>yscale=</text:span><text:span text:style-name="T20">"50.0"</text:span><text:span text:style-name="T21">/&gt;</text:span></text:p>
      <text:p text:style-name="P31"><text:span text:style-name="T18">13:</text:span> <text:s text:c="3"/><text:span text:style-name="T21">&lt;evSettings axes=</text:span><text:span text:style-name="T20">"true"</text:span><text:span text:style-name="T21"> grid=</text:span><text:span text:style-name="T20">"true"</text:span><text:span text:style-name="T21"> pointCapturing=</text:span><text:span text:style-name="T20">"3"</text:span></text:p>
      <text:p text:style-name="P31"><text:span text:style-name="T18"><text:s text:c="3"/></text:span><text:span text:style-name="T21"><text:s text:c="4"/>pointStyle=</text:span><text:span text:style-name="T20">"0"</text:span><text:span text:style-name="T21"> rightAngleStyle=</text:span><text:span text:style-name="T20">"1"</text:span><text:span text:style-name="T21">/&gt;</text:span></text:p>
      <text:p text:style-name="P31"><text:span text:style-name="T18">14:</text:span> <text:s text:c="3"/><text:span text:style-name="T21">&lt;bgColor r=</text:span><text:span text:style-name="T20">"255"</text:span><text:span text:style-name="T21"> g=</text:span><text:span text:style-name="T20">"255"</text:span><text:span text:style-name="T21"> b=</text:span><text:span text:style-name="T20">"255"</text:span><text:span text:style-name="T21">/&gt;</text:span></text:p>
      <text:p text:style-name="P31"><text:span text:style-name="T18">15:</text:span> <text:s text:c="3"/><text:span text:style-name="T21">&lt;axesColor r=</text:span><text:span text:style-name="T20">"0"</text:span><text:span text:style-name="T21"> g=</text:span><text:span text:style-name="T20">"0"</text:span><text:span text:style-name="T21"> b=</text:span><text:span text:style-name="T20">"0"</text:span><text:span text:style-name="T21">/&gt;</text:span></text:p>
      <text:p text:style-name="P31"><text:soft-page-break/><text:span text:style-name="T18">16:</text:span> <text:s text:c="3"/><text:span text:style-name="T21">&lt;gridColor r=</text:span><text:span text:style-name="T20">"192"</text:span><text:span text:style-name="T21"> g=</text:span><text:span text:style-name="T20">"192"</text:span><text:span text:style-name="T21"> b=</text:span><text:span text:style-name="T20">"192"</text:span><text:span text:style-name="T21">/&gt;</text:span></text:p>
      <text:p text:style-name="P31"><text:span text:style-name="T18">17:</text:span> <text:s text:c="3"/><text:span text:style-name="T21">&lt;lineStyle axes=</text:span><text:span text:style-name="T20">"1"</text:span><text:span text:style-name="T21"> grid=</text:span><text:span text:style-name="T20">"10"</text:span><text:span text:style-name="T21">/&gt;</text:span></text:p>
      <text:p text:style-name="P31"><text:span text:style-name="T18">18:</text:span> <text:s text:c="3"/><text:span text:style-name="T21">&lt;axis id=</text:span><text:span text:style-name="T20">"0"</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1"><text:span text:style-name="T18"><text:s text:c="3"/></text:span><text:span text:style-name="T21"><text:s text:c="4"/>showNumbers=</text:span><text:span text:style-name="T20">"true"</text:span><text:span text:style-name="T21">/&gt;</text:span></text:p>
      <text:p text:style-name="P31"><text:span text:style-name="T18">19:</text:span> <text:s text:c="3"/><text:span text:style-name="T21">&lt;axis id=</text:span><text:span text:style-name="T20">"1"</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1"><text:span text:style-name="T18"><text:s text:c="3"/></text:span><text:span text:style-name="T21"><text:s text:c="4"/>showNumbers=</text:span><text:span text:style-name="T20">"true"</text:span><text:span text:style-name="T21">/&gt;</text:span></text:p>
      <text:p text:style-name="P31"><text:span text:style-name="T18">20:</text:span> <text:s text:c="3"/><text:span text:style-name="T21">&lt;grid distX=</text:span><text:span text:style-name="T20">"0.5"</text:span><text:span text:style-name="T21"> distY=</text:span><text:span text:style-name="T20">"0.5"</text:span><text:span text:style-name="T21">/&gt;</text:span></text:p>
      <text:p text:style-name="P31"><text:span text:style-name="T18">21:</text:span><text:span text:style-name="T21">&lt;/euclidianView&gt;</text:span></text:p>
      <text:p text:style-name="P31"><text:span text:style-name="T18">22:</text:span><text:span text:style-name="T21">&lt;kernel&gt;</text:span></text:p>
      <text:p text:style-name="P31"><text:span text:style-name="T18">23:</text:span> <text:s text:c="3"/><text:span text:style-name="T21">&lt;continuous val=</text:span><text:span text:style-name="T20">"true"</text:span><text:span text:style-name="T21">/&gt;</text:span></text:p>
      <text:p text:style-name="P31"><text:span text:style-name="T18">24:</text:span> <text:s text:c="3"/><text:span text:style-name="T21">&lt;decimals val=</text:span><text:span text:style-name="T20">"2"</text:span><text:span text:style-name="T21">/&gt;</text:span></text:p>
      <text:p text:style-name="P31"><text:span text:style-name="T18">25:</text:span> <text:s text:c="3"/><text:span text:style-name="T21">&lt;angleUnit val=</text:span><text:span text:style-name="T20">"degree"</text:span><text:span text:style-name="T21">/&gt;</text:span></text:p>
      <text:p text:style-name="P31"><text:span text:style-name="T18">26:</text:span> <text:s text:c="3"/><text:span text:style-name="T21">&lt;coordStyle val=</text:span><text:span text:style-name="T20">"0"</text:span><text:span text:style-name="T21">/&gt;</text:span></text:p>
      <text:p text:style-name="P31"><text:span text:style-name="T18">27:</text:span><text:span text:style-name="T21">&lt;/kernel&gt;</text:span></text:p>
      <text:p text:style-name="P31"><text:span text:style-name="T18">28:</text:span><text:span text:style-name="T21">&lt;construction title=</text:span><text:span text:style-name="T20">""</text:span><text:span text:style-name="T21"> author=</text:span><text:span text:style-name="T20">""</text:span><text:span text:style-name="T21"> date=</text:span><text:span text:style-name="T20">""</text:span><text:span text:style-name="T21">&gt;</text:span></text:p>
      <text:p text:style-name="P31"><text:span text:style-name="T18">29:</text:span><text:span text:style-name="T21">&lt;expression label =</text:span><text:span text:style-name="T20">"f"</text:span><text:span text:style-name="T21"> exp=</text:span><text:span text:style-name="T20">"f(x) = 2 sin(x)"</text:span><text:span text:style-name="T21">/&gt;</text:span></text:p>
      <text:p text:style-name="P31"><text:span text:style-name="T18">30:</text:span><text:span text:style-name="T21">&lt;element type=</text:span><text:span text:style-name="T20">"function"</text:span><text:span text:style-name="T21"> label=</text:span><text:span text:style-name="T20">"f"</text:span><text:span text:style-name="T21">&gt;</text:span></text:p>
      <text:p text:style-name="P31"><text:span text:style-name="T18">31:</text:span> <text:s text:c="3"/><text:span text:style-name="T21">&lt;show object=</text:span><text:span text:style-name="T20">"true"</text:span><text:span text:style-name="T21"> label=</text:span><text:span text:style-name="T20">"true"</text:span><text:span text:style-name="T21">/&gt;</text:span></text:p>
      <text:p text:style-name="P31"><text:span text:style-name="T18">32:</text:span> <text:s text:c="3"/><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1"><text:span text:style-name="T18">33:</text:span> <text:s text:c="3"/><text:span text:style-name="T21">&lt;labelMode val=</text:span><text:span text:style-name="T20">"0"</text:span><text:span text:style-name="T21">/&gt;</text:span></text:p>
      <text:p text:style-name="P31"><text:span text:style-name="T18">34:</text:span> <text:s text:c="3"/><text:span text:style-name="T21">&lt;animation step=</text:span><text:span text:style-name="T20">"0.1"</text:span><text:span text:style-name="T21">/&gt;</text:span></text:p>
      <text:p text:style-name="P31"><text:span text:style-name="T18">35:</text:span> <text:s text:c="3"/><text:span text:style-name="T21">&lt;fixed val=</text:span><text:span text:style-name="T20">"false"</text:span><text:span text:style-name="T21">/&gt;</text:span></text:p>
      <text:p text:style-name="P31"><text:span text:style-name="T18">36:</text:span> <text:s text:c="3"/><text:span text:style-name="T21">&lt;breakpoint val=</text:span><text:span text:style-name="T20">"false"</text:span><text:span text:style-name="T21">/&gt;</text:span></text:p>
      <text:p text:style-name="P31"><text:span text:style-name="T18">37:</text:span> <text:s text:c="3"/><text:span text:style-name="T21">&lt;lineStyle thickness=</text:span><text:span text:style-name="T20">"2"</text:span><text:span text:style-name="T21"> type=</text:span><text:span text:style-name="T20">"0"</text:span><text:span text:style-name="T21">/&gt;</text:span></text:p>
      <text:p text:style-name="P31"><text:span text:style-name="T18">38:</text:span><text:span text:style-name="T21">&lt;/element&gt;</text:span></text:p>
      <text:p text:style-name="P31"><text:span text:style-name="T18">39:</text:span><text:span text:style-name="T21">&lt;element type=</text:span><text:span text:style-name="T20">"numeric"</text:span><text:span text:style-name="T21"> label=</text:span><text:span text:style-name="T20">"a"</text:span><text:span text:style-name="T21">&gt;</text:span></text:p>
      <text:p text:style-name="P31"><text:span text:style-name="T18">40:</text:span> <text:s text:c="3"/><text:span text:style-name="T21">&lt;value val=</text:span><text:span text:style-name="T20">"2.0"</text:span><text:span text:style-name="T21">/&gt;</text:span></text:p>
      <text:p text:style-name="P31"><text:span text:style-name="T18">41:</text:span> <text:s text:c="3"/><text:span text:style-name="T21">&lt;show object=</text:span><text:span text:style-name="T20">"false"</text:span><text:span text:style-name="T21"> label=</text:span><text:span text:style-name="T20">"true"</text:span><text:span text:style-name="T21">/&gt;</text:span></text:p>
      <text:p text:style-name="P31"><text:span text:style-name="T18">42:</text:span> <text:s text:c="3"/><text:span text:style-name="T21">&lt;objColor r=</text:span><text:span text:style-name="T20">"0"</text:span><text:span text:style-name="T21"> g=</text:span><text:span text:style-name="T20">"0"</text:span><text:span text:style-name="T21"> b=</text:span><text:span text:style-name="T20">"0"</text:span><text:span text:style-name="T21"> alpha=</text:span><text:span text:style-name="T20">"0.1"</text:span><text:span text:style-name="T21">/&gt;</text:span></text:p>
      <text:p text:style-name="P31"><text:span text:style-name="T18">43:</text:span> <text:s text:c="3"/><text:span text:style-name="T21">&lt;labelMode val=</text:span><text:span text:style-name="T20">"1"</text:span><text:span text:style-name="T21">/&gt;</text:span></text:p>
      <text:p text:style-name="P31"><text:span text:style-name="T18">44:</text:span> <text:s text:c="3"/><text:span text:style-name="T21">&lt;animation step=</text:span><text:span text:style-name="T20">"0.1"</text:span><text:span text:style-name="T21">/&gt;</text:span></text:p>
      <text:p text:style-name="P31"><text:span text:style-name="T18">45:</text:span> <text:s text:c="3"/><text:span text:style-name="T21">&lt;fixed val=</text:span><text:span text:style-name="T20">"false"</text:span><text:span text:style-name="T21">/&gt;</text:span></text:p>
      <text:p text:style-name="P31"><text:span text:style-name="T18">46:</text:span> <text:s text:c="3"/><text:span text:style-name="T21">&lt;breakpoint val=</text:span><text:span text:style-name="T20">"false"</text:span><text:span text:style-name="T21">/&gt;</text:span></text:p>
      <text:p text:style-name="P31"><text:span text:style-name="T18">47:</text:span><text:span text:style-name="T21">&lt;/element&gt;</text:span></text:p>
      <text:p text:style-name="P31"><text:span text:style-name="T18">48:</text:span><text:span text:style-name="T21">&lt;element type=</text:span><text:span text:style-name="T20">"point"</text:span><text:span text:style-name="T21"> label=</text:span><text:span text:style-name="T20">"A"</text:span><text:span text:style-name="T21">&gt;</text:span></text:p>
      <text:p text:style-name="P31"><text:span text:style-name="T18">49:</text:span> <text:s text:c="3"/><text:span text:style-name="T21">&lt;show object=</text:span><text:span text:style-name="T20">"true"</text:span><text:span text:style-name="T21"> label=</text:span><text:span text:style-name="T20">"true"</text:span><text:span text:style-name="T21">/&gt;</text:span></text:p>
      <text:p text:style-name="P31"><text:span text:style-name="T18">50:</text:span> <text:s text:c="3"/><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1"><text:span text:style-name="T18">51:</text:span> <text:s text:c="3"/><text:span text:style-name="T21">&lt;labelMode val=</text:span><text:span text:style-name="T20">"0"</text:span><text:span text:style-name="T21">/&gt;</text:span></text:p>
      <text:p text:style-name="P31"><text:span text:style-name="T18">52:</text:span> <text:s text:c="3"/><text:span text:style-name="T21">&lt;animation step=</text:span><text:span text:style-name="T20">"0.1"</text:span><text:span text:style-name="T21">/&gt;</text:span></text:p>
      <text:p text:style-name="P31"><text:span text:style-name="T18">53:</text:span> <text:s text:c="3"/><text:span text:style-name="T21">&lt;fixed val=</text:span><text:span text:style-name="T20">"false"</text:span><text:span text:style-name="T21">/&gt;</text:span></text:p>
      <text:p text:style-name="P31"><text:span text:style-name="T18">54:</text:span> <text:s text:c="3"/><text:span text:style-name="T21">&lt;breakpoint val=</text:span><text:span text:style-name="T20">"false"</text:span><text:span text:style-name="T21">/&gt;</text:span></text:p>
      <text:p text:style-name="P31"><text:span text:style-name="T18">55:</text:span> <text:s text:c="3"/><text:span text:style-name="T21">&lt;coords x=</text:span><text:span text:style-name="T20">"2.0"</text:span><text:span text:style-name="T21"> y=</text:span><text:span text:style-name="T20">"0.0"</text:span><text:span text:style-name="T21"> z=</text:span><text:span text:style-name="T20">"1.0"</text:span><text:span text:style-name="T21">/&gt;</text:span></text:p>
      <text:p text:style-name="P31"><text:span text:style-name="T18">56:</text:span> <text:s text:c="3"/><text:span text:style-name="T21">&lt;coordStyle style=</text:span><text:span text:style-name="T20">"cartesian"</text:span><text:span text:style-name="T21">/&gt;</text:span></text:p>
      <text:p text:style-name="P31"><text:span text:style-name="T18">57:</text:span> <text:s text:c="3"/><text:span text:style-name="T21">&lt;pointSize val=</text:span><text:span text:style-name="T20">"3"</text:span><text:span text:style-name="T21">/&gt;</text:span></text:p>
      <text:p text:style-name="P31"><text:span text:style-name="T18">58:</text:span><text:span text:style-name="T21">&lt;/element&gt;</text:span></text:p>
      <text:p text:style-name="P31"><text:span text:style-name="T18">59:</text:span><text:span text:style-name="T21">&lt;command name=</text:span><text:span text:style-name="T20">"Tangent"</text:span><text:span text:style-name="T21">&gt;</text:span></text:p>
      <text:p text:style-name="P31"><text:span text:style-name="T18">60:</text:span> <text:s text:c="3"/><text:span text:style-name="T21">&lt;input a0=</text:span><text:span text:style-name="T20">"a"</text:span><text:span text:style-name="T21"> a1=</text:span><text:span text:style-name="T20">"f"</text:span><text:span text:style-name="T21">/&gt;</text:span></text:p>
      <text:p text:style-name="P31"><text:span text:style-name="T18">61:</text:span> <text:s text:c="3"/><text:span text:style-name="T21">&lt;output a0=</text:span><text:span text:style-name="T20">"t"</text:span><text:span text:style-name="T21">/&gt;</text:span></text:p>
      <text:p text:style-name="P31"><text:span text:style-name="T18">62:</text:span><text:span text:style-name="T21">&lt;/command&gt;</text:span></text:p>
      <text:p text:style-name="P31"><text:span text:style-name="T18">63:</text:span><text:span text:style-name="T21">&lt;element type=</text:span><text:span text:style-name="T20">"line"</text:span><text:span text:style-name="T21"> label=</text:span><text:span text:style-name="T20">"t"</text:span><text:span text:style-name="T21">&gt;</text:span></text:p>
      <text:p text:style-name="P31"><text:soft-page-break/><text:span text:style-name="T18">64:</text:span> <text:s text:c="3"/><text:span text:style-name="T21">&lt;show object=</text:span><text:span text:style-name="T20">"true"</text:span><text:span text:style-name="T21"> label=</text:span><text:span text:style-name="T20">"true"</text:span><text:span text:style-name="T21">/&gt;</text:span></text:p>
      <text:p text:style-name="P31"><text:span text:style-name="T18">65:</text:span> <text:s text:c="3"/><text:span text:style-name="T21">&lt;objColor r=</text:span><text:span text:style-name="T20">"255"</text:span><text:span text:style-name="T21"> g=</text:span><text:span text:style-name="T20">"0"</text:span><text:span text:style-name="T21"> b=</text:span><text:span text:style-name="T20">"0"</text:span><text:span text:style-name="T21"> alpha=</text:span><text:span text:style-name="T20">"0.0"</text:span><text:span text:style-name="T21">/&gt;</text:span></text:p>
      <text:p text:style-name="P31"><text:span text:style-name="T18">66:</text:span> <text:s text:c="3"/><text:span text:style-name="T21">&lt;labelMode val=</text:span><text:span text:style-name="T20">"0"</text:span><text:span text:style-name="T21">/&gt;</text:span></text:p>
      <text:p text:style-name="P31"><text:span text:style-name="T18">67:</text:span> <text:s text:c="3"/><text:span text:style-name="T21">&lt;breakpoint val=</text:span><text:span text:style-name="T20">"false"</text:span><text:span text:style-name="T21">/&gt;</text:span></text:p>
      <text:p text:style-name="P31"><text:span text:style-name="T18">68:</text:span> <text:s text:c="3"/><text:span text:style-name="T21">&lt;coords x=</text:span><text:span text:style-name="T20">"0.8322936730942848"</text:span><text:span text:style-name="T21"> y=</text:span><text:span text:style-name="T20">"1.0"</text:span><text:span text:style-name="T21"> z=</text:span><text:span text:style-name="T20">"-3.4831821998399333"</text:span><text:span text:style-name="T21">/&gt;</text:span></text:p>
      <text:p text:style-name="P31"><text:span text:style-name="T18">69:</text:span> <text:s text:c="3"/><text:span text:style-name="T21">&lt;lineStyle thickness=</text:span><text:span text:style-name="T20">"2"</text:span><text:span text:style-name="T21"> type=</text:span><text:span text:style-name="T20">"0"</text:span><text:span text:style-name="T21">/&gt;</text:span></text:p>
      <text:p text:style-name="P31"><text:span text:style-name="T18">70:</text:span> <text:s text:c="3"/><text:span text:style-name="T21">&lt;eqnStyle style=</text:span><text:span text:style-name="T20">"explicit"</text:span><text:span text:style-name="T21">/&gt;</text:span></text:p>
      <text:p text:style-name="P31"><text:span text:style-name="T18">71:</text:span><text:span text:style-name="T21">&lt;/element&gt;</text:span></text:p>
      <text:p text:style-name="P31"><text:span text:style-name="T18">72:</text:span><text:span text:style-name="T21">&lt;/construction&gt;</text:span></text:p>
      <text:p text:style-name="P31"><text:span text:style-name="T18">73:</text:span><text:span text:style-name="T21">&lt;/geogebra&gt;</text:span></text:p>
      <text:p text:style-name="P32">74:</text:p>
      <text:p text:style-name="P31"><text:span text:style-name="T18">75:</text:span><text:span text:style-name="T30">%/geogebra_xml</text:span></text:p>
      <text:p text:style-name="P32">76:</text:p>
      <text:p text:style-name="P31"><text:span text:style-name="T18">77:</text:span> <text:s text:c="3"/><text:span text:style-name="T21">%output,preserve="false"</text:span></text:p>
      <text:p text:style-name="P31"><text:span text:style-name="T18">78:</text:span><text:span text:style-name="T21"> <text:s text:c="5"/>GeoGebra updated.</text:span></text:p>
      <text:p text:style-name="P31"><text:span text:style-name="T18">79:</text:span><text:span text:style-name="T21"> <text:s text:c="3"/>%/output</text:span></text:p>
      <text:p text:style-name="P32"/>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7"><draw:text-box fo:min-height="3.3264in"><text:p text:style-name="Illustration"><draw:frame draw:style-name="fr5" draw:name="graphics1" text:anchor-type="paragraph" svg:x="0in" svg:y="0in" svg:width="5.0256in" style:rel-width="100%" svg:height="3.3264in" style:rel-height="scale" draw:z-index="8"><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Text_20_body"><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Text_20_body">Before understanding what the HotEqn (<text:a xlink:type="simple" xlink:href="http://www.atp.ruhr-uni-bochum.de/VCLab/software/HotEqn/HotEqn.html">http://www.atp.ruhr-uni-</text:a><text:soft-page-break/><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6"><draw:object xlink:href="./Object 13" xlink:type="simple" xlink:show="embed" xlink:actuate="onLoad"/><draw:image xlink:href="./ObjectReplacements/Object 13" xlink:type="simple" xlink:show="embed" xlink:actuate="onLoad"/></draw:frame>, send it 2^{3}:</text:p>
      <text:p text:style-name="Preformatted_20_Text"/>
      <text:p text:style-name="P29"><text:span text:style-name="T18"><text:s/>1:</text:span><text:span text:style-name="T30">%hoteqn</text:span></text:p>
      <text:p text:style-name="P30"><text:s/>2:</text:p>
      <text:p text:style-name="P29"><text:span text:style-name="T18"><text:s/>3:</text:span><text:span text:style-name="T21">2</text:span><text:span text:style-name="T19">^{</text:span><text:span text:style-name="T24">3</text:span><text:span text:style-name="T19">}</text:span></text:p>
      <text:p text:style-name="P30"><text:s/>4:</text:p>
      <text:p text:style-name="P29"><text:span text:style-name="T18"><text:s/>5:</text:span><text:span text:style-name="T30">%/hoteqn</text:span></text:p>
      <text:p text:style-name="P30"><text:s/>6:</text:p>
      <text:p text:style-name="P29"><text:span text:style-name="T18"><text:s/>7:</text:span> <text:s text:c="3"/><text:span text:style-name="T21">%output,preserve="false"</text:span></text:p>
      <text:p text:style-name="P29"><text:span text:style-name="T18"><text:s/>8:</text:span><text:span text:style-name="T21"> <text:s text:c="5"/>HotEqn updated.</text:span></text:p>
      <text:p text:style-name="P46"><text:span text:style-name="T22"><text:s/></text:span><text:span text:style-name="T18">9:</text:span><text:span text:style-name="T23"> <text:s text:c="3"/>%/output</text:span></text:p>
      <text:p text:style-name="P47">and it will display:</text:p>
      <text:p text:style-name="P11"><draw:frame draw:style-name="fr6" draw:name="graphics3" text:anchor-type="paragraph" svg:x="3.0626in" svg:y="0.05in" svg:width="0.4201in" svg:height="0.45in" draw:z-index="9"><draw:image xlink:href="Pictures/2000000100000B58000004207203080A.svm" xlink:type="simple" xlink:show="embed" xlink:actuate="onLoad"/></draw:frame></text:p>
      <text:p text:style-name="P11">To have HotEqn show<draw:frame draw:style-name="fr11" draw:name="Object14" text:anchor-type="as-char" svg:width="1.2626in" svg:height="0.3925in" draw:z-index="27"><draw:object xlink:href="./Object 14" xlink:type="simple" xlink:show="embed" xlink:actuate="onLoad"/><draw:image xlink:href="./ObjectReplacements/Object 14" xlink:type="simple" xlink:show="embed" xlink:actuate="onLoad"/></draw:frame>, send it the following code:</text:p>
      <text:p text:style-name="P30"/>
      <text:p text:style-name="P29"><text:span text:style-name="T18"><text:s/>1:</text:span><text:span text:style-name="T30">%hoteqn</text:span></text:p>
      <text:p text:style-name="P30"><text:s/>2:</text:p>
      <text:p text:style-name="P29"><text:span text:style-name="T18"><text:s/>3:</text:span><text:span text:style-name="T21">2 x </text:span><text:span text:style-name="T19">^{</text:span><text:span text:style-name="T21">3</text:span><text:span text:style-name="T19">}</text:span><text:span text:style-name="T21"> </text:span><text:span text:style-name="T19">+</text:span><text:span text:style-name="T21"> 14 x </text:span><text:span text:style-name="T19">^{</text:span><text:span text:style-name="T21">2</text:span><text:span text:style-name="T19">}</text:span><text:span text:style-name="T21"> </text:span><text:span text:style-name="T19">+</text:span><text:span text:style-name="T21"> </text:span><text:span text:style-name="T17">\frac</text:span><text:span text:style-name="T19">{</text:span><text:span text:style-name="T21">24 x</text:span><text:span text:style-name="T19">}{</text:span><text:span text:style-name="T21">7</text:span><text:span text:style-name="T19">}</text:span></text:p>
      <text:p text:style-name="P30"><text:s/>4:</text:p>
      <text:p text:style-name="P29"><text:span text:style-name="T18"><text:s/>5:</text:span><text:span text:style-name="T30">%/hoteqn</text:span></text:p>
      <text:p text:style-name="P30"><text:s/>6:</text:p>
      <text:p text:style-name="P29"><text:span text:style-name="T18"><text:s/>7:</text:span> <text:s text:c="3"/><text:span text:style-name="T21">%output,preserve="false"</text:span></text:p>
      <text:p text:style-name="P29"><text:span text:style-name="T18"><text:s/>8:</text:span><text:span text:style-name="T21"> <text:s text:c="5"/>HotEqn updated.</text:span></text:p>
      <text:p text:style-name="P43"><text:span text:style-name="T18"><text:s/>9:</text:span><text:span text:style-name="T21"> <text:s text:c="3"/>%/output</text:span></text:p>
      <text:p text:style-name="Text_20_body">and it will display:</text:p>
      <text:p text:style-name="Text_20_body"><draw:frame draw:style-name="fr7" draw:name="graphics4" text:anchor-type="paragraph" svg:width="1.4583in" svg:height="0.5098in" draw:z-index="10"><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text:soft-page-break/>%mathpiper</text:h>
      <text:p text:style-name="Text_20_body">%mathpiper folds were introduced in a previous section and later sections discuss how to start programming in MathPiper. <text:s/>This section shows how properties can be used to tell %mathpiper folds to generate output that can be sent to plugins. </text:p>
      <text:h text:style-name="Heading_20_4" text:outline-level="4">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30"/>
      <text:p text:style-name="P29"><text:span text:style-name="T18"><text:s/>1:</text:span><text:span text:style-name="T30">%mathpiper,output="geogebra"</text:span></text:p>
      <text:p text:style-name="P30"><text:s/>2:</text:p>
      <text:p text:style-name="P29"><text:span text:style-name="T18"><text:s/>3:</text:span>x<text:span text:style-name="T5">^</text:span><text:span text:style-name="T8">2</text:span>;</text:p>
      <text:p text:style-name="P30"><text:s/>4:</text:p>
      <text:p text:style-name="P33"><text:span text:style-name="T18"><text:s/>5:</text:span><text:span text:style-name="T30">%/mathpiper</text:span></text:p>
      <text:p text:style-name="Preformatted_20_Text"/>
      <text:p text:style-name="Text_20_body">Executing this fold will produce the following output:</text:p>
      <text:p text:style-name="P29"><text:span text:style-name="T18"><text:s/>1:</text:span><text:span text:style-name="T30">%mathpiper,output="geogebra"</text:span></text:p>
      <text:p text:style-name="P30"><text:s/>2:</text:p>
      <text:p text:style-name="P29"><text:span text:style-name="T18"><text:s/>3:</text:span>x<text:span text:style-name="T5">^</text:span><text:span text:style-name="T8">2</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30">%geogebra</text:span></text:p>
      <text:p text:style-name="P29"><text:span text:style-name="T18"><text:s/>8:</text:span> <text:s text:c="5"/><text:span text:style-name="T21">Result:</text:span> x<text:span text:style-name="T5">^</text:span><text:span text:style-name="T8">2</text:span></text:p>
      <text:p text:style-name="P33"><text:span text:style-name="T18"><text:s/>9:</text:span> <text:s text:c="3"/><text:span text:style-name="T30">%/geogebra</text:span></text:p>
      <text:p text:style-name="Preformatted_20_Text"/>
      <text:p text:style-name="Text_20_body">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1"/>
      <text:p text:style-name="P11"><draw:frame draw:style-name="fr3" draw:name="Frame5" text:anchor-type="paragraph" svg:width="3.7992in" draw:z-index="11"><draw:text-box fo:min-height="2.5134in"><text:p text:style-name="Illustration"><draw:frame draw:style-name="fr8" draw:name="graphics5" text:anchor-type="paragraph" svg:x="0.0016in" svg:y="0.0008in" svg:width="3.7992in" style:rel-width="100%" svg:height="2.5134in" style:rel-height="scale" draw:z-index="12"><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soft-page-break/></text:p>
      <text:h text:style-name="Heading_20_4" text:outline-level="4">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30"/>
      <text:p text:style-name="P29"><text:span text:style-name="T18"><text:s/>1:</text:span><text:span text:style-name="T30">%mathpiper,output="latex"</text:span></text:p>
      <text:p text:style-name="P30"><text:s/>2:</text:p>
      <text:p text:style-name="P29"><text:span text:style-name="T18"><text:s/>3:</text:span><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30"><text:s/>5:</text:p>
      <text:p text:style-name="P29"><text:span text:style-name="T18"><text:s/>6:</text:span><text:span text:style-name="T30">%/mathpiper</text:span></text:p>
      <text:p text:style-name="P30"><text:s/>7:</text:p>
      <text:p text:style-name="P29"><text:span text:style-name="T18"><text:s/>8:</text:span> <text:s text:c="3"/><text:span text:style-name="T30">%hoteqn</text:span></text:p>
      <text:p text:style-name="P29"><text:span text:style-name="T18"><text:s/>9:</text:span><text:span text:style-name="T21"> <text:s text:c="5"/>Result: </text:span><text:span text:style-name="T17">\frac</text:span><text:span text:style-name="T19">{</text:span><text:span text:style-name="T21">2 x </text:span><text:span text:style-name="T17">\left</text:span><text:span text:style-name="T19">(</text:span><text:span text:style-name="T21"> x </text:span><text:span text:style-name="T19">+</text:span><text:span text:style-name="T21"> 3</text:span><text:span text:style-name="T17">\right</text:span><text:span text:style-name="T19">)</text:span><text:span text:style-name="T21"> <text:s/></text:span><text:span text:style-name="T17">\left</text:span><text:span text:style-name="T19">(</text:span><text:span text:style-name="T21"> x </text:span><text:span text:style-name="T19">+</text:span><text:span text:style-name="T21"> 4</text:span><text:span text:style-name="T17">\right</text:span><text:span text:style-name="T19">)</text:span><text:span text:style-name="T21"> </text:span><text:span text:style-name="T19">}{</text:span><text:span text:style-name="T21">9</text:span><text:span text:style-name="T19">}</text:span></text:p>
      <text:p text:style-name="P29"><text:span text:style-name="T18"><text:s/>1:</text:span><text:span text:style-name="T21"> <text:s text:c="3"/></text:span><text:span text:style-name="T30">%/hoteqn</text:span></text:p>
      <text:p text:style-name="P30"><text:s/>2:</text:p>
      <text:p text:style-name="P29"><text:span text:style-name="T18"><text:s/>3:</text:span> <text:s text:c="7"/><text:span text:style-name="T21">%output,preserve="false"</text:span></text:p>
      <text:p text:style-name="P29"><text:span text:style-name="T18"><text:s/>4:</text:span><text:span text:style-name="T21"> <text:s text:c="9"/>HotEqn updated.</text:span></text:p>
      <text:p text:style-name="P29"><text:span text:style-name="T18"><text:s/>5:</text:span><text:span text:style-name="T21"> <text:s text:c="7"/>%/output</text:span></text:p>
      <text:p text:style-name="P43"/>
      <text:p text:style-name="P33"><draw:frame draw:style-name="fr9" draw:name="graphics6" text:anchor-type="paragraph" svg:width="1.3752in" svg:height="0.5835in" draw:z-index="13"><draw:image xlink:href="Pictures/10000000000000A50000004623B6C8A6.png" xlink:type="simple" xlink:show="embed" xlink:actuate="onLoad"/></draw:frame></text:p>
      <text:h text:style-name="Heading_20_3" text:outline-level="3"><text:soft-page-break/>%output</text:h>
      <text:p text:style-name="Text_20_body">%output folds simply displays text output that has been generated by a parent fold. <text:s/>It is not executable and therefore it is not highlighted in light blue like executable folds are.</text:p>
      <text:h text:style-name="Heading_20_3" text:outline-level="3">%error</text:h>
      <text:p text:style-name="Text_20_body">%error folds display error messages that have been sent by the software that was executing the code in a fold.</text:p>
      <text:h text:style-name="Heading_20_3" text:outline-level="3">%html</text:h>
      <text:p text:style-name="Text_20_body">%html folds display HTML code in a floating window as shown in the following example:</text:p>
      <text:p text:style-name="P30"/>
      <text:p text:style-name="P29"><text:span text:style-name="T18"><text:s/>1:</text:span><text:span text:style-name="T30">%html,x_size="700",y_size="440"</text:span></text:p>
      <text:p text:style-name="P30"><text:s/>2:</text:p>
      <text:p text:style-name="P29"><text:span text:style-name="T18"><text:s/>3:</text:span><text:span text:style-name="T21">&lt;html&gt;</text:span></text:p>
      <text:p text:style-name="P29"><text:span text:style-name="T18"><text:s/>4:</text:span> <text:s text:c="3"/><text:span text:style-name="T21">&lt;h1 align</text:span><text:span text:style-name="T5">=</text:span><text:span text:style-name="T20">"center"</text:span><text:span text:style-name="T21">&gt;</text:span>HTML Color Values<text:span text:style-name="T21">&lt;/h1&gt;</text:span></text:p>
      <text:p text:style-name="P29"><text:span text:style-name="T18"><text:s/>5:</text:span> <text:s text:c="3"/><text:span text:style-name="T21">&lt;table border</text:span><text:span text:style-name="T5">=</text:span><text:span text:style-name="T20">"0"</text:span><text:span text:style-name="T21"> cellpadding</text:span><text:span text:style-name="T5">=</text:span><text:span text:style-name="T20">"10"</text:span><text:span text:style-name="T21"> cellspacing</text:span><text:span text:style-name="T5">=</text:span><text:span text:style-name="T20">"1"</text:span><text:span text:style-name="T21"> width</text:span><text:span text:style-name="T5">=</text:span><text:span text:style-name="T20">"600"</text:span><text:span text:style-name="T21">&gt;</text:span></text:p>
      <text:p text:style-name="P29"><text:span text:style-name="T18"><text:s/>6:</text:span> <text:s text:c="7"/><text:span text:style-name="T21">&lt;tr&gt;</text:span></text:p>
      <text:p text:style-name="P29"><text:span text:style-name="T18"><text:s/>7:</text:span> <text:s text:c="11"/><text:span text:style-name="T21">&lt;th bgcolor</text:span><text:span text:style-name="T5">=</text:span><text:span text:style-name="T20">"white"</text:span><text:span text:style-name="T21"> colspan</text:span><text:span text:style-name="T5">=</text:span><text:span text:style-name="T20">"2"</text:span><text:span text:style-name="T21">&gt;&lt;/th&gt;</text:span></text:p>
      <text:p text:style-name="P29"><text:span text:style-name="T18"><text:s/>8:</text:span> <text:s text:c="11"/><text:span text:style-name="T21">&lt;th colspan</text:span><text:span text:style-name="T5">=</text:span><text:span text:style-name="T20">"6"</text:span><text:span text:style-name="T21">&gt;</text:span>where blue=cc<text:span text:style-name="T21">&lt;/th&gt;</text:span></text:p>
      <text:p text:style-name="P29"><text:span text:style-name="T18"><text:s/>9:</text:span> <text:s text:c="7"/><text:span text:style-name="T21">&lt;/tr&gt;</text:span></text:p>
      <text:p text:style-name="P29"><text:span text:style-name="T18">10:</text:span> <text:s text:c="7"/><text:span text:style-name="T21">&lt;tr&gt;</text:span></text:p>
      <text:p text:style-name="P29"><text:span text:style-name="T18">11:</text:span> <text:s text:c="11"/><text:span text:style-name="T21">&lt;th rowspan</text:span><text:span text:style-name="T5">=</text:span><text:span text:style-name="T20">"6"</text:span><text:span text:style-name="T21">&gt;</text:span>where<text:span text:style-name="T34">&amp;nbsp;</text:span>red=<text:span text:style-name="T21">&lt;/th&gt;</text:span></text:p>
      <text:p text:style-name="P29"><text:span text:style-name="T18">12:</text:span> <text:s text:c="11"/><text:span text:style-name="T21">&lt;th&gt;</text:span>ff<text:span text:style-name="T21">&lt;/th&gt;</text:span></text:p>
      <text:p text:style-name="P29"><text:span text:style-name="T18">13:</text:span> <text:s text:c="11"/><text:span text:style-name="T21">&lt;th bgcolor</text:span><text:span text:style-name="T5">=</text:span><text:span text:style-name="T20">"#ff00cc"</text:span><text:span text:style-name="T21">&gt;</text:span>ff00cc<text:span text:style-name="T21">&lt;/th&gt;</text:span></text:p>
      <text:p text:style-name="P29"><text:span text:style-name="T18">14:</text:span> <text:s text:c="11"/><text:span text:style-name="T21">&lt;th bgcolor</text:span><text:span text:style-name="T5">=</text:span><text:span text:style-name="T20">"#ff33cc"</text:span><text:span text:style-name="T21">&gt;</text:span>ff33cc<text:span text:style-name="T21">&lt;/th&gt;</text:span></text:p>
      <text:p text:style-name="P29"><text:span text:style-name="T18">15:</text:span> <text:s text:c="11"/><text:span text:style-name="T21">&lt;th bgcolor</text:span><text:span text:style-name="T5">=</text:span><text:span text:style-name="T20">"#ff66cc"</text:span><text:span text:style-name="T21">&gt;</text:span>ff66cc<text:span text:style-name="T21">&lt;/th&gt;</text:span></text:p>
      <text:p text:style-name="P29"><text:span text:style-name="T18">16:</text:span> <text:s text:c="11"/><text:span text:style-name="T21">&lt;th bgcolor</text:span><text:span text:style-name="T5">=</text:span><text:span text:style-name="T20">"#ff99cc"</text:span><text:span text:style-name="T21">&gt;</text:span>ff99cc<text:span text:style-name="T21">&lt;/th&gt;</text:span></text:p>
      <text:p text:style-name="P29"><text:span text:style-name="T18">17:</text:span> <text:s text:c="11"/><text:span text:style-name="T21">&lt;th bgcolor</text:span><text:span text:style-name="T5">=</text:span><text:span text:style-name="T20">"#ffcccc"</text:span><text:span text:style-name="T21">&gt;</text:span>ffcccc<text:span text:style-name="T21">&lt;/th&gt;</text:span></text:p>
      <text:p text:style-name="P29"><text:span text:style-name="T18">18:</text:span> <text:s text:c="11"/><text:span text:style-name="T21">&lt;th bgcolor</text:span><text:span text:style-name="T5">=</text:span><text:span text:style-name="T20">"#ffffcc"</text:span><text:span text:style-name="T21">&gt;</text:span>ffffcc<text:span text:style-name="T21">&lt;/th&gt;</text:span></text:p>
      <text:p text:style-name="P29"><text:span text:style-name="T18">19:</text:span> <text:s text:c="7"/><text:span text:style-name="T21">&lt;/tr&gt;</text:span></text:p>
      <text:p text:style-name="P29"><text:span text:style-name="T18">20:</text:span> <text:s text:c="7"/><text:span text:style-name="T21">&lt;tr&gt;</text:span></text:p>
      <text:p text:style-name="P29"><text:span text:style-name="T18">21:</text:span> <text:s text:c="11"/><text:span text:style-name="T21">&lt;th&gt;</text:span>cc<text:span text:style-name="T21">&lt;/th&gt;</text:span></text:p>
      <text:p text:style-name="P29"><text:span text:style-name="T18">22:</text:span> <text:s text:c="11"/><text:span text:style-name="T21">&lt;th bgcolor</text:span><text:span text:style-name="T5">=</text:span><text:span text:style-name="T20">"#cc00cc"</text:span><text:span text:style-name="T21">&gt;</text:span>cc00cc<text:span text:style-name="T21">&lt;/th&gt;</text:span></text:p>
      <text:p text:style-name="P29"><text:span text:style-name="T18">23:</text:span> <text:s text:c="11"/><text:span text:style-name="T21">&lt;th bgcolor</text:span><text:span text:style-name="T5">=</text:span><text:span text:style-name="T20">"#cc33cc"</text:span><text:span text:style-name="T21">&gt;</text:span>cc33cc<text:span text:style-name="T21">&lt;/th&gt;</text:span></text:p>
      <text:p text:style-name="P29"><text:span text:style-name="T18">24:</text:span> <text:s text:c="11"/><text:span text:style-name="T21">&lt;th bgcolor</text:span><text:span text:style-name="T5">=</text:span><text:span text:style-name="T20">"#cc66cc"</text:span><text:span text:style-name="T21">&gt;</text:span>cc66cc<text:span text:style-name="T21">&lt;/th&gt;</text:span></text:p>
      <text:p text:style-name="P29"><text:span text:style-name="T18">25:</text:span> <text:s text:c="11"/><text:span text:style-name="T21">&lt;th bgcolor</text:span><text:span text:style-name="T5">=</text:span><text:span text:style-name="T20">"#cc99cc"</text:span><text:span text:style-name="T21">&gt;</text:span>cc99cc<text:span text:style-name="T21">&lt;/th&gt;</text:span></text:p>
      <text:p text:style-name="P29"><text:span text:style-name="T18">26:</text:span> <text:s text:c="11"/><text:span text:style-name="T21">&lt;th bgcolor</text:span><text:span text:style-name="T5">=</text:span><text:span text:style-name="T20">"#cccccc"</text:span><text:span text:style-name="T21">&gt;</text:span>cccccc<text:span text:style-name="T21">&lt;/th&gt;</text:span></text:p>
      <text:p text:style-name="P29"><text:span text:style-name="T18">27:</text:span> <text:s text:c="11"/><text:span text:style-name="T21">&lt;th bgcolor</text:span><text:span text:style-name="T5">=</text:span><text:span text:style-name="T20">"#ccffcc"</text:span><text:span text:style-name="T21">&gt;</text:span>ccffcc<text:span text:style-name="T21">&lt;/th&gt;</text:span></text:p>
      <text:p text:style-name="P29"><text:span text:style-name="T18">28:</text:span> <text:s text:c="7"/><text:span text:style-name="T21">&lt;/tr&gt;</text:span></text:p>
      <text:p text:style-name="P29"><text:span text:style-name="T18">29:</text:span> <text:s text:c="7"/><text:span text:style-name="T21">&lt;tr&gt;</text:span></text:p>
      <text:p text:style-name="P29"><text:span text:style-name="T18">30:</text:span> <text:s text:c="11"/><text:span text:style-name="T21">&lt;th&gt;</text:span>99<text:span text:style-name="T21">&lt;/th&gt;</text:span></text:p>
      <text:p text:style-name="P29"><text:span text:style-name="T18">31:</text:span> <text:s text:c="11"/><text:span text:style-name="T21">&lt;th bgcolor</text:span><text:span text:style-name="T5">=</text:span><text:span text:style-name="T20">"#9900cc"</text:span><text:span text:style-name="T21">&gt;</text:span></text:p>
      <text:p text:style-name="P29"><text:span text:style-name="T18">32:</text:span> <text:s text:c="15"/><text:span text:style-name="T21">&lt;font color</text:span><text:span text:style-name="T5">=</text:span><text:span text:style-name="T20">"#ffffff"</text:span><text:span text:style-name="T21">&gt;</text:span>9900cc<text:span text:style-name="T21">&lt;/font&gt;</text:span></text:p>
      <text:p text:style-name="P29"><text:soft-page-break/><text:span text:style-name="T18">33:</text:span> <text:s text:c="11"/><text:span text:style-name="T21">&lt;/th&gt;</text:span></text:p>
      <text:p text:style-name="P29"><text:span text:style-name="T18">34:</text:span> <text:s text:c="11"/><text:span text:style-name="T21">&lt;th bgcolor</text:span><text:span text:style-name="T5">=</text:span><text:span text:style-name="T20">"#9933cc"</text:span><text:span text:style-name="T21">&gt;</text:span>9933cc<text:span text:style-name="T21">&lt;/th&gt;</text:span></text:p>
      <text:p text:style-name="P29"><text:span text:style-name="T18">35:</text:span> <text:s text:c="11"/><text:span text:style-name="T21">&lt;th bgcolor</text:span><text:span text:style-name="T5">=</text:span><text:span text:style-name="T20">"#9966cc"</text:span><text:span text:style-name="T21">&gt;</text:span>9966cc<text:span text:style-name="T21">&lt;/th&gt;</text:span></text:p>
      <text:p text:style-name="P29"><text:span text:style-name="T18">36:</text:span> <text:s text:c="11"/><text:span text:style-name="T21">&lt;th bgcolor</text:span><text:span text:style-name="T5">=</text:span><text:span text:style-name="T20">"#9999cc"</text:span><text:span text:style-name="T21">&gt;</text:span>9999cc<text:span text:style-name="T21">&lt;/th&gt;</text:span></text:p>
      <text:p text:style-name="P29"><text:span text:style-name="T18">37:</text:span> <text:s text:c="11"/><text:span text:style-name="T21">&lt;th bgcolor</text:span><text:span text:style-name="T5">=</text:span><text:span text:style-name="T20">"#99cccc"</text:span><text:span text:style-name="T21">&gt;</text:span>99cccc<text:span text:style-name="T21">&lt;/th&gt;</text:span></text:p>
      <text:p text:style-name="P29"><text:span text:style-name="T18">38:</text:span> <text:s text:c="11"/><text:span text:style-name="T21">&lt;th bgcolor</text:span><text:span text:style-name="T5">=</text:span><text:span text:style-name="T20">"#99ffcc"</text:span><text:span text:style-name="T21">&gt;</text:span>99ffcc<text:span text:style-name="T21">&lt;/th&gt;</text:span></text:p>
      <text:p text:style-name="P29"><text:span text:style-name="T18">39:</text:span> <text:s text:c="7"/><text:span text:style-name="T21">&lt;/tr&gt;</text:span></text:p>
      <text:p text:style-name="P29"><text:span text:style-name="T18">40:</text:span> <text:s text:c="7"/><text:span text:style-name="T21">&lt;tr&gt;</text:span></text:p>
      <text:p text:style-name="P29"><text:span text:style-name="T18">41:</text:span> <text:s text:c="11"/><text:span text:style-name="T21">&lt;th&gt;</text:span>66<text:span text:style-name="T21">&lt;/th&gt;</text:span></text:p>
      <text:p text:style-name="P29"><text:span text:style-name="T18">42:</text:span> <text:s text:c="11"/><text:span text:style-name="T21">&lt;th bgcolor</text:span><text:span text:style-name="T5">=</text:span><text:span text:style-name="T20">"#6600cc"</text:span><text:span text:style-name="T21">&gt;</text:span></text:p>
      <text:p text:style-name="P29"><text:span text:style-name="T18">43:</text:span> <text:s text:c="15"/><text:span text:style-name="T21">&lt;font color</text:span><text:span text:style-name="T5">=</text:span><text:span text:style-name="T20">"#ffffff"</text:span><text:span text:style-name="T21">&gt;</text:span>6600cc<text:span text:style-name="T21">&lt;/font&gt;</text:span></text:p>
      <text:p text:style-name="P29"><text:span text:style-name="T18">44:</text:span> <text:s text:c="11"/><text:span text:style-name="T21">&lt;/th&gt;</text:span></text:p>
      <text:p text:style-name="P29"><text:span text:style-name="T18">45:</text:span> <text:s text:c="11"/><text:span text:style-name="T21">&lt;th bgcolor</text:span><text:span text:style-name="T5">=</text:span><text:span text:style-name="T20">"#6633cc"</text:span><text:span text:style-name="T21">&gt;</text:span></text:p>
      <text:p text:style-name="P29"><text:span text:style-name="T18">46:</text:span> <text:s text:c="15"/><text:span text:style-name="T21">&lt;font color</text:span><text:span text:style-name="T5">=</text:span><text:span text:style-name="T20">"#FFFFFF"</text:span><text:span text:style-name="T21">&gt;</text:span>6633cc<text:span text:style-name="T21">&lt;/font&gt;</text:span></text:p>
      <text:p text:style-name="P29"><text:span text:style-name="T18">47:</text:span> <text:s text:c="11"/><text:span text:style-name="T21">&lt;/th&gt;</text:span></text:p>
      <text:p text:style-name="P29"><text:span text:style-name="T18">48:</text:span> <text:s text:c="11"/><text:span text:style-name="T21">&lt;th bgcolor</text:span><text:span text:style-name="T5">=</text:span><text:span text:style-name="T20">"#6666cc"</text:span><text:span text:style-name="T21">&gt;</text:span>6666cc<text:span text:style-name="T21">&lt;/th&gt;</text:span></text:p>
      <text:p text:style-name="P29"><text:span text:style-name="T18">49:</text:span> <text:s text:c="11"/><text:span text:style-name="T21">&lt;th bgcolor</text:span><text:span text:style-name="T5">=</text:span><text:span text:style-name="T20">"#6699cc"</text:span><text:span text:style-name="T21">&gt;</text:span>6699cc<text:span text:style-name="T21">&lt;/th&gt;</text:span></text:p>
      <text:p text:style-name="P29"><text:span text:style-name="T18">50:</text:span> <text:s text:c="11"/><text:span text:style-name="T21">&lt;th bgcolor</text:span><text:span text:style-name="T5">=</text:span><text:span text:style-name="T20">"#66cccc"</text:span><text:span text:style-name="T21">&gt;</text:span>66cccc<text:span text:style-name="T21">&lt;/th&gt;</text:span></text:p>
      <text:p text:style-name="P29"><text:span text:style-name="T18">51:</text:span> <text:s text:c="11"/><text:span text:style-name="T21">&lt;th bgcolor</text:span><text:span text:style-name="T5">=</text:span><text:span text:style-name="T20">"#66ffcc"</text:span><text:span text:style-name="T21">&gt;</text:span>66ffcc<text:span text:style-name="T21">&lt;/th&gt;</text:span></text:p>
      <text:p text:style-name="P29"><text:span text:style-name="T18">52:</text:span> <text:s text:c="7"/><text:span text:style-name="T21">&lt;/tr&gt;</text:span></text:p>
      <text:p text:style-name="P29"><text:span text:style-name="T18">53:</text:span> <text:s text:c="7"/><text:span text:style-name="T21">&lt;tr&gt;</text:span></text:p>
      <text:p text:style-name="P29"><text:span text:style-name="T18">54:</text:span> <text:s text:c="11"/><text:span text:style-name="T21">&lt;th colspan</text:span><text:span text:style-name="T5">=</text:span><text:span text:style-name="T20">"1"</text:span><text:span text:style-name="T21">&gt;&lt;/th&gt;</text:span></text:p>
      <text:p text:style-name="P29"><text:span text:style-name="T18">55:</text:span> <text:s text:c="11"/><text:span text:style-name="T21">&lt;th&gt;</text:span>00<text:span text:style-name="T21">&lt;/th&gt;</text:span></text:p>
      <text:p text:style-name="P29"><text:span text:style-name="T18">56:</text:span> <text:s text:c="11"/><text:span text:style-name="T21">&lt;th&gt;</text:span>33<text:span text:style-name="T21">&lt;/th&gt;</text:span></text:p>
      <text:p text:style-name="P29"><text:span text:style-name="T18">57:</text:span> <text:s text:c="11"/><text:span text:style-name="T21">&lt;th&gt;</text:span>66<text:span text:style-name="T21">&lt;/th&gt;</text:span></text:p>
      <text:p text:style-name="P29"><text:span text:style-name="T18">58:</text:span> <text:s text:c="11"/><text:span text:style-name="T21">&lt;th&gt;</text:span>99<text:span text:style-name="T21">&lt;/th&gt;</text:span></text:p>
      <text:p text:style-name="P29"><text:span text:style-name="T18">59:</text:span> <text:s text:c="11"/><text:span text:style-name="T21">&lt;th&gt;</text:span>cc<text:span text:style-name="T21">&lt;/th&gt;</text:span></text:p>
      <text:p text:style-name="P29"><text:span text:style-name="T18">60:</text:span> <text:s text:c="11"/><text:span text:style-name="T21">&lt;th&gt;</text:span>ff<text:span text:style-name="T21">&lt;/th&gt;</text:span></text:p>
      <text:p text:style-name="P29"><text:span text:style-name="T18">61:</text:span> <text:s text:c="7"/><text:span text:style-name="T21">&lt;/tr&gt;</text:span></text:p>
      <text:p text:style-name="P29"><text:span text:style-name="T18">62:</text:span> <text:s text:c="7"/><text:span text:style-name="T21">&lt;tr&gt;</text:span></text:p>
      <text:p text:style-name="P29"><text:span text:style-name="T18">63:</text:span> <text:s text:c="11"/><text:span text:style-name="T21">&lt;th colspan</text:span><text:span text:style-name="T5">=</text:span><text:span text:style-name="T20">"2"</text:span><text:span text:style-name="T21">&gt;&lt;/th&gt;</text:span></text:p>
      <text:p text:style-name="P29"><text:span text:style-name="T18">64:</text:span> <text:s text:c="11"/><text:span text:style-name="T21">&lt;th colspan</text:span><text:span text:style-name="T5">=</text:span><text:span text:style-name="T20">"4"</text:span><text:span text:style-name="T21">&gt;</text:span>where green=<text:span text:style-name="T21">&lt;/th&gt;</text:span></text:p>
      <text:p text:style-name="P29"><text:span text:style-name="T18">65:</text:span> <text:s text:c="7"/><text:span text:style-name="T21">&lt;/tr&gt;</text:span></text:p>
      <text:p text:style-name="P29"><text:span text:style-name="T18">66:</text:span> <text:s text:c="3"/><text:span text:style-name="T21">&lt;/table&gt;</text:span></text:p>
      <text:p text:style-name="P29"><text:span text:style-name="T18">67:</text:span><text:span text:style-name="T21">&lt;/html&gt;</text:span></text:p>
      <text:p text:style-name="P29"><text:span text:style-name="T18">68:</text:span> <text:s text:c="3"/></text:p>
      <text:p text:style-name="P29"><text:span text:style-name="T18">69:</text:span><text:span text:style-name="T30">%/html</text:span></text:p>
      <text:p text:style-name="P30">70:</text:p>
      <text:p text:style-name="P29"><text:span text:style-name="T18">71:</text:span> <text:s text:c="3"/><text:span text:style-name="T21">%output,preserve="false"</text:span></text:p>
      <text:p text:style-name="P29"><text:span text:style-name="T18">72:</text:span><text:span text:style-name="T21"> <text:s text:c="5"/></text:span></text:p>
      <text:p text:style-name="P29"><text:span text:style-name="T18">73:</text:span><text:span text:style-name="T21"> <text:s text:c="3"/>%/output</text:span></text:p>
      <text:p text:style-name="P34">74:</text:p>
      <text:p text:style-name="P34"/>
      <text:p text:style-name="Text_20_body">This code produces the following output:</text:p>
      <text:p text:style-name="Standard"/>
      <text:p text:style-name="Text_20_body"><draw:frame draw:style-name="fr10" draw:name="graphics7" text:anchor-type="paragraph" svg:width="5.6165in" svg:height="3.0083in" draw:z-index="14"><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3" text:outline-level="3">%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2" text:outline-level="2">Automatically Inserting Folds</text:h>
      <text:p text:style-name="Text_20_body">Typing the the top and bottom fold lines (for example: %mathpiper ... %/mathpiper) can be tedious and MathRider has a way to automatically insert them. <text:s/>Place the cursor on a line in a .mrw worksheet file where you would like a fold inserted and then <text:span text:style-name="T9">press the right mouse button</text:span>. <text:s/>A popup menu will be displayed which will allow you to have a fold automatically inserted into the worksheet at position of the cursor.</text:p>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56"><text:span text:style-name="T21">3</text:span> </text:p>
      <text:p text:style-name="Text_20_body">represents the number three, the value:</text:p>
      <text:p text:style-name="P57"><text:span text:style-name="T24">0.5</text:span> </text:p>
      <text:p text:style-name="Text_20_body">represents the number one half, and the value: </text:p>
      <text:p text:style-name="P59">"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8">3</text:p>
      <text:p text:style-name="P58">2 + 3</text:p>
      <text:p text:style-name="P58"><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6">Result&gt; 5</text:p>
      <text:h text:style-name="Heading_20_2" text:outline-level="2">Operators</text:h>
      <text:p text:style-name="Text_20_body">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oft-page-break/><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6">Result&gt; 3</text:p>
      <text:p text:style-name="Standard"/>
      <text:p text:style-name="Preformatted_20_Text">In&gt; 3*4</text:p>
      <text:p text:style-name="P26">Result&gt; 12</text:p>
      <text:p text:style-name="Standard"/>
      <text:p text:style-name="Preformatted_20_Text">In&gt; 30/3</text:p>
      <text:p text:style-name="P26">Result&gt; 10</text:p>
      <text:p text:style-name="Standard"/>
      <text:p text:style-name="Preformatted_20_Text">In&gt; 8%5</text:p>
      <text:p text:style-name="P26">Result&gt; 3</text:p>
      <text:p text:style-name="Standard"/>
      <text:p text:style-name="Preformatted_20_Text">In&gt; 2^3</text:p>
      <text:p text:style-name="P26">Result&gt; 8</text:p>
      <text:p text:style-name="Standard"/>
      <text:p text:style-name="Text_20_body">The <text:span text:style-name="T6">−</text:span> character can also be used to indicate a negative number:</text:p>
      <text:p text:style-name="Preformatted_20_Text">In&gt; -3</text:p>
      <text:p text:style-name="P26">Result&gt; -3</text:p>
      <text:p text:style-name="Standard"/>
      <text:p text:style-name="Text_20_body">Subtracting a negative number results in a positive number:</text:p>
      <text:p text:style-name="Preformatted_20_Text">In&gt; - -3</text:p>
      <text:p text:style-name="P26">Result&gt; 3</text:p>
      <text:p text:style-name="P26"/>
      <text:p text:style-name="Text_20_body">In MathPiper, <text:span text:style-name="T6">operators</text:span> are symbols (or groups of symbols) which are implemented with <text:span text:style-name="T6">functions</text:span>. <text:s/>One can either call the function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56"><text:soft-page-break/>^<text:tab/>Exponents are evaluated right to left.</text:p>
      <text:p text:style-name="P62">*,%,/<text:tab/>Then multiplication, remainder, and division operations are evaluated left to right.</text:p>
      <text:p text:style-name="P56">+, −<text:tab/>Finally, addition and subtraction are evaluated left to right.</text:p>
      <text:p text:style-name="P56"/>
      <text:p text:style-name="Text_20_body">Lets manually apply these precedence rules to the multi-operator expression we used earlier. <text:s/>Here is the expression in source code form:</text:p>
      <text:p text:style-name="P17"/>
      <text:p text:style-name="P25">5 + 6*21/18 - 2^3</text:p>
      <text:p text:style-name="P17"/>
      <text:p text:style-name="Text_20_body">And here it is in traditional form:</text:p>
      <text:p text:style-name="P52"><draw:frame draw:style-name="fr11" draw:name="Object15" text:anchor-type="as-char" svg:width="0.9874in" svg:height="0.4256in" draw:z-index="1"><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6">5 + 6*21/18 - 2<text:span text:style-name="T9">^</text:span>3</text:p>
      <text:p text:style-name="P36">5 + 6<text:span text:style-name="T9">*</text:span>21/18 - <text:span text:style-name="T25">8</text:span></text:p>
      <text:p text:style-name="P36">5 + <text:span text:style-name="T25">126</text:span><text:span text:style-name="T9">/</text:span>18 - 8</text:p>
      <text:p text:style-name="P36">5 <text:span text:style-name="T9">+</text:span> <text:span text:style-name="T25">7</text:span> - 8</text:p>
      <text:p text:style-name="P36"><text:span text:style-name="T25">12</text:span> <text:span text:style-name="T9">-</text:span> 8</text:p>
      <text:p text:style-name="P27">4</text:p>
      <text:p text:style-name="P27"/>
      <text:p text:style-name="Text_20_body">Starting with the first expression, MathPiper evaluates the <text:span text:style-name="T9">^</text:span> operator first which results in the <text:span text:style-name="T25">8</text:span> in the expression below it. <text:s/>In the second expression, the <text:span text:style-name="T9">*</text:span> operator is executed next, and so on. <text:s/>The last expression shows that the final result after all of the operators have been evaluated is <text:span text:style-name="T25">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6">Result&gt; 22</text:p>
      <text:p text:style-name="Standard"/>
      <text:p text:style-name="Text_20_body">If parentheses are placed around 4 + 5, however, the addition operator is forced to be evaluated before the multiplication operator and the result is 30:</text:p>
      <text:p text:style-name="Standard"/>
      <text:p text:style-name="Preformatted_20_Text"><text:soft-page-break/>In&gt; (2 + 4)*5</text:p>
      <text:p text:style-name="P26">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6">Result&gt; 90</text:p>
      <text:p text:style-name="Standard"/>
      <text:p text:style-name="Text_20_body">Since parentheses are evaluated before any other operators, they are placed at the top of the precedence table:</text:p>
      <text:p text:style-name="Text_20_body"/>
      <text:p text:style-name="P60">()<text:tab/>Parentheses are evaluated from the inside out.</text:p>
      <text:p text:style-name="P60">^<text:tab/>Then exponents are evaluated right to left.</text:p>
      <text:p text:style-name="P60">*,%,/ Then multiplication, remainder, and division operations are evaluated left to right.</text:p>
      <text:p text:style-name="P60">+, − Finally, addition and subtraction are evaluated left to right.</text:p>
      <text:h text:style-name="Heading_20_2" text:outline-level="2">Variables</text:h>
      <text:p text:style-name="Text_20_body">As discussed in section <text:a xlink:type="simple" xlink:href="#7.1.2.1.Variables|outline">7.1.2.1</text:a>, variables are symbols that can be associated with values. <text:s/>One way to create variables in MathPiper is through <text:span text:style-name="T6">assignment</text:span> and this consists of placing the name of a variable you would like to create on the left side of an assignment operator <text:span text:style-name="T6">:=</text:span> and an expression on the right side of this operator. <text:s/>When the expression returns a value, the value is assigned (or <text:span text:style-name="T6">bound</text:span> to) to the variable. </text:p>
      <text:p text:style-name="Text_20_body">In the following example, a variable called <text:span text:style-name="T6">box</text:span> is created and the number <text:span text:style-name="T6">7</text:span> is assigned to it:</text:p>
      <text:p text:style-name="Preformatted_20_Text"/>
      <text:p text:style-name="Preformatted_20_Text">In&gt; box := 7</text:p>
      <text:p text:style-name="P26">Result&gt; 7</text:p>
      <text:p text:style-name="Standard"/>
      <text:p text:style-name="Text_20_body">Notice that the assignment operator returns the value that was bound to the variable as its result. <text:s/>If you want to see the value that the variable box (or any variable) has been bound to, simply evaluate it:</text:p>
      <text:p text:style-name="Text_20_body"/>
      <text:p text:style-name="Preformatted_20_Text">In&gt; box</text:p>
      <text:p text:style-name="P26">Result&gt; 7</text:p>
      <text:p text:style-name="P26"/>
      <text:p text:style-name="Text_20_body">If a variable has not been bound to a value yet, it will return itself as the result when it is evaluated:</text:p>
      <text:p text:style-name="Preformatted_20_Text"/>
      <text:p text:style-name="Preformatted_20_Text"><text:soft-page-break/>In&gt; box2</text:p>
      <text:p text:style-name="P26">Result&gt; box2</text:p>
      <text:p text:style-name="Preformatted_20_Text"/>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Programs are able to have more than 1 variable and here is a more sophisticated example which uses 3 variables:</text:p>
      <text:p text:style-name="Standard"/>
      <text:p text:style-name="Preformatted_20_Text">a := 2</text:p>
      <text:p text:style-name="P26">Result&gt; 2</text:p>
      <text:p text:style-name="Standard"/>
      <text:p text:style-name="Preformatted_20_Text">b := 3</text:p>
      <text:p text:style-name="P26">Result&gt; 3</text:p>
      <text:p text:style-name="Standard"/>
      <text:p text:style-name="Preformatted_20_Text">a + b</text:p>
      <text:p text:style-name="P26">Result&gt; 5</text:p>
      <text:p text:style-name="Standard"/>
      <text:p text:style-name="Preformatted_20_Text">answer := a + b</text:p>
      <text:p text:style-name="P26">Result&gt; 5</text:p>
      <text:p text:style-name="Standard"/>
      <text:p text:style-name="Preformatted_20_Text">answer</text:p>
      <text:p text:style-name="P26">Result&gt; 5</text:p>
      <text:p text:style-name="Standard"/>
      <text:p text:style-name="Text_20_body">The part of an expression that is on the right side of an assignment operator is always evaluated first and the result is then assigned to the variable that is on the left side of the operator.</text:p>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can have values passed to them from the calling code and they always return a value back to the calling code when they are finished executing. <text:s/>An example of a function is the Eve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text:span><text:span text:style-name="T6">methods</text:span><text:span text:style-name="T7">, etc.</text:span></text:p>
      <text:p text:style-name="Text_20_body">The functions that come with MathPiper have names which consist of either a single word (such as <text:span text:style-name="T6">Even()</text:span>) or multiple words that have been put together to <text:soft-page-break/>form a compound word (such as <text:span text:style-name="T6">IsBound()</text:span>). <text:s/>All letters in the names of functions which come with MathPiper are lower case except the beginning letter in each word, which are upper case.</text:p>
      <text:h text:style-name="Heading_20_2" text:outline-level="2">Functions That Produce Side Effects</text:h>
      <text:p text:style-name="Text_20_body">Most functions are executed to obtain the results they produce but some functions are executed in order have them perform work that is not in the form of a result. <text:s/>Functions that perform work that is not in the form of a result are said to produce <text:span text:style-name="T6">side effects</text:span>. <text:s/>Side effects include many forms of work such as sending information to the user, opening files, and changing values in memory. <text:s/></text:p>
      <text:p text:style-name="Text_20_body">When a function produces a side effect which sends information to the user, this information has the words <text:span text:style-name="T6">Side effects:</text:span> placed before it instead of the word <text:span text:style-name="T6">Result:</text:span>. <text:s/>The <text:span text:style-name="T6">Echo()</text:span> function is an example of a function that produces a side effect and it is covered in the following section.</text:p>
      <text:h text:style-name="Heading_20_3" text:outline-level="3">The Echo() and Write() Functions</text:h>
      <text:p text:style-name="Text_20_body">The Echo() and Write()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6">Result&gt; True</text:p>
      <text:p text:style-name="P37">Side Effects&gt;</text:p>
      <text:p text:style-name="P37">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Echo(1,1+2,2*3)</text:p>
      <text:p text:style-name="P26">Result&gt; True</text:p>
      <text:p text:style-name="P37"><text:soft-page-break/>Side Effects&gt;</text:p>
      <text:p text:style-name="P37">1 3 6 </text:p>
      <text:p text:style-name="Standard"/>
      <text:p text:style-name="Text_20_body">The expressions were each evaluated and their results were returned as side effect output.</text:p>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9"><text:span text:style-name="T18"><text:s/>1:</text:span><text:span text:style-name="T30">%mathpiper</text:span></text:p>
      <text:p text:style-name="P30"><text:s/>2:</text:p>
      <text:p text:style-name="P29"><text:span text:style-name="T18"><text:s/>3:</text:span><text:span text:style-name="T19">Echo</text:span><text:span text:style-name="T5">(</text:span><text:span text:style-name="T8">1</text:span><text:span text:style-name="T5">)</text:span>;</text:p>
      <text:p text:style-name="P30"><text:s/>4:</text:p>
      <text:p text:style-name="P29"><text:span text:style-name="T18"><text:s/>5:</text:span><text:span text:style-name="T19">Echo</text:span><text:span text:style-name="T5">(</text:span><text:span text:style-name="T8">1</text:span><text:span text:style-name="T5">+</text:span><text:span text:style-name="T8">2</text:span><text:span text:style-name="T5">)</text:span>;</text:p>
      <text:p text:style-name="P30"><text:s/>6:</text:p>
      <text:p text:style-name="P29"><text:span text:style-name="T18"><text:s/>7:</text:span><text:span text:style-name="T19">Echo</text:span><text:span text:style-name="T5">(</text:span><text:span text:style-name="T8">2</text:span><text:span text:style-name="T5">*</text:span><text:span text:style-name="T8">3</text:span><text:span text:style-name="T5">)</text:span>;</text:p>
      <text:p text:style-name="P30"><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pan text:style-name="T18">14:</text:span> <text:s text:c="5"/><text:span text:style-name="T36">Side effects:</text:span></text:p>
      <text:p text:style-name="P29"><text:span text:style-name="T18">15:</text:span> <text:s text:c="5"/>1 </text:p>
      <text:p text:style-name="P29"><text:span text:style-name="T18">16:</text:span> <text:s text:c="5"/>3 </text:p>
      <text:p text:style-name="P29"><text:span text:style-name="T18">17:</text:span> <text:s text:c="5"/>6</text:p>
      <text:p text:style-name="P42"><text:span text:style-name="T18">18:</text:span> <text:s text:c="3"/><text:span text:style-name="T21">%/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bottommost expression is displayed:</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1</text:span>;</text:p>
      <text:p text:style-name="P29"><text:span text:style-name="T18"><text:s/>4:</text:span>b <text:span text:style-name="T5">:=</text:span> <text:span text:style-name="T8">2</text:span>;</text:p>
      <text:p text:style-name="P29"><text:span text:style-name="T18"><text:s/>5:</text:span>c <text:span text:style-name="T5">:=</text:span> <text:span text:style-name="T8">3</text:span>;</text:p>
      <text:p text:style-name="P30"><text:s/>6:</text:p>
      <text:p text:style-name="P29"><text:span text:style-name="T18"><text:s/>7:</text:span><text:span text:style-name="T30">%/mathpiper</text:span></text:p>
      <text:p text:style-name="P30"><text:s/>8:</text:p>
      <text:p text:style-name="P29"><text:span text:style-name="T18"><text:s/>9:</text:span> <text:s text:c="3"/><text:span text:style-name="T21">%output,preserve="false"</text:span></text:p>
      <text:p text:style-name="P29"><text:span text:style-name="T18">10:</text:span> <text:s text:c="5"/><text:span text:style-name="T21">Result:</text:span> 3</text:p>
      <text:p text:style-name="P41"><text:span text:style-name="T13">11:</text:span><text:span text:style-name="T10"> <text:s text:c="3"/></text:span><text:span text:style-name="T21">%/output</text:span></text:p>
      <text:p text:style-name="Text_20_body">In MathPiper, programs are executed one line at a time, starting at the topmost <text:soft-page-break/>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display the contents of all three variables:</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1</text:span>;</text:p>
      <text:p text:style-name="P29"><text:span text:style-name="T18"><text:s/>4:</text:span><text:span text:style-name="T19">Echo</text:span><text:span text:style-name="T5">(</text:span>a<text:span text:style-name="T5">)</text:span>;</text:p>
      <text:p text:style-name="P30"><text:s/>5:</text:p>
      <text:p text:style-name="P29"><text:span text:style-name="T18"><text:s/>6:</text:span>b <text:span text:style-name="T5">:=</text:span> <text:span text:style-name="T8">2</text:span>;</text:p>
      <text:p text:style-name="P29"><text:span text:style-name="T18"><text:s/>7:</text:span><text:span text:style-name="T19">Echo</text:span><text:span text:style-name="T5">(</text:span>b<text:span text:style-name="T5">)</text:span>;</text:p>
      <text:p text:style-name="P30"><text:s/>8:</text:p>
      <text:p text:style-name="P29"><text:span text:style-name="T18"><text:s/>9:</text:span>c <text:span text:style-name="T5">:=</text:span> <text:span text:style-name="T8">3</text:span>;</text:p>
      <text:p text:style-name="P29"><text:span text:style-name="T18">10:</text:span><text:span text:style-name="T19">Echo</text:span><text:span text:style-name="T5">(</text:span>c<text:span text:style-name="T5">)</text:span>;</text:p>
      <text:p text:style-name="P30">11:</text:p>
      <text:p text:style-name="P29"><text:span text:style-name="T18">12:</text:span><text:span text:style-name="T30">%/mathpiper</text:span></text:p>
      <text:p text:style-name="P30">13:</text:p>
      <text:p text:style-name="P29"><text:span text:style-name="T18">14:</text:span> <text:s text:c="3"/><text:span text:style-name="T21">%output,preserve="false"</text:span></text:p>
      <text:p text:style-name="P29"><text:span text:style-name="T18">15:</text:span> <text:s text:c="5"/><text:span text:style-name="T21">Result:</text:span> True</text:p>
      <text:p text:style-name="P29"><text:span text:style-name="T18">16:</text:span> <text:s text:c="5"/></text:p>
      <text:p text:style-name="P29"><text:span text:style-name="T18">17:</text:span> <text:s text:c="5"/><text:span text:style-name="T36">Side effects:</text:span></text:p>
      <text:p text:style-name="P29"><text:span text:style-name="T18">18:</text:span> <text:s text:c="5"/>1 </text:p>
      <text:p text:style-name="P29"><text:span text:style-name="T18">19:</text:span> <text:s text:c="5"/>2 </text:p>
      <text:p text:style-name="P29"><text:span text:style-name="T18">20:</text:span> <text:s text:c="5"/>3</text:p>
      <text:p text:style-name="P41"><text:span text:style-name="T13">21:</text:span><text:span text:style-name="T10"> <text:s text:c="3"/></text:span><text:span text:style-name="T21">%/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9"><text:span text:style-name="T18"><text:s/>1:</text:span><text:span text:style-name="T30">%mathpiper</text:span></text:p>
      <text:p text:style-name="P30"><text:s/>2:</text:p>
      <text:p text:style-name="P29"><text:span text:style-name="T18"><text:s/>3:</text:span><text:span text:style-name="T19">Write</text:span><text:span text:style-name="T5">(</text:span><text:span text:style-name="T8">1</text:span><text:span text:style-name="T5">)</text:span>;</text:p>
      <text:p text:style-name="P30"><text:s/>4:</text:p>
      <text:p text:style-name="P29"><text:span text:style-name="T18"><text:s/>5:</text:span><text:span text:style-name="T19">Write</text:span><text:span text:style-name="T5">(</text:span><text:span text:style-name="T8">1</text:span><text:span text:style-name="T5">+</text:span><text:span text:style-name="T8">2</text:span><text:span text:style-name="T5">)</text:span>;</text:p>
      <text:p text:style-name="P30"><text:s/>6:</text:p>
      <text:p text:style-name="P29"><text:span text:style-name="T18"><text:s/>7:</text:span><text:span text:style-name="T19">Echo</text:span><text:span text:style-name="T5">(</text:span><text:span text:style-name="T8">2</text:span><text:span text:style-name="T5">*</text:span><text:span text:style-name="T8">3</text:span><text:span text:style-name="T5">)</text:span>;</text:p>
      <text:p text:style-name="P30"><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oft-page-break/><text:span text:style-name="T18">14:</text:span> <text:s text:c="5"/><text:span text:style-name="T36">Side effects:</text:span></text:p>
      <text:p text:style-name="P29"><text:span text:style-name="T18">15:</text:span> <text:s text:c="5"/>1 3 6</text:p>
      <text:p text:style-name="P42"><text:span text:style-name="T18">16:</text:span> <text:s text:c="3"/><text:span text:style-name="T21">%/output</text:span></text:p>
      <text:p text:style-name="Text_20_body">Write() and Echo() have other differences than the one discussed here and more information about them can be found in the documentation for these functions.</text:p>
      <text:h text:style-name="Heading_20_2" text:outline-level="2">Expressions Are Separated By Semicolons</text:h>
      <text:p text:style-name="Text_20_body">In the previous sections, you may have noticed that all of the expressions that were executed inside of a <text:span text:style-name="T6">%mathpiper </text:span><text:span text:style-name="T7">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1</text:span>; <text:span text:style-name="T19">Echo</text:span><text:span text:style-name="T5">(</text:span>a<text:span text:style-name="T5">)</text:span>; b <text:span text:style-name="T5">:=</text:span> <text:span text:style-name="T8">2</text:span>; <text:span text:style-name="T19">Echo</text:span><text:span text:style-name="T5">(</text:span>b<text:span text:style-name="T5">)</text:span>; c <text:span text:style-name="T5">:=</text:span> <text:span text:style-name="T8">3</text:span>; <text:span text:style-name="T19">Echo</text:span><text:span text:style-name="T5">(</text:span>c<text:span text:style-name="T5">)</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21">%output,preserve="false"</text:span></text:p>
      <text:p text:style-name="P29"><text:span text:style-name="T18"><text:s/>8:</text:span> <text:s text:c="5"/><text:span text:style-name="T21">Result:</text:span> True</text:p>
      <text:p text:style-name="P29"><text:span text:style-name="T18"><text:s/>9:</text:span> <text:s text:c="5"/></text:p>
      <text:p text:style-name="P29"><text:span text:style-name="T18">10:</text:span> <text:s text:c="5"/><text:span text:style-name="T36">Side effects:</text:span></text:p>
      <text:p text:style-name="P29"><text:span text:style-name="T18">11:</text:span> <text:s text:c="5"/>1 </text:p>
      <text:p text:style-name="P29"><text:span text:style-name="T18">12:</text:span> <text:s text:c="5"/>2 </text:p>
      <text:p text:style-name="P29"><text:span text:style-name="T18">13:</text:span> <text:s text:c="5"/>3</text:p>
      <text:p text:style-name="P42"><text:span text:style-name="T18">14:</text:span><text:span text:style-name="T21"> <text:s text:c="3"/>%/output</text:span></text:p>
      <text:p text:style-name="Text_20_body">The spaces that are in the code on line 2 of this example are used to make the code more readable. <text:s/>Any spaces that are present within any expressions or between them are ignored by MathPiper and if we removed the spaces from the previous code, the output remains the same:</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text:span text:style-name="T5">:=</text:span><text:span text:style-name="T8">1</text:span>;<text:span text:style-name="T19">Echo</text:span><text:span text:style-name="T5">(</text:span>a<text:span text:style-name="T5">)</text:span>;b<text:span text:style-name="T5">:=</text:span><text:span text:style-name="T8">2</text:span>;<text:span text:style-name="T19">Echo</text:span><text:span text:style-name="T5">(</text:span>b<text:span text:style-name="T5">)</text:span>;c<text:span text:style-name="T5">:=</text:span> <text:span text:style-name="T8">3</text:span>;<text:span text:style-name="T19">Echo</text:span><text:span text:style-name="T5">(</text:span>c<text:span text:style-name="T5">)</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21">%output,preserve="false"</text:span></text:p>
      <text:p text:style-name="P29"><text:soft-page-break/><text:span text:style-name="T18"><text:s/>8:</text:span> <text:s text:c="5"/><text:span text:style-name="T21">Result:</text:span> True</text:p>
      <text:p text:style-name="P29"><text:span text:style-name="T18"><text:s/>9:</text:span> <text:s text:c="5"/></text:p>
      <text:p text:style-name="P29"><text:span text:style-name="T18">10:</text:span> <text:s text:c="5"/><text:span text:style-name="T36">Side effects:</text:span></text:p>
      <text:p text:style-name="P29"><text:span text:style-name="T18">11:</text:span> <text:s text:c="5"/>1 </text:p>
      <text:p text:style-name="P29"><text:span text:style-name="T18">12:</text:span> <text:s text:c="5"/>2 </text:p>
      <text:p text:style-name="P29"><text:span text:style-name="T18">13:</text:span> <text:s text:c="5"/>3</text:p>
      <text:p text:style-name="P41"><text:span text:style-name="T13">14:</text:span><text:span text:style-name="T21"> <text:s text:c="3"/>%/output</text:span></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9"><text:span text:style-name="T18"><text:s/>1:</text:span><text:span text:style-name="T30">%mathpiper</text:span></text:p>
      <text:p text:style-name="P30"><text:s/>2:</text:p>
      <text:p text:style-name="P29"><text:span text:style-name="T18"><text:s/>3:</text:span><text:bookmark-start text:name="DDE_LINK3"/>a <text:span text:style-name="T5">:=</text:span> <text:span text:style-name="T20">"Hello, I am a string."</text:span>;<text:bookmark-end text:name="DDE_LINK3"/></text:p>
      <text:p text:style-name="P29"><text:span text:style-name="T18"><text:s/>4:</text:span><text:span text:style-name="T19">Echo</text:span><text:span text:style-name="T5">(</text:span>a<text:span text:style-name="T5">)</text:span>;</text:p>
      <text:p text:style-name="P30"><text:s/>5:</text:p>
      <text:p text:style-name="P29"><text:span text:style-name="T18"><text:s/>6:</text:span><text:span text:style-name="T30">%/mathpiper</text:span></text:p>
      <text:p text:style-name="P30"><text:s/>7:</text:p>
      <text:p text:style-name="P29"><text:span text:style-name="T18"><text:s/>8:</text:span> <text:s text:c="3"/><text:span text:style-name="T21">%output,preserve="false"</text:span></text:p>
      <text:p text:style-name="P29"><text:span text:style-name="T18"><text:s/>9:</text:span> <text:s text:c="5"/><text:span text:style-name="T21">Result:</text:span> True</text:p>
      <text:p text:style-name="P29"><text:span text:style-name="T18">10:</text:span> <text:s text:c="5"/></text:p>
      <text:p text:style-name="P29"><text:span text:style-name="T18">11:</text:span> <text:s text:c="5"/><text:span text:style-name="T36">Side effects:</text:span></text:p>
      <text:p text:style-name="P29"><text:span text:style-name="T18">12:</text:span> <text:s text:c="5"/>Hello, I am a string.</text:p>
      <text:p text:style-name="P42"><text:span text:style-name="T18">13:</text:span> <text:s text:c="3"/><text:span text:style-name="T21">%/output</text:span></text:p>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6">Result&gt; "Hello, I am a string."</text:p>
      <text:p text:style-name="P10"/>
      <text:p text:style-name="Text_20_body">Individual characters in a string can be accessed by placing the character's position inside of brackets [] after the variable it is assigned. <text:s/>A character's position is determined by its distance from the left side of the string, starting at 1. <text:s/>For example, in the above string, 'H' is at position 1, 'e' is at position 2, etc. <text:s/>The following code shows individual characters in the above string being accessed:</text:p>
      <text:p text:style-name="Preformatted_20_Text"><text:soft-page-break/></text:p>
      <text:p text:style-name="Preformatted_20_Text">In&gt; a[1]</text:p>
      <text:p text:style-name="P26">Result&gt; "H"</text:p>
      <text:p text:style-name="Preformatted_20_Text"/>
      <text:p text:style-name="Preformatted_20_Text">In&gt; a[2]</text:p>
      <text:p text:style-name="P26">Result&gt; "e"</text:p>
      <text:p text:style-name="Preformatted_20_Text"/>
      <text:p text:style-name="Preformatted_20_Text">In&gt; a[3]</text:p>
      <text:p text:style-name="P26">Result&gt; "l"</text:p>
      <text:p text:style-name="Preformatted_20_Text"/>
      <text:p text:style-name="Preformatted_20_Text">In&gt; a[4]</text:p>
      <text:p text:style-name="P26">Result&gt; "l"</text:p>
      <text:p text:style-name="Preformatted_20_Text"/>
      <text:p text:style-name="Preformatted_20_Text">In&gt; a[5]</text:p>
      <text:p text:style-name="P26">Result&gt; "o"</text:p>
      <text:p text:style-name="P10"/>
      <text:p text:style-name="Text_20_body">A range of characters in a string can be accessed by using the .. "range" operator:</text:p>
      <text:p text:style-name="P10"/>
      <text:p text:style-name="Preformatted_20_Text">In&gt; a[8 .. 11]</text:p>
      <text:p text:style-name="P26">Result&gt; "I am"</text:p>
      <text:p text:style-name="P10"/>
      <text:p text:style-name="Text_20_body">The .. operator is covered in section <text:a xlink:type="simple" xlink:href="#11.17.3.1.The .. Range Operator|outline">11.17.3.1. The .. Range Operator</text:a>. <text:s/></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Comments are ignored when the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9"><text:span text:style-name="T18"><text:s/>1:</text:span><text:span text:style-name="T30">%mathpiper</text:span></text:p>
      <text:p text:style-name="P29"><text:span text:style-name="T18"><text:s/>2:</text:span><text:span text:style-name="T28">//This is a comment.</text:span></text:p>
      <text:p text:style-name="P30"><text:s/>3:</text:p>
      <text:p text:style-name="P29"><text:span text:style-name="T18"><text:s/>4:</text:span>x <text:span text:style-name="T5">:=</text:span> <text:span text:style-name="T8">2</text:span>; <text:span text:style-name="T28">//Set the variable x equal to 2.</text:span></text:p>
      <text:p text:style-name="P30"><text:s/>5:</text:p>
      <text:p text:style-name="P30"><text:s/>6:</text:p>
      <text:p text:style-name="P29"><text:span text:style-name="T18"><text:s/>7:</text:span><text:span text:style-name="T30">%/mathpiper</text:span></text:p>
      <text:p text:style-name="P30"><text:s/>8:</text:p>
      <text:p text:style-name="P29"><text:span text:style-name="T18"><text:s/>9:</text:span> <text:s text:c="3"/><text:span text:style-name="T21">%output,preserve="false"</text:span></text:p>
      <text:p text:style-name="P29"><text:span text:style-name="T18">10:</text:span> <text:s text:c="5"/><text:span text:style-name="T21">Result:</text:span> 2</text:p>
      <text:p text:style-name="P41"><text:soft-page-break/><text:span text:style-name="T13">11:</text:span><text:span text:style-name="T10"> <text:s text:c="3"/></text:span><text:span text:style-name="T21">%/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text:span text:style-name="T28">/*</text:span></text:p>
      <text:p text:style-name="P29"><text:span text:style-name="T18"><text:s/>4:</text:span><text:span text:style-name="T27"> </text:span><text:span text:style-name="T28">This is a longer comment and it uses</text:span></text:p>
      <text:p text:style-name="P29"><text:span text:style-name="T18"><text:s/>5:</text:span><text:span text:style-name="T27"> </text:span><text:span text:style-name="T28">more than one line. The following</text:span></text:p>
      <text:p text:style-name="P29"><text:span text:style-name="T18"><text:s/>6:</text:span><text:span text:style-name="T27"> </text:span><text:span text:style-name="T28">code assigns the number 3 to variable</text:span></text:p>
      <text:p text:style-name="P29"><text:span text:style-name="T18"><text:s/>7:</text:span><text:span text:style-name="T27"> </text:span><text:span text:style-name="T28">x and then returns it as a result.</text:span></text:p>
      <text:p text:style-name="P29"><text:span text:style-name="T18"><text:s/>8:</text:span><text:span text:style-name="T28">*/</text:span></text:p>
      <text:p text:style-name="P30"><text:s/>9:</text:p>
      <text:p text:style-name="P29"><text:span text:style-name="T18">10:</text:span>x <text:span text:style-name="T5">:=</text:span> <text:span text:style-name="T8">3</text:span>;</text:p>
      <text:p text:style-name="P30">11:</text:p>
      <text:p text:style-name="P29"><text:span text:style-name="T18">12:</text:span><text:span text:style-name="T30">%/mathpiper</text:span></text:p>
      <text:p text:style-name="P30">13:</text:p>
      <text:p text:style-name="P29"><text:span text:style-name="T18">14:</text:span> <text:s text:c="3"/><text:span text:style-name="T21">%output,preserve="false"</text:span></text:p>
      <text:p text:style-name="P29"><text:span text:style-name="T18">15:</text:span> <text:s text:c="5"/><text:span text:style-name="T21">Result:</text:span> 3</text:p>
      <text:p text:style-name="P42"><text:span text:style-name="T18">16:</text:span> <text:s text:c="3"/><text:span text:style-name="T21">%/output</text:span></text:p>
      <text:h text:style-name="Heading_20_2" text:outline-level="2">Conditional Operators</text:h>
      <text:p text:style-name="Text_20_body">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2"/>
      <table:table table:name="Table2" table:style-name="Table2">
        <table:table-column table:style-name="Table2.A"/>
        <table:table-column table:style-name="Table2.B"/>
        <text:soft-page-break/>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0"><text:s text:c="2"/>x = y</text:p>
          </table:table-cell>
          <table:table-cell table:style-name="Table2.B2" office:value-type="string">
            <text:p text:style-name="P50">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0"><text:s text:c="2"/>x != y</text:p>
          </table:table-cell>
          <table:table-cell table:style-name="Table2.B2" office:value-type="string">
            <text:p text:style-name="P49">Returns <text:span text:style-name="T6">True</text:span> if the values are not equal and <text:span text:style-name="T6">False</text:span> if they are equal.</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2:</text:span><text:span text:style-name="T28">// Example 1.</text:span></text:p>
      <text:p text:style-name="P29"><text:span text:style-name="T18"><text:s/>3:</text:span>x <text:span text:style-name="T5">:=</text:span> <text:span text:style-name="T8">2</text:span>;</text:p>
      <text:p text:style-name="P29"><text:span text:style-name="T18"><text:s/>4:</text:span>y <text:span text:style-name="T5">:=</text:span> <text:span text:style-name="T8">3</text:span>; </text:p>
      <text:p text:style-name="P30"><text:s/>5:</text:p>
      <text:p text:style-name="P29"><text:span text:style-name="T18"><text:s/>6:</text:span><text:span text:style-name="T19">Echo</text:span><text:span text:style-name="T5">(</text:span>x, <text:span text:style-name="T20">"= "</text:span>, y, <text:span text:style-name="T20">":"</text:span>, x <text:span text:style-name="T5">=</text:span> y<text:span text:style-name="T5">)</text:span>;</text:p>
      <text:p text:style-name="P29"><text:span text:style-name="T18"><text:s/>7:</text:span><text:span text:style-name="T19">Echo</text:span><text:span text:style-name="T5">(</text:span>x, <text:span text:style-name="T20">"!= "</text:span>, y, <text:span text:style-name="T20">":"</text:span>, x <text:span text:style-name="T5">!=</text:span> y);</text:p>
      <text:p text:style-name="P29"><text:span text:style-name="T18"><text:s/>8:</text:span><text:span text:style-name="T19">Echo</text:span><text:span text:style-name="T5">(</text:span>x, <text:span text:style-name="T20">"&lt; "</text:span>, y, <text:span text:style-name="T20">":"</text:span>, x <text:span text:style-name="T5">&lt;</text:span> y);</text:p>
      <text:p text:style-name="P29"><text:span text:style-name="T18"><text:s/>9:</text:span><text:span text:style-name="T19">Echo</text:span><text:span text:style-name="T5">(</text:span>x, <text:span text:style-name="T20">"&lt;= "</text:span>, y, <text:span text:style-name="T20">":"</text:span>, x <text:span text:style-name="T5">&lt;=</text:span> y);</text:p>
      <text:p text:style-name="P29"><text:span text:style-name="T18">10:</text:span><text:span text:style-name="T19">Echo</text:span><text:span text:style-name="T5">(</text:span>x, <text:span text:style-name="T20">"&gt; "</text:span>, y, <text:span text:style-name="T20">":"</text:span>, x <text:span text:style-name="T5">&gt;</text:span> y);</text:p>
      <text:p text:style-name="P29"><text:span text:style-name="T18">11:</text:span><text:span text:style-name="T19">Echo</text:span><text:span text:style-name="T5">(</text:span>x, <text:span text:style-name="T20">"&gt;= "</text:span>, y, <text:span text:style-name="T20">":"</text:span>, x <text:span text:style-name="T5">&gt;=</text:span> y);</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5"/>2 = 3 :False </text:p>
      <text:p text:style-name="P29"><text:span text:style-name="T18">20:</text:span> <text:s text:c="5"/>2 != 3 :True </text:p>
      <text:p text:style-name="P29"><text:span text:style-name="T18">21:</text:span> <text:s text:c="5"/>2 &lt; 3 :True </text:p>
      <text:p text:style-name="P29"><text:span text:style-name="T18">22:</text:span> <text:s text:c="5"/>2 &lt;= 3 :True </text:p>
      <text:p text:style-name="P29"><text:span text:style-name="T18">23:</text:span> <text:s text:c="5"/>2 &gt; 3 :False </text:p>
      <text:p text:style-name="P29"><text:span text:style-name="T18">24:</text:span> <text:s text:c="5"/>2 &gt;= 3 :False</text:p>
      <text:p text:style-name="P42"><text:bookmark-start text:name="DDE_LINK4"/><text:span text:style-name="T18">25:</text:span> <text:s text:c="3"/><text:span text:style-name="T21">%/output</text:span><text:bookmark-end text:name="DDE_LINK4"/></text:p>
      <text:p text:style-name="Standard"><text:soft-page-break/></text:p>
      <text:p text:style-name="P29"><text:span text:style-name="T18"><text:s/>1:</text:span><text:span text:style-name="T30">%mathpiper</text:span></text:p>
      <text:p text:style-name="P29"><text:span text:style-name="T33"><text:s/></text:span><text:span text:style-name="T18">2:</text:span></text:p>
      <text:p text:style-name="P29"><text:span text:style-name="T18"><text:s/>3:</text:span><text:span text:style-name="T27"> <text:s text:c="3"/></text:span><text:span text:style-name="T28">// Example 2.</text:span></text:p>
      <text:p text:style-name="P29"><text:span text:style-name="T18"><text:s/>4:</text:span><text:span text:style-name="T27"> <text:s text:c="3"/></text:span>x <text:span text:style-name="T5">:=</text:span> <text:span text:style-name="T8">2</text:span>;</text:p>
      <text:p text:style-name="P29"><text:span text:style-name="T18"><text:s/>5:</text:span><text:span text:style-name="T27"> <text:s text:c="3"/></text:span>y <text:span text:style-name="T5">:=</text:span> <text:span text:style-name="T8">2</text:span>; <text:s/></text:p>
      <text:p text:style-name="P30"><text:s/>6:</text:p>
      <text:p text:style-name="P29"><text:span text:style-name="T18"><text:s/>7:</text:span><text:span text:style-name="T27"> <text:s text:c="3"/></text:span><text:span text:style-name="T19">Echo</text:span><text:span text:style-name="T5">(</text:span>x, <text:span text:style-name="T20">"= "</text:span>, y, <text:span text:style-name="T20">":"</text:span>, x <text:span text:style-name="T5">=</text:span> y<text:span text:style-name="T6">)</text:span>;</text:p>
      <text:p text:style-name="P29"><text:span text:style-name="T18"><text:s/>8:</text:span><text:span text:style-name="T27"> <text:s text:c="3"/></text:span><text:span text:style-name="T19">Echo</text:span><text:span text:style-name="T5">(</text:span>x, <text:span text:style-name="T20">"!= "</text:span>, y, <text:span text:style-name="T20">":"</text:span>, x <text:span text:style-name="T5">!=</text:span> y<text:span text:style-name="T6">)</text:span>;</text:p>
      <text:p text:style-name="P29"><text:span text:style-name="T18"><text:s/>9:</text:span><text:span text:style-name="T27"> <text:s text:c="3"/></text:span><text:span text:style-name="T19">Echo</text:span><text:span text:style-name="T5">(</text:span>x, <text:span text:style-name="T20">"&lt; "</text:span>, y, <text:span text:style-name="T20">":"</text:span>, x <text:span text:style-name="T5">&lt;</text:span> y<text:span text:style-name="T6">)</text:span>;</text:p>
      <text:p text:style-name="P29"><text:span text:style-name="T18">10:</text:span><text:span text:style-name="T27"> <text:s text:c="3"/></text:span><text:span text:style-name="T19">Echo</text:span><text:span text:style-name="T5">(</text:span>x, <text:span text:style-name="T20">"&lt;= "</text:span>, y, <text:span text:style-name="T20">":"</text:span>, x <text:span text:style-name="T5">&lt;=</text:span> y<text:span text:style-name="T6">)</text:span>;</text:p>
      <text:p text:style-name="P29"><text:span text:style-name="T18">11:</text:span><text:span text:style-name="T27"> <text:s text:c="3"/></text:span><text:span text:style-name="T19">Echo</text:span><text:span text:style-name="T5">(</text:span>x, <text:span text:style-name="T20">"&gt; "</text:span>, y, <text:span text:style-name="T20">":"</text:span>, x <text:span text:style-name="T5">&gt;</text:span> y<text:span text:style-name="T6">)</text:span>;</text:p>
      <text:p text:style-name="P29"><text:span text:style-name="T18">12:</text:span><text:span text:style-name="T27"> <text:s text:c="3"/></text:span><text:span text:style-name="T19">Echo</text:span><text:span text:style-name="T5">(</text:span>x, <text:span text:style-name="T20">"&gt;= "</text:span>, y, <text:span text:style-name="T20">":"</text:span>, x <text:span text:style-name="T5">&gt;=</text:span> y<text:span text:style-name="T5">)</text:span>;</text:p>
      <text:p text:style-name="P30">13:</text:p>
      <text:p text:style-name="P29"><text:span text:style-name="T18">14:</text:span><text:span text:style-name="T30">%/mathpiper</text:span></text:p>
      <text:p text:style-name="P30">15:</text:p>
      <text:p text:style-name="P29"><text:span text:style-name="T18">16:</text:span> <text:s text:c="3"/><text:span text:style-name="T21">%output,preserve="false"</text:span></text:p>
      <text:p text:style-name="P29"><text:span text:style-name="T18">17:</text:span> <text:s text:c="5"/><text:span text:style-name="T21">Result:</text:span> True</text:p>
      <text:p text:style-name="P29"><text:span text:style-name="T18">18:</text:span> <text:s text:c="5"/></text:p>
      <text:p text:style-name="P29"><text:span text:style-name="T18">19:</text:span> <text:s text:c="5"/><text:span text:style-name="T36">Side effects:</text:span></text:p>
      <text:p text:style-name="P29"><text:span text:style-name="T18">20:</text:span> <text:s text:c="5"/>2 = 2 :True </text:p>
      <text:p text:style-name="P29"><text:span text:style-name="T18">21:</text:span> <text:s text:c="5"/>2 != 2 :False </text:p>
      <text:p text:style-name="P29"><text:span text:style-name="T18">22:</text:span> <text:s text:c="5"/>2 &lt; 2 :False </text:p>
      <text:p text:style-name="P29"><text:span text:style-name="T18">23:</text:span> <text:s text:c="5"/>2 &lt;= 2 :True </text:p>
      <text:p text:style-name="P29"><text:span text:style-name="T18">24:</text:span> <text:s text:c="5"/>2 &gt; 2 :False </text:p>
      <text:p text:style-name="P29"><text:span text:style-name="T18">25:</text:span> <text:s text:c="5"/>2 &gt;= 2 :True</text:p>
      <text:p text:style-name="P42"><text:span text:style-name="T18">25:</text:span> <text:s text:c="3"/><text:span text:style-name="T21">%/output</text:span></text:p>
      <text:p text:style-name="Standard"/>
      <text:p text:style-name="P29"><text:span text:style-name="T18"><text:s/>1:</text:span><text:span text:style-name="T30">%mathpiper</text:span></text:p>
      <text:p text:style-name="P29"><text:span text:style-name="T33"><text:s/></text:span><text:span text:style-name="T18">2:</text:span></text:p>
      <text:p text:style-name="P29"><text:span text:style-name="T18"><text:s/>3:</text:span><text:span text:style-name="T28">// Example 3.</text:span></text:p>
      <text:p text:style-name="P29"><text:span text:style-name="T18"><text:s/>4:</text:span>x <text:span text:style-name="T5">:=</text:span> <text:span text:style-name="T8">3</text:span>;</text:p>
      <text:p text:style-name="P29"><text:span text:style-name="T18"><text:s/>5:</text:span>y <text:span text:style-name="T5">:=</text:span> <text:span text:style-name="T8">2</text:span>; </text:p>
      <text:p text:style-name="P30"><text:s/>6:</text:p>
      <text:p text:style-name="P29"><text:span text:style-name="T18"><text:s/>7:</text:span><text:span text:style-name="T19">Echo</text:span><text:span text:style-name="T5">(</text:span>x, <text:span text:style-name="T20">"= "</text:span>, y, <text:span text:style-name="T20">":"</text:span>, x <text:span text:style-name="T5">=</text:span> y<text:span text:style-name="T5">)</text:span>;</text:p>
      <text:p text:style-name="P29"><text:span text:style-name="T18"><text:s/>8:</text:span><text:span text:style-name="T19">Echo</text:span><text:span text:style-name="T5">(</text:span>x, <text:span text:style-name="T20">"!= "</text:span>, y, <text:span text:style-name="T20">":"</text:span>, x <text:span text:style-name="T5">!=</text:span> y<text:span text:style-name="T5">)</text:span>;</text:p>
      <text:p text:style-name="P29"><text:span text:style-name="T18"><text:s/>9:</text:span><text:span text:style-name="T19">Echo</text:span><text:span text:style-name="T5">(</text:span>x, <text:span text:style-name="T20">"&lt; "</text:span>, y, <text:span text:style-name="T20">":"</text:span>, x <text:span text:style-name="T5">&lt;</text:span> y<text:span text:style-name="T5">)</text:span>;</text:p>
      <text:p text:style-name="P29"><text:span text:style-name="T18">10:</text:span><text:span text:style-name="T19">Echo</text:span><text:span text:style-name="T5">(</text:span>x, <text:span text:style-name="T20">"&lt;= "</text:span>, y, <text:span text:style-name="T20">":"</text:span>, x <text:span text:style-name="T5">&lt;=</text:span> y<text:span text:style-name="T5">)</text:span>;</text:p>
      <text:p text:style-name="P29"><text:span text:style-name="T18">11:</text:span><text:span text:style-name="T19">Echo</text:span><text:span text:style-name="T5">(</text:span>x, <text:span text:style-name="T20">"&gt; "</text:span>, y, <text:span text:style-name="T20">":"</text:span>, x <text:span text:style-name="T5">&gt;</text:span> y<text:span text:style-name="T5">)</text:span>;</text:p>
      <text:p text:style-name="P29"><text:span text:style-name="T18">12:</text:span><text:span text:style-name="T19">Echo</text:span><text:span text:style-name="T5">(</text:span>x, <text:span text:style-name="T20">"&gt;= "</text:span>, y, <text:span text:style-name="T20">":"</text:span>, x <text:span text:style-name="T5">&gt;=</text:span> y<text:span text:style-name="T5">)</text:span>;</text:p>
      <text:p text:style-name="P30">13:</text:p>
      <text:p text:style-name="P29"><text:span text:style-name="T18">14:</text:span><text:span text:style-name="T30">%/mathpiper</text:span></text:p>
      <text:p text:style-name="P30">15:</text:p>
      <text:p text:style-name="P29"><text:span text:style-name="T18">16:</text:span> <text:s text:c="3"/><text:span text:style-name="T21">%output,preserve="false"</text:span></text:p>
      <text:p text:style-name="P29"><text:span text:style-name="T18">17:</text:span> <text:s text:c="5"/><text:span text:style-name="T21">Result:</text:span> True</text:p>
      <text:p text:style-name="P29"><text:span text:style-name="T18">18:</text:span> <text:s text:c="5"/></text:p>
      <text:p text:style-name="P29"><text:span text:style-name="T18">19:</text:span> <text:s text:c="5"/><text:span text:style-name="T36">Side effects:</text:span></text:p>
      <text:p text:style-name="P29"><text:span text:style-name="T18">20:</text:span> <text:s text:c="5"/>3 = 2 :False </text:p>
      <text:p text:style-name="P29"><text:span text:style-name="T18">21:</text:span> <text:s text:c="5"/>3 != 2 :True </text:p>
      <text:p text:style-name="P29"><text:soft-page-break/><text:span text:style-name="T18">22:</text:span> <text:s text:c="5"/>3 &lt; 2 :False </text:p>
      <text:p text:style-name="P29"><text:span text:style-name="T18">23:</text:span> <text:s text:c="5"/>3 &lt;= 2 :False </text:p>
      <text:p text:style-name="P29"><text:span text:style-name="T18">24:</text:span> <text:s text:c="5"/>3 &gt; 2 :True </text:p>
      <text:p text:style-name="P29"><text:span text:style-name="T18">25:</text:span> <text:s text:c="5"/>3 &gt;= 2 :True</text:p>
      <text:p text:style-name="P41"><text:bookmark-start text:name="DDE_LINK5"/><text:span text:style-name="T13">26:</text:span><text:span text:style-name="T10"> <text:s text:c="3"/></text:span><text:span text:style-name="T21">%/output</text:span><text:bookmark-end text:name="DDE_LINK5"/></text:p>
      <text:p text:style-name="Text_20_body">Conditional operators are placed at a lower level of precedence than the other operators we have covered to this point:</text:p>
      <text:p text:style-name="Preformatted_20_Text"/>
      <text:p text:style-name="P61">()<text:tab/>Parentheses are evaluated from the inside out.</text:p>
      <text:p text:style-name="P61">^<text:tab/>Then exponents are evaluated right to left.</text:p>
      <text:p text:style-name="P61">*,%,/ Then multiplication, remainder, and division operations are evaluated left to right.</text:p>
      <text:p text:style-name="P61">+, − Then addition and subtraction are evaluated left to right.</text:p>
      <text:p text:style-name="P61">=,!=,&lt;,&lt;=,&gt;,&gt;= <text:s/>Finally, conditional operators are evaluated.</text:p>
      <text:h text:style-name="Heading_20_2" text:outline-level="2">Making Decisions With The If() Function &amp; Predicate Expressions</text:h>
      <text:p text:style-name="Text_20_body">All programming languages provid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1">If(predicate, then, else)</text:p>
          </table:table-cell>
        </table:table-row>
      </table:table>
      <text:p text:style-name="Standard"/>
      <text:p text:style-name="Text_20_body">A <text:span text:style-name="T6">predicate</text:span> is an expression which evaluates to either <text:span text:style-name="T6">True</text:span> or <text:span text:style-name="T6">False</text:span>. <text:s/>The way the first form of the If() function works is that it evaluates the first expression in its argument list (which is the "predicate" expression) and then looks at the value that is returned. <text:s/>If this value is <text:span text:style-name="T6">True</text:span>, the "then" expression that is listed second in the argument list is executed. <text:s/>If the predicate expression evaluates to <text:span text:style-name="T6">False</text:span>, <text:s/>the "then" expression is not executed.</text:p>
      <text:p text:style-name="Text_20_body">The following program uses an If() function to determine if the number in variable x is greater than 5. <text:s/>If x is greater than 5, the program will echo "Greater" and then "End of program":</text:p>
      <text:p text:style-name="Standard"/>
      <text:p text:style-name="P29"><text:span text:style-name="T18"><text:s/>1:</text:span><text:span text:style-name="T30">%mathpiper</text:span></text:p>
      <text:p text:style-name="P29"><text:span text:style-name="T33"><text:s/></text:span><text:span text:style-name="T18">2:</text:span></text:p>
      <text:p text:style-name="P29"><text:span text:style-name="T18"><text:s/>3:</text:span>x <text:span text:style-name="T5">:=</text:span> <text:span text:style-name="T8">6</text:span>;</text:p>
      <text:p text:style-name="P30"><text:s/>4:</text:p>
      <text:p text:style-name="P29"><text:span text:style-name="T18"><text:s/>5:</text:span><text:span text:style-name="T19">If</text:span><text:span text:style-name="T5">(</text:span>x <text:span text:style-name="T5">&gt;</text:span> <text:span text:style-name="T8">5</text:span>, <text:span text:style-name="T19">Echo</text:span><text:span text:style-name="T5">(</text:span>x, <text:span text:style-name="T20">"is greater than 5."</text:span><text:span text:style-name="T5">))</text:span>;</text:p>
      <text:p text:style-name="P30"><text:s/>6:</text:p>
      <text:p text:style-name="P29"><text:span text:style-name="T18"><text:s/>7:</text:span><text:span text:style-name="T19">Echo</text:span><text:span text:style-name="T5">(</text:span><text:span text:style-name="T20">"End of program."</text:span><text:span text:style-name="T5">)</text:span>;</text:p>
      <text:p text:style-name="P30"><text:soft-page-break/><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pan text:style-name="T18">14:</text:span> <text:s text:c="5"/><text:span text:style-name="T36">Side effects:</text:span></text:p>
      <text:p text:style-name="P29"><text:span text:style-name="T18">15:</text:span> <text:s text:c="5"/>6 is greater than 5.</text:p>
      <text:p text:style-name="P29"><text:span text:style-name="T18">16:</text:span> <text:s text:c="5"/>End of program.</text:p>
      <text:p text:style-name="P41"><text:bookmark-start text:name="DDE_LINK6"/><text:span text:style-name="T13">17:</text:span><text:span text:style-name="T10"> <text:s text:c="3"/></text:span><text:span text:style-name="T21">%/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print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9"><text:span text:style-name="T18"><text:s/>1:</text:span><text:span text:style-name="T30">%mathpiper</text:span></text:p>
      <text:p text:style-name="P30"><text:s/>2:</text:p>
      <text:p text:style-name="P29"><text:span text:style-name="T18"><text:s/>3:</text:span>x <text:span text:style-name="T5">:=</text:span> <text:span text:style-name="T8">4</text:span>;</text:p>
      <text:p text:style-name="P30"><text:s/>4:</text:p>
      <text:p text:style-name="P29"><text:span text:style-name="T18"><text:s/>5:</text:span><text:span text:style-name="T19">If</text:span><text:span text:style-name="T5">(</text:span>x <text:span text:style-name="T5">&gt;</text:span> <text:span text:style-name="T8">5</text:span>, <text:span text:style-name="T19">Echo</text:span><text:span text:style-name="T5">(</text:span>x, <text:span text:style-name="T20">"is greater than 5."</text:span><text:span text:style-name="T5">))</text:span>;</text:p>
      <text:p text:style-name="P30"><text:s/>6:</text:p>
      <text:p text:style-name="P29"><text:span text:style-name="T18"><text:s/>7:</text:span><text:span text:style-name="T19">Echo</text:span><text:span text:style-name="T5">(</text:span><text:span text:style-name="T20">"End of program."</text:span><text:span text:style-name="T5">)</text:span>;</text:p>
      <text:p text:style-name="P30"><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pan text:style-name="T18">14:</text:span> <text:s text:c="5"/><text:span text:style-name="T36">Side effects:</text:span></text:p>
      <text:p text:style-name="P29"><text:span text:style-name="T18">15:</text:span> <text:s text:c="5"/>End of program.</text:p>
      <text:p text:style-name="P41"><text:span text:style-name="T13">16:</text:span><text:span text:style-name="T10"> <text:s text:c="3"/></text:span><text:span text:style-name="T21">%/output</text:span></text:p>
      <text:p text:style-name="Text_20_body">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else" expression which is executed only if the predicate expression is <text:span text:style-name="T6">False</text:span>. <text:s/>This program is similar to the previous one except an "else" expression has been added to it:</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x <text:span text:style-name="T5">:=</text:span> <text:span text:style-name="T8">4</text:span>;</text:p>
      <text:p text:style-name="P30"><text:s/>4:</text:p>
      <text:p text:style-name="P29"><text:span text:style-name="T18"><text:s/>5:</text:span><text:span text:style-name="T19">If</text:span><text:span text:style-name="T5">(</text:span>x <text:span text:style-name="T5">&gt;</text:span> <text:span text:style-name="T8">5</text:span>,<text:span text:style-name="T19">Echo</text:span><text:span text:style-name="T5">(</text:span>x,<text:span text:style-name="T20">"is greater than 5."</text:span><text:span text:style-name="T5">)</text:span>,<text:span text:style-name="T19">Echo</text:span><text:span text:style-name="T5">(</text:span>x,<text:span text:style-name="T20">"is NOT greater than 5."</text:span><text:span text:style-name="T5">))</text:span>;</text:p>
      <text:p text:style-name="P30"><text:s/>6:</text:p>
      <text:p text:style-name="P29"><text:soft-page-break/><text:span text:style-name="T18"><text:s/>7:</text:span><text:span text:style-name="T19">Echo</text:span><text:span text:style-name="T5">(</text:span><text:span text:style-name="T20">"End of program."</text:span><text:span text:style-name="T5">)</text:span>;</text:p>
      <text:p text:style-name="P30"><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pan text:style-name="T18">14:</text:span> <text:s text:c="5"/><text:span text:style-name="T36">Side effects:</text:span></text:p>
      <text:p text:style-name="P29"><text:span text:style-name="T18">15:</text:span> <text:s text:c="5"/>4 is NOT greater than 5.</text:p>
      <text:p text:style-name="P29"><text:span text:style-name="T18">16:</text:span> <text:s text:c="5"/>End of program.</text:p>
      <text:p text:style-name="P42"><text:span text:style-name="T18">17:</text:span> <text:s text:c="3"/><text:span text:style-name="T21">%/output</text:span></text:p>
      <text:h text:style-name="Heading_20_2" text:outline-level="2">The And(), Or(), &amp; Not() Boolean Functions &amp; Infix Notation</text:h>
      <text:h text:style-name="Heading_20_3" text:outline-level="3">And()</text:h>
      <text:p text:style-name="Text_20_body">Sometimes one needs to check if two or more expressions are all <text:span text:style-name="T6">True</text:span> and one way to do this is with the <text:span text:style-name="T6">And()</text:span> function. <text:s/>The And() function has two calling formats and this is the first one:</text:p>
      <text:p text:style-name="Preformatted_20_Text"/>
      <table:table table:name="Table4" table:style-name="Table4">
        <table:table-column table:style-name="Table4.A"/>
        <table:table-row>
          <table:table-cell table:style-name="Table4.A1" office:value-type="string">
            <text:p text:style-name="P41">And(expression1, expression2, expression3, ..., expressionN)</text:p>
          </table:table-cell>
        </table:table-row>
      </table:table>
      <text:p text:style-name="Preformatted_20_Text"/>
      <text:p text:style-name="Text_20_body">This calling format is able to accept one or more expressions as input. <text:s/>If all of these expressions returns a value of <text:span text:style-name="T6">True</text:span>, the And() function will also return a <text:span text:style-name="T6">True</text:span>. <text:s/>However, if any of the expressions returns a <text:span text:style-name="T6">False</text:span>, then the And() function will return a <text:span text:style-name="T6">False</text:span>. <text:s/>This can be seen in the following examples:</text:p>
      <text:p text:style-name="Preformatted_20_Text"/>
      <text:p text:style-name="Preformatted_20_Text">In&gt; And(True, True)</text:p>
      <text:p text:style-name="P26">Result&gt; True</text:p>
      <text:p text:style-name="Preformatted_20_Text"/>
      <text:p text:style-name="Preformatted_20_Text">In&gt; And(True, False)</text:p>
      <text:p text:style-name="P26">Result&gt; False</text:p>
      <text:p text:style-name="Preformatted_20_Text"/>
      <text:p text:style-name="Preformatted_20_Text">In&gt; And(False, True)</text:p>
      <text:p text:style-name="P26">Result&gt; False</text:p>
      <text:p text:style-name="P26"/>
      <text:p text:style-name="P29">In&gt; And(True, True, True, True)</text:p>
      <text:p text:style-name="P26">Result&gt; True</text:p>
      <text:p text:style-name="P26"/>
      <text:p text:style-name="P29">In&gt; And(True, True, False, True)</text:p>
      <text:p text:style-name="P26">Result&gt; False</text:p>
      <text:p text:style-name="Standard"/>
      <text:p text:style-name="Text_20_body">The second format (or <text:span text:style-name="T6">notation</text:span>) that can be used to call the And() function is called <text:span text:style-name="T6">infix</text:span> notation:</text:p>
      <text:p text:style-name="Preformatted_20_Text"/>
      <table:table table:name="Table5" table:style-name="Table5">
        <table:table-column table:style-name="Table5.A"/>
        <text:soft-page-break/>
        <table:table-row>
          <table:table-cell table:style-name="Table5.A1" office:value-type="string">
            <text:p text:style-name="P41">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6">Result&gt; True</text:p>
      <text:p text:style-name="Preformatted_20_Text"/>
      <text:p text:style-name="Preformatted_20_Text">In&gt; True And False</text:p>
      <text:p text:style-name="P26">Result&gt; False</text:p>
      <text:p text:style-name="Preformatted_20_Text"/>
      <text:p text:style-name="Preformatted_20_Text">In&gt; False And True</text:p>
      <text:p text:style-name="P26">Result&gt; False</text:p>
      <text:p text:style-name="Preformatted_20_Text"/>
      <text:p text:style-name="Text_20_body">Infix notation can only accept two expressions at a time, but it is often more convenient to use than function calling notation. <text:s/>The following program demonstrates using the infix version of the And() function:</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7</text:span>;</text:p>
      <text:p text:style-name="P29"><text:span text:style-name="T18"><text:s/>4:</text:span>b <text:span text:style-name="T5">:=</text:span> <text:span text:style-name="T8">9</text:span>;</text:p>
      <text:p text:style-name="P30"><text:s/>5:</text:p>
      <text:p text:style-name="P29"><text:span text:style-name="T18"><text:s/>6:</text:span><text:span text:style-name="T19">Echo</text:span><text:span text:style-name="T5">(</text:span><text:span text:style-name="T20">"1: "</text:span>, a <text:span text:style-name="T5">&lt;</text:span> <text:span text:style-name="T8">5</text:span> And b <text:span text:style-name="T5">&lt;</text:span> <text:span text:style-name="T8">10</text:span><text:span text:style-name="T6">)</text:span>;</text:p>
      <text:p text:style-name="P29"><text:span text:style-name="T18"><text:s/>7:</text:span><text:span text:style-name="T19">Echo</text:span><text:span text:style-name="T5">(</text:span><text:span text:style-name="T20">"2: "</text:span>, a <text:span text:style-name="T5">&gt;</text:span> <text:span text:style-name="T8">5</text:span> And b <text:span text:style-name="T5">&gt;</text:span> <text:span text:style-name="T8">10</text:span><text:span text:style-name="T5">)</text:span>;</text:p>
      <text:p text:style-name="P29"><text:span text:style-name="T18"><text:s/>8:</text:span><text:span text:style-name="T19">Echo</text:span><text:span text:style-name="T5">(</text:span><text:span text:style-name="T20">"3: "</text:span>, a <text:span text:style-name="T5">&lt;</text:span> <text:span text:style-name="T8">5</text:span> And b <text:span text:style-name="T5">&gt;</text:span> <text:span text:style-name="T8">10</text:span><text:span text:style-name="T5">)</text:span>;</text:p>
      <text:p text:style-name="P29"><text:span text:style-name="T18"><text:s/>9:</text:span><text:span text:style-name="T19">Echo</text:span><text:span text:style-name="T5">(</text:span><text:span text:style-name="T20">"4: "</text:span>, a <text:span text:style-name="T5">&gt;</text:span> <text:span text:style-name="T8">5</text:span> And b <text:span text:style-name="T5">&lt;</text:span> <text:span text:style-name="T8">10</text:span><text:span text:style-name="T5">)</text:span>;</text:p>
      <text:p text:style-name="P30">10:</text:p>
      <text:p text:style-name="P29"><text:span text:style-name="T18">11:</text:span><text:span text:style-name="T19">If</text:span><text:span text:style-name="T5">(</text:span>a <text:span text:style-name="T5">&gt;</text:span> <text:span text:style-name="T8">5</text:span> And b <text:span text:style-name="T5">&lt;</text:span> <text:span text:style-name="T8">10</text:span>, <text:span text:style-name="T19">Echo</text:span><text:span text:style-name="T5">(</text:span><text:span text:style-name="T20">"These expressions are both true."</text:span><text:span text:style-name="T5">))</text:span>;</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5"/>1: False </text:p>
      <text:p text:style-name="P29"><text:span text:style-name="T18">20:</text:span> <text:s text:c="5"/>2: False </text:p>
      <text:p text:style-name="P29"><text:span text:style-name="T18">21:</text:span> <text:s text:c="5"/>3: False </text:p>
      <text:p text:style-name="P29"><text:span text:style-name="T18">22:</text:span> <text:s text:c="5"/>4: True </text:p>
      <text:p text:style-name="P29"><text:span text:style-name="T18">23:</text:span> <text:s text:c="5"/>These expressions are both true.</text:p>
      <text:p text:style-name="P42"><text:bookmark-start text:name="DDE_LINK7"/><text:span text:style-name="T18">23:</text:span> <text:s text:c="3"/><text:span text:style-name="T21">%/output</text:span><text:bookmark-end text:name="DDE_LINK7"/></text:p>
      <text:h text:style-name="Heading_20_3" text:outline-level="3">Or()</text:h>
      <text:p text:style-name="Text_20_body">The Or() function is similar to the And() function in that it has both a function <text:soft-page-break/>and an infix calling format and it only works with boolean value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1">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6">Result&gt; True</text:p>
      <text:p text:style-name="Preformatted_20_Text"/>
      <text:p text:style-name="Preformatted_20_Text">In&gt; Or(False, True)</text:p>
      <text:p text:style-name="P26">Result&gt; True</text:p>
      <text:p text:style-name="Preformatted_20_Text"/>
      <text:p text:style-name="Preformatted_20_Text">In&gt; Or(False, False)</text:p>
      <text:p text:style-name="P26">Result&gt; False</text:p>
      <text:p text:style-name="Preformatted_20_Text"/>
      <text:p text:style-name="Preformatted_20_Text">In&gt; Or(False, False, False, False)</text:p>
      <text:p text:style-name="P26">Result&gt; False</text:p>
      <text:p text:style-name="Preformatted_20_Text"/>
      <text:p text:style-name="Preformatted_20_Text">In&gt; Or(False, True, False, False)</text:p>
      <text:p text:style-name="P26">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1">expression1 Or expression2</text:p>
          </table:table-cell>
        </table:table-row>
      </table:table>
      <text:p text:style-name="Standard"/>
      <text:p text:style-name="Text_20_body">and these examples show this notation being used:</text:p>
      <text:p text:style-name="Preformatted_20_Text"/>
      <text:p text:style-name="Preformatted_20_Text">In&gt; True Or False</text:p>
      <text:p text:style-name="P26">Result&gt; True</text:p>
      <text:p text:style-name="Preformatted_20_Text"/>
      <text:p text:style-name="Preformatted_20_Text">In&gt; False Or True</text:p>
      <text:p text:style-name="P26">Result&gt; True</text:p>
      <text:p text:style-name="Preformatted_20_Text"/>
      <text:p text:style-name="Preformatted_20_Text">In&gt; False Or False</text:p>
      <text:p text:style-name="P26">Result&gt; False</text:p>
      <text:p text:style-name="Preformatted_20_Text"/>
      <text:p text:style-name="Text_20_body">The following program also demonstrates using the infix version of the Or() function:</text:p>
      <text:p text:style-name="Standard"/>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7</text:span>;</text:p>
      <text:p text:style-name="P29"><text:soft-page-break/><text:span text:style-name="T18"><text:s/>4:</text:span>b <text:span text:style-name="T5">:=</text:span> <text:span text:style-name="T8">9</text:span>;</text:p>
      <text:p text:style-name="P30"><text:s/>5:</text:p>
      <text:p text:style-name="P29"><text:span text:style-name="T18"><text:s/>6:</text:span><text:span text:style-name="T19">Echo</text:span><text:span text:style-name="T5">(</text:span><text:span text:style-name="T20">"1: "</text:span>, a <text:span text:style-name="T5">&lt;</text:span> <text:span text:style-name="T8">5</text:span> Or b <text:span text:style-name="T5">&lt;</text:span> <text:span text:style-name="T8">10</text:span><text:span text:style-name="T5">)</text:span>;</text:p>
      <text:p text:style-name="P29"><text:span text:style-name="T18"><text:s/>7:</text:span><text:span text:style-name="T19">Echo</text:span><text:span text:style-name="T5">(</text:span><text:span text:style-name="T20">"2: "</text:span>, a <text:span text:style-name="T5">&gt;</text:span> <text:span text:style-name="T8">5</text:span> Or b <text:span text:style-name="T5">&gt;</text:span> <text:span text:style-name="T8">10</text:span><text:span text:style-name="T5">)</text:span>;</text:p>
      <text:p text:style-name="P29"><text:span text:style-name="T18"><text:s/>8:</text:span><text:span text:style-name="T19">Echo</text:span><text:span text:style-name="T5">(</text:span><text:span text:style-name="T20">"3: "</text:span>, a <text:span text:style-name="T5">&gt;</text:span> <text:span text:style-name="T8">5</text:span> Or b <text:span text:style-name="T5">&lt;</text:span> <text:span text:style-name="T8">10</text:span><text:span text:style-name="T5">)</text:span>;</text:p>
      <text:p text:style-name="P29"><text:span text:style-name="T18"><text:s/>9:</text:span><text:span text:style-name="T19">Echo</text:span><text:span text:style-name="T5">(</text:span><text:span text:style-name="T20">"4: "</text:span>, a <text:span text:style-name="T5">&lt;</text:span> <text:span text:style-name="T8">5</text:span> Or b <text:span text:style-name="T5">&gt;</text:span> <text:span text:style-name="T8">10</text:span><text:span text:style-name="T5">)</text:span>;</text:p>
      <text:p text:style-name="P30">10:</text:p>
      <text:p text:style-name="P29"><text:span text:style-name="T18">11:</text:span><text:span text:style-name="T19">If</text:span><text:span text:style-name="T5">(</text:span>a <text:span text:style-name="T5">&lt;</text:span> <text:span text:style-name="T8">5</text:span> Or b <text:span text:style-name="T5">&lt;</text:span> <text:span text:style-name="T8">10</text:span>,<text:span text:style-name="T19">Echo</text:span><text:span text:style-name="T5">(</text:span><text:span text:style-name="T20">"At least one of these expressions is true."</text:span><text:span text:style-name="T5">))</text:span>;</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5"/>1: True </text:p>
      <text:p text:style-name="P29"><text:span text:style-name="T18">20:</text:span> <text:s text:c="5"/>2: True </text:p>
      <text:p text:style-name="P29"><text:span text:style-name="T18">21:</text:span> <text:s text:c="5"/>3: True </text:p>
      <text:p text:style-name="P29"><text:span text:style-name="T18">22:</text:span> <text:s text:c="5"/>4: False </text:p>
      <text:p text:style-name="P29"><text:span text:style-name="T18">23:</text:span> <text:s text:c="5"/>At least one of these expressions is true.</text:p>
      <text:p text:style-name="P41"><text:span text:style-name="T13">24:</text:span><text:span text:style-name="T10"> <text:s text:c="3"/></text:span><text:span text:style-name="T21">%/output</text:span></text:p>
      <text:h text:style-name="Heading_20_3" text:outline-level="3">Not() &amp; Prefix Notation</text:h>
      <text:p text:style-name="Text_20_body">The <text:span text:style-name="T6">Not()</text:span> function works with boolean expressions like the And() and Or() functions do, except it can only accept one expression as input. <text:s/>The way Not() works is that it changes a <text:span text:style-name="T6">True</text:span> value to a <text:span text:style-name="T6">False</text:span> value and a <text:span text:style-name="T6">False</text:span> value to a <text:span text:style-name="T6">True</text:span> value. <text:s/>Here is the Not() function's normal calling format:</text:p>
      <text:p text:style-name="Standard"/>
      <table:table table:name="Table8" table:style-name="Table8">
        <table:table-column table:style-name="Table8.A"/>
        <table:table-row>
          <table:table-cell table:style-name="Table8.A1" office:value-type="string">
            <text:p text:style-name="P41">Not(expression)</text:p>
          </table:table-cell>
        </table:table-row>
      </table:table>
      <text:p text:style-name="Preformatted_20_Text"/>
      <text:p text:style-name="Standard">and these examples show Not() being used with this format:</text:p>
      <text:p text:style-name="Preformatted_20_Text"/>
      <text:p text:style-name="Preformatted_20_Text">In&gt; Not(True)</text:p>
      <text:p text:style-name="P26">Result&gt; False</text:p>
      <text:p text:style-name="Preformatted_20_Text"/>
      <text:p text:style-name="Preformatted_20_Text">In&gt; Not(False)</text:p>
      <text:p text:style-name="P26">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1">Not expression</text:p>
          </table:table-cell>
        </table:table-row>
      </table:table>
      <text:p text:style-name="Preformatted_20_Text"/>
      <text:p text:style-name="Text_20_body">Prefix notation looks similar to function notation except no parentheses are used:</text:p>
      <text:p text:style-name="Preformatted_20_Text"><text:soft-page-break/></text:p>
      <text:p text:style-name="Preformatted_20_Text">In&gt; Not True</text:p>
      <text:p text:style-name="P26">Result&gt; False</text:p>
      <text:p text:style-name="Preformatted_20_Text"/>
      <text:p text:style-name="Preformatted_20_Text">In&gt; Not False</text:p>
      <text:p text:style-name="P26">Result&gt; True</text:p>
      <text:p text:style-name="Preformatted_20_Text"/>
      <text:p text:style-name="Text_20_body">Finally, here is a program that uses the prefix version of Not():</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text:span text:style-name="T19">Echo</text:span><text:span text:style-name="T5">(</text:span><text:span text:style-name="T20">"3 = 3 is "</text:span>, <text:span text:style-name="T8">3</text:span> <text:span text:style-name="T5">=</text:span> <text:span text:style-name="T8">3</text:span><text:span text:style-name="T5">)</text:span>;</text:p>
      <text:p text:style-name="P30"><text:s/>4:</text:p>
      <text:p text:style-name="P29"><text:span text:style-name="T18"><text:s/>5:</text:span><text:span text:style-name="T19">Echo</text:span><text:span text:style-name="T5">(</text:span><text:span text:style-name="T20">"Not 3 = 3 is "</text:span>, <text:span text:style-name="T19">Not</text:span> <text:span text:style-name="T8">3</text:span> <text:span text:style-name="T5">=</text:span> <text:span text:style-name="T8">3</text:span><text:span text:style-name="T5">)</text:span>;</text:p>
      <text:p text:style-name="P30"><text:s/>6:</text:p>
      <text:p text:style-name="P29"><text:span text:style-name="T18"><text:s/>7:</text:span><text:span text:style-name="T30">%/mathpiper</text:span></text:p>
      <text:p text:style-name="P30"><text:s/>8:</text:p>
      <text:p text:style-name="P29"><text:span text:style-name="T18"><text:s/>9:</text:span> <text:s text:c="3"/><text:span text:style-name="T21">%output,preserve="false"</text:span></text:p>
      <text:p text:style-name="P29"><text:span text:style-name="T18">10:</text:span> <text:s text:c="5"/><text:span text:style-name="T21">Result:</text:span> True</text:p>
      <text:p text:style-name="P29"><text:span text:style-name="T18">11:</text:span> <text:s text:c="5"/></text:p>
      <text:p text:style-name="P29"><text:span text:style-name="T18">12:</text:span> <text:s text:c="5"/><text:span text:style-name="T36">Side effects:</text:span></text:p>
      <text:p text:style-name="P29"><text:span text:style-name="T18">13:</text:span> <text:s text:c="5"/>3 = 3 is True </text:p>
      <text:p text:style-name="P29"><text:span text:style-name="T18">14:</text:span> <text:s text:c="5"/>Not 3 = 3 is False</text:p>
      <text:p text:style-name="P41"><text:span text:style-name="T13">15:</text:span><text:span text:style-name="T10"> <text:s text:c="3"/></text:span><text:span text:style-name="T21">%/output</text:span></text:p>
      <text:h text:style-name="Heading_20_2" text:outline-level="2">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execute one or more expressions over and over again and this process is called "<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8">While(predicate)<text:tab/><text:tab/><text:tab/><text:tab/><text:tab/><text:tab/><text:tab/><text:tab/><text:tab/><text:tab/><text:tab/></text:p>
      <text:p text:style-name="P38">[ <text:tab/><text:tab/><text:tab/><text:tab/><text:tab/><text:tab/><text:tab/><text:tab/><text:tab/><text:tab/><text:tab/><text:tab/><text:tab/></text:p>
      <text:p text:style-name="P24"><text:s text:c="4"/>body_expressions<text:tab/><text:tab/><text:tab/><text:tab/><text:tab/><text:tab/><text:tab/><text:tab/><text:tab/><text:tab/></text:p>
      <text:p text:style-name="P51">];<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statements it contains as long as its "predicate" expression it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text:soft-page-break/>and all functions which have body expressions are called "<text:span text:style-name="T6">bodied</text:span>" functions. <text:s/>If a body contains more than one expression then these expressions need to be placed within <text:span text:style-name="T6">brackets [</text:span>]. <text:s/>What body expressions are will become clearer after looking a some example programs.</text:p>
      <text:p text:style-name="Text_20_body">The following program uses a While() function to print the integers from 1 to 10:</text:p>
      <text:p text:style-name="Preformatted_20_Text"/>
      <text:p text:style-name="P29"><text:span text:style-name="T18"><text:s/>1:</text:span><text:span text:style-name="T30">%mathpiper</text:span></text:p>
      <text:p text:style-name="P30"><text:s/>2:</text:p>
      <text:p text:style-name="P29"><text:span text:style-name="T18"><text:s/>3:</text:span><text:span text:style-name="T28">// This program prints the integers from 1 to 10.</text:span></text:p>
      <text:p text:style-name="P30"><text:s/>4:</text:p>
      <text:p text:style-name="P30"><text:s/>5:</text:p>
      <text:p text:style-name="P29"><text:span text:style-name="T18"><text:s/>6:</text:span><text:span text:style-name="T28">/*</text:span></text:p>
      <text:p text:style-name="P29"><text:span text:style-name="T18"><text:s/>7:</text:span><text:span text:style-name="T28"> <text:s text:c="3"/>Initialize the variable x to 1</text:span></text:p>
      <text:p text:style-name="P29"><text:span text:style-name="T18"><text:s/>8:</text:span><text:span text:style-name="T28"> <text:s text:c="3"/>outside of the While "loop".</text:span></text:p>
      <text:p text:style-name="P29"><text:span text:style-name="T18"><text:s/>9:</text:span><text:span text:style-name="T28">*/</text:span></text:p>
      <text:p text:style-name="P29"><text:span text:style-name="T18">10:</text:span>x <text:span text:style-name="T5">:=</text:span> <text:span text:style-name="T8">1</text:span>;</text:p>
      <text:p text:style-name="P30">11:</text:p>
      <text:p text:style-name="P29"><text:span text:style-name="T18">12:</text:span><text:span text:style-name="T19">While</text:span><text:span text:style-name="T5">(</text:span>x <text:span text:style-name="T5">&lt;=</text:span> <text:span text:style-name="T8">10</text:span><text:span text:style-name="T5">)</text:span></text:p>
      <text:p text:style-name="P29"><text:span text:style-name="T18">13:</text:span>[</text:p>
      <text:p text:style-name="P29"><text:span text:style-name="T18">14:</text:span> <text:s text:c="3"/><text:span text:style-name="T19">Echo</text:span><text:span text:style-name="T5">(</text:span>x<text:span text:style-name="T5">)</text:span>;</text:p>
      <text:p text:style-name="P29"><text:span text:style-name="T18">15:</text:span> <text:s text:c="3"/></text:p>
      <text:p text:style-name="P29"><text:span text:style-name="T18">16:</text:span> <text:s text:c="3"/>x <text:span text:style-name="T5">:=</text:span> x <text:span text:style-name="T5">+</text:span> <text:span text:style-name="T8">1</text:span>; <text:s/><text:span text:style-name="T28">//Increment x by 1.</text:span></text:p>
      <text:p text:style-name="P29"><text:span text:style-name="T18">17:</text:span>];</text:p>
      <text:p text:style-name="P30">18:</text:p>
      <text:p text:style-name="P29"><text:span text:style-name="T18">19:</text:span><text:span text:style-name="T30">%/mathpiper</text:span></text:p>
      <text:p text:style-name="P30">20:</text:p>
      <text:p text:style-name="P29"><text:span text:style-name="T18">21:</text:span> <text:s text:c="3"/><text:span text:style-name="T21">%output,preserve="false"</text:span></text:p>
      <text:p text:style-name="P29"><text:span text:style-name="T18">22:</text:span> <text:s text:c="5"/><text:span text:style-name="T21">Result:</text:span> True</text:p>
      <text:p text:style-name="P29"><text:span text:style-name="T18">23:</text:span> <text:s text:c="5"/></text:p>
      <text:p text:style-name="P29"><text:span text:style-name="T18">24:</text:span> <text:s text:c="5"/><text:span text:style-name="T36">Side effects:</text:span></text:p>
      <text:p text:style-name="P29"><text:span text:style-name="T18">25:</text:span> <text:s text:c="5"/>1 </text:p>
      <text:p text:style-name="P29"><text:span text:style-name="T18">26:</text:span> <text:s text:c="5"/>2 </text:p>
      <text:p text:style-name="P29"><text:span text:style-name="T18">27:</text:span> <text:s text:c="5"/>3 </text:p>
      <text:p text:style-name="P29"><text:span text:style-name="T18">28:</text:span> <text:s text:c="5"/>4 </text:p>
      <text:p text:style-name="P29"><text:span text:style-name="T18">29:</text:span> <text:s text:c="5"/>5 </text:p>
      <text:p text:style-name="P29"><text:span text:style-name="T18">30:</text:span> <text:s text:c="5"/>6 </text:p>
      <text:p text:style-name="P29"><text:span text:style-name="T18">31:</text:span> <text:s text:c="5"/>7 </text:p>
      <text:p text:style-name="P29"><text:span text:style-name="T18">32:</text:span> <text:s text:c="5"/>8 </text:p>
      <text:p text:style-name="P29"><text:span text:style-name="T18">33:</text:span> <text:s text:c="5"/>9 </text:p>
      <text:p text:style-name="P29"><text:span text:style-name="T18">34:</text:span> <text:s text:c="5"/>10</text:p>
      <text:p text:style-name="P42"><text:bookmark-start text:name="DDE_LINK8"/><text:span text:style-name="T18">35:</text:span> <text:s text:c="3"/><text:span text:style-name="T21">%/output</text:span><text:bookmark-end text:name="DDE_LINK8"/></text:p>
      <text:p text:style-name="Text_20_body">In this program, a single variable called <text:span text:style-name="T6">x</text:span> is created. <text:s/>It is used to tell the Echo() function which <text:span text:style-name="T6">integer</text:span> to print and it is also used in th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5">x</text:span><text:span text:style-name="T6"> &lt;= 10</text:span> becomes <text:span text:style-name="T25">1</text:span><text:span text:style-name="T6"> &lt;= 10</text:span> and, since 1 is less than or equal to 10, a value of <text:span text:style-name="T6">True</text:span> is returned by the expression.</text:p>
      <text:p text:style-name="Text_20_body"><text:soft-page-break/>The While() function sees that th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in MathRider (which can be set in Utilities -&gt; Buffer Options...).</text:p>
      <text:p text:style-name="Preformatted_20_Text"/>
      <text:p text:style-name="P29"><text:span text:style-name="T18"><text:s/>1:</text:span><text:span text:style-name="T30">%mathpiper</text:span></text:p>
      <text:p text:style-name="P30"><text:s/>2:</text:p>
      <text:p text:style-name="P29"><text:span text:style-name="T18"><text:s/>3:</text:span><text:span text:style-name="T28">// Print the integers from 1 to 100.</text:span></text:p>
      <text:p text:style-name="P30"><text:s/>4:</text:p>
      <text:p text:style-name="P29"><text:span text:style-name="T18"><text:s/>5:</text:span>x <text:span text:style-name="T5">:=</text:span> <text:span text:style-name="T8">1</text:span>;</text:p>
      <text:p text:style-name="P30"><text:s/>6:</text:p>
      <text:p text:style-name="P29"><text:span text:style-name="T18"><text:s/>7:</text:span><text:span text:style-name="T19">While</text:span><text:span text:style-name="T5">(</text:span>x <text:span text:style-name="T5">&lt;=</text:span> <text:span text:style-name="T8">100</text:span><text:span text:style-name="T5">)</text:span></text:p>
      <text:p text:style-name="P29"><text:span text:style-name="T18"><text:s/>8:</text:span>[</text:p>
      <text:p text:style-name="P29"><text:span text:style-name="T18"><text:s/>9:</text:span> <text:s text:c="3"/><text:span text:style-name="T19">Write</text:span><text:span text:style-name="T5">(</text:span>x<text:span text:style-name="T5">)</text:span>;</text:p>
      <text:p text:style-name="P29"><text:span text:style-name="T18">10:</text:span> <text:s text:c="3"/></text:p>
      <text:p text:style-name="P29"><text:span text:style-name="T18">11:</text:span> <text:s text:c="3"/>x <text:span text:style-name="T5">:=</text:span> x <text:span text:style-name="T5">+</text:span> <text:span text:style-name="T8">1</text:span>; <text:s/><text:span text:style-name="T28">//Increment x by 1.</text:span></text:p>
      <text:p text:style-name="P29"><text:span text:style-name="T18">12:</text:span>];</text:p>
      <text:p text:style-name="P30">13:</text:p>
      <text:p text:style-name="P29"><text:span text:style-name="T18">14:</text:span><text:span text:style-name="T30">%/mathpiper</text:span></text:p>
      <text:p text:style-name="P30">15:</text:p>
      <text:p text:style-name="P29"><text:span text:style-name="T18">16:</text:span> <text:s text:c="3"/><text:span text:style-name="T21">%output,preserve="false"</text:span></text:p>
      <text:p text:style-name="P29"><text:span text:style-name="T18">17:</text:span> <text:s text:c="5"/><text:span text:style-name="T21">Result:</text:span> True</text:p>
      <text:p text:style-name="P29"><text:span text:style-name="T18">18:</text:span> <text:s text:c="5"/></text:p>
      <text:p text:style-name="P29"><text:span text:style-name="T18">19:</text:span> <text:s text:c="5"/><text:span text:style-name="T36">Side effects:</text:span></text:p>
      <text:p text:style-name="P29"><text:span text:style-name="T18">20:</text:span> <text:s text:c="5"/>1 2 3 4 5 6 7 8 9 10 11 12 13 14 15 16 17 18 19 20 21 22 23 </text:p>
      <text:p text:style-name="P29"><text:s text:c="9"/>24 25 26 27 28 29 30 31 32 33 34 35 36 37 38 39 40 41 42 43 </text:p>
      <text:p text:style-name="P29"><text:s text:c="9"/>44 45 46 47 48 49 50 51 52 53 54 55 56 57 58 59 60 61 62 63 </text:p>
      <text:p text:style-name="P29"><text:s text:c="9"/>64 65 66 67 68 69 70 71 72 73 74 75 76 77 78 79 80 81 82 83 </text:p>
      <text:p text:style-name="P29"><text:s text:c="9"/>84 85 86 87 88 89 90 91 92 93 94 95 96 97 98 99 100</text:p>
      <text:p text:style-name="P41"><text:bookmark-start text:name="DDE_LINK9"/><text:span text:style-name="T13">21:</text:span><text:span text:style-name="T10"> <text:s text:c="3"/></text:span><text:span text:style-name="T21">%/output</text:span><text:bookmark-end text:name="DDE_LINK9"/></text:p>
      <text:p text:style-name="Text_20_body"><text:soft-page-break/>The following program prints the odd integers from 1 to 99 by changing the increment value in the increment expression from <text:span text:style-name="T6">1</text:span> to <text:span text:style-name="T6">2</text:span>:</text:p>
      <text:p text:style-name="Preformatted_20_Text"/>
      <text:p text:style-name="P29"><text:span text:style-name="T18"><text:s/>1:</text:span><text:span text:style-name="T30">%mathpiper</text:span></text:p>
      <text:p text:style-name="P30"><text:s/>2:</text:p>
      <text:p text:style-name="P29"><text:span text:style-name="T18"><text:s/>3:</text:span><text:span text:style-name="T28">//Print the odd integers from 1 to 99.</text:span></text:p>
      <text:p text:style-name="P30"><text:s/>4:</text:p>
      <text:p text:style-name="P29"><text:span text:style-name="T18"><text:s/>5:</text:span>x <text:span text:style-name="T5">:=</text:span> <text:span text:style-name="T8">1</text:span>; </text:p>
      <text:p text:style-name="P30"><text:s/>6:</text:p>
      <text:p text:style-name="P29"><text:span text:style-name="T18"><text:s/>7:</text:span><text:span text:style-name="T19">While</text:span><text:span text:style-name="T5">(</text:span>x <text:span text:style-name="T5">&lt;=</text:span> <text:span text:style-name="T8">100</text:span><text:span text:style-name="T5">)</text:span></text:p>
      <text:p text:style-name="P29"><text:span text:style-name="T18"><text:s/>8:</text:span>[</text:p>
      <text:p text:style-name="P29"><text:span text:style-name="T18"><text:s/>9:</text:span> <text:s text:c="3"/><text:span text:style-name="T19">Write</text:span><text:span text:style-name="T5">(</text:span>x<text:span text:style-name="T5">)</text:span>;</text:p>
      <text:p text:style-name="P29"><text:span text:style-name="T18">10:</text:span> <text:s text:c="3"/>x <text:span text:style-name="T5">:=</text:span> x <text:span text:style-name="T5">+</text:span> <text:span text:style-name="T8">2</text:span>; <text:s/><text:span text:style-name="T28">//Increment x by 2.</text:span></text:p>
      <text:p text:style-name="P29"><text:span text:style-name="T18">11:</text:span>];</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5"/>1 3 5 7 9 11 13 15 17 19 21 23 25 27 29 31 33 35 37 39 41 43 </text:p>
      <text:p text:style-name="P29"><text:s text:c="9"/>45 47 49 51 53 55 57 59 61 63 65 67 69 71 73 75 77 79 81 83 </text:p>
      <text:p text:style-name="P29"><text:s text:c="9"/>85 87 89 91 93 95 97 99</text:p>
      <text:p text:style-name="P41"><text:bookmark-start text:name="DDE_LINK11"/><text:span text:style-name="T13">20:</text:span><text:span text:style-name="T10"> <text:s text:c="3"/></text:span><text:span text:style-name="T21">%/output</text:span><text:bookmark-end text:name="DDE_LINK11"/></text:p>
      <text:p text:style-name="Text_20_body">Finally, the following program prints the numbers from 1 to 100 in reverse order:</text:p>
      <text:p text:style-name="Preformatted_20_Text"/>
      <text:p text:style-name="P29"><text:span text:style-name="T18"><text:s/>1:</text:span><text:span text:style-name="T30">%mathpiper</text:span></text:p>
      <text:p text:style-name="P30"><text:s/>2:</text:p>
      <text:p text:style-name="P29"><text:span text:style-name="T18"><text:s/>3:</text:span><text:span text:style-name="T28">//Print the integers from 1 to 100 in reverse order.</text:span></text:p>
      <text:p text:style-name="P30"><text:s/>4:</text:p>
      <text:p text:style-name="P29"><text:span text:style-name="T18"><text:s/>5:</text:span>x <text:span text:style-name="T5">:=</text:span> <text:span text:style-name="T8">100</text:span>; </text:p>
      <text:p text:style-name="P30"><text:s/>6:</text:p>
      <text:p text:style-name="P29"><text:span text:style-name="T18"><text:s/>7:</text:span><text:span text:style-name="T19">While</text:span><text:span text:style-name="T5">(</text:span>x <text:span text:style-name="T5">&gt;=</text:span> <text:span text:style-name="T8">1</text:span><text:span text:style-name="T5">)</text:span></text:p>
      <text:p text:style-name="P29"><text:span text:style-name="T18"><text:s/>8:</text:span>[</text:p>
      <text:p text:style-name="P29"><text:span text:style-name="T18"><text:s/>9:</text:span> <text:s text:c="3"/><text:span text:style-name="T19">Write</text:span><text:span text:style-name="T5">(</text:span>x<text:span text:style-name="T5">)</text:span>;</text:p>
      <text:p text:style-name="P29"><text:span text:style-name="T18">10:</text:span> <text:s text:c="3"/>x <text:span text:style-name="T5">:=</text:span> x <text:span text:style-name="T5">-</text:span> <text:span text:style-name="T8">1</text:span>; <text:s/><text:span text:style-name="T28">//Decrement x by 1.</text:span></text:p>
      <text:p text:style-name="P29"><text:span text:style-name="T18">11:</text:span>];</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6"/>100 99 98 97 96 95 94 93 92 91 90 89 88 87 86 85 84 83 82 </text:p>
      <text:p text:style-name="P29"><text:s text:c="10"/>81 80 79 78 77 76 75 74 73 72 71 70 69 68 67 66 65 64 63 </text:p>
      <text:p text:style-name="P29"><text:s text:c="10"/>62 61 60 59 58 57 56 55 54 53 52 51 50 49 48 47 46 45 44 </text:p>
      <text:p text:style-name="P29"><text:soft-page-break/><text:s text:c="10"/>43 42 41 40 39 38 37 36 35 34 33 32 31 30 29 28 27 26 25 </text:p>
      <text:p text:style-name="P29"><text:s text:c="10"/>24 23 22 21 20 19 18 17 16 15 14 13 12 11 10 9 8 7 6 5 4 </text:p>
      <text:p text:style-name="P29"><text:s text:c="10"/>3 2 1</text:p>
      <text:p text:style-name="P41"><text:bookmark-start text:name="DDE_LINK10"/><text:span text:style-name="T13">20:</text:span><text:span text:style-name="T10"> <text:s text:c="3"/></text:span><text:span text:style-name="T21">%/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text:span text:style-name="T9">MathPiper Plugin</text:span> (which has been placed near the upper left part of the application) and then pressing the <text:s/>"<text:span text:style-name="T9">Stop Current Calculation</text:span>" button which it contains. (<text:span text:style-name="T9">Note: currently this button only works if MathPiper is executed inside of a %mathpiper fold.</text:span>)</text:p>
      <text:p text:style-name="Text_20_body">Lets experiment with this button by executing a program that contains an infinite loop and then stopping it:</text:p>
      <text:p text:style-name="Standard"/>
      <text:p text:style-name="P29"><text:span text:style-name="T18"><text:s/>1:</text:span><text:span text:style-name="T30">%mathpiper</text:span></text:p>
      <text:p text:style-name="P30"><text:s/>2:</text:p>
      <text:p text:style-name="P29"><text:span text:style-name="T18"><text:s/>3:</text:span><text:span text:style-name="T28">//Infinite loop example program.</text:span></text:p>
      <text:p text:style-name="P30"><text:s/>4:</text:p>
      <text:p text:style-name="P29"><text:span text:style-name="T18"><text:s/>5:</text:span>x <text:span text:style-name="T5">:=</text:span> <text:span text:style-name="T8">1</text:span>;</text:p>
      <text:p text:style-name="P29"><text:span text:style-name="T18"><text:s/>6:</text:span><text:span text:style-name="T19">While</text:span><text:span text:style-name="T5">(</text:span>x <text:span text:style-name="T5">&lt;</text:span> <text:span text:style-name="T8">10</text:span><text:span text:style-name="T5">)</text:span></text:p>
      <text:p text:style-name="P29"><text:span text:style-name="T18"><text:s/>7:</text:span>[</text:p>
      <text:p text:style-name="P29"><text:span text:style-name="T18"><text:s/>8:</text:span> <text:s text:c="3"/>answer <text:span text:style-name="T5">:=</text:span> x <text:span text:style-name="T5">+</text:span> <text:span text:style-name="T8">1</text:span>;</text:p>
      <text:p text:style-name="P29"><text:span text:style-name="T18"><text:s/>9:</text:span>];</text:p>
      <text:p text:style-name="P30">10:</text:p>
      <text:p text:style-name="P29"><text:span text:style-name="T18">11:</text:span><text:span text:style-name="T30">%/mathpiper</text:span></text:p>
      <text:p text:style-name="P30">12:</text:p>
      <text:p text:style-name="P29"><text:span text:style-name="T18">13:</text:span> <text:s text:c="3"/><text:span text:style-name="T21">%output,preserve="false"</text:span></text:p>
      <text:p text:style-name="P29"><text:span text:style-name="T18">14:</text:span> <text:s text:c="5"/>Processing...</text:p>
      <text:p text:style-name="P42"><text:bookmark-start text:name="DDE_LINK12"/><text:span text:style-name="T18">15:</text:span> <text:s text:c="3"/><text:span text:style-name="T21">%/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9">Stop Current Calculation</text:span>" button. <text:s/>When the program is interrupted, the %output fold will display the message "<text:span text:style-name="T9">User interrupted calculation</text:span>" to indicate that the program was interrupted.</text:p>
      <text:h text:style-name="Heading_20_2" text:outline-level="2"><text:soft-page-break/>Predicate Functions</text:h>
      <text:p text:style-name="Text_20_body">A predicate function is a function that either returns <text:span text:style-name="T11">True</text:span> or <text:span text:style-name="T11">False</text:span>. <text:s/>Most predicate functions in MathPiper have their names begin with "Is". <text:s/>For example, IsEven(), IsOdd(), IsInteger, etc. <text:s/>The following examples show some of the predicate functions that are in MathPiper:</text:p>
      <text:p text:style-name="Preformatted_20_Text"/>
      <text:p text:style-name="Preformatted_20_Text">In&gt; IsEven(4)</text:p>
      <text:p text:style-name="P26">Result&gt; True</text:p>
      <text:p text:style-name="Preformatted_20_Text"/>
      <text:p text:style-name="Preformatted_20_Text">In&gt; IsEven(5)</text:p>
      <text:p text:style-name="P26">Result&gt; False</text:p>
      <text:p text:style-name="Preformatted_20_Text"/>
      <text:p text:style-name="Preformatted_20_Text">In&gt; IsZero(0)</text:p>
      <text:p text:style-name="P26">Result&gt; True</text:p>
      <text:p text:style-name="Preformatted_20_Text"/>
      <text:p text:style-name="Preformatted_20_Text">In&gt; IsZero(1)</text:p>
      <text:p text:style-name="P26">Result&gt; False</text:p>
      <text:p text:style-name="Preformatted_20_Text"/>
      <text:p text:style-name="Preformatted_20_Text">In&gt; IsNegativeInteger(-1)</text:p>
      <text:p text:style-name="P26">Result&gt; True</text:p>
      <text:p text:style-name="Preformatted_20_Text"/>
      <text:p text:style-name="Preformatted_20_Text">In&gt; IsNegativeInteger(1)</text:p>
      <text:p text:style-name="P26">Result&gt; False</text:p>
      <text:p text:style-name="Preformatted_20_Text"/>
      <text:p text:style-name="Preformatted_20_Text">In&gt; IsPrime(7)</text:p>
      <text:p text:style-name="P26">Result&gt; True</text:p>
      <text:p text:style-name="P26"/>
      <text:p text:style-name="Preformatted_20_Text">In&gt; IsPrime(100)</text:p>
      <text:p text:style-name="P26">Result&gt; False</text:p>
      <text:p text:style-name="Preformatted_20_Text"/>
      <text:p text:style-name="Text_20_body">There is also an IsBound() and an IsUnbound() function that can be used to determine whether or not a value is bound to a given variable:</text:p>
      <text:p text:style-name="Preformatted_20_Text"/>
      <text:p text:style-name="Preformatted_20_Text">In&gt; a</text:p>
      <text:p text:style-name="P26">Result&gt; a</text:p>
      <text:p text:style-name="Preformatted_20_Text"/>
      <text:p text:style-name="Preformatted_20_Text">In&gt; IsBound(a)</text:p>
      <text:p text:style-name="P26">Result&gt; False</text:p>
      <text:p text:style-name="Preformatted_20_Text"/>
      <text:p text:style-name="Preformatted_20_Text">In&gt; a := 1</text:p>
      <text:p text:style-name="P26">Result&gt; 1</text:p>
      <text:p text:style-name="Preformatted_20_Text"/>
      <text:p text:style-name="Preformatted_20_Text">In&gt; IsBound(a)</text:p>
      <text:p text:style-name="P26">Result&gt; True</text:p>
      <text:p text:style-name="Preformatted_20_Text"/>
      <text:p text:style-name="Preformatted_20_Text">In&gt; Clear(a)</text:p>
      <text:p text:style-name="P26">Result&gt; True</text:p>
      <text:p text:style-name="Preformatted_20_Text"/>
      <text:p text:style-name="Preformatted_20_Text"><text:soft-page-break/>In&gt; a</text:p>
      <text:p text:style-name="P26">Result&gt; a</text:p>
      <text:p text:style-name="P26"/>
      <text:p text:style-name="Preformatted_20_Text">In&gt; IsBound(a)</text:p>
      <text:p text:style-name="P26">Result&gt; False</text:p>
      <text:h text:style-name="Heading_20_2" text:outline-level="2">Lists: Values That Hold Sequences Of Expressions</text:h>
      <text:p text:style-name="Text_20_body">The <text:span text:style-name="T6">list</text:span> value type is designed to hold expressions in an ordered collection or sequence. <text:s/>Lists are very flexible and they are one of the most heavily used value types in MathPiper. <text:s/>Lists can hold expressions of any type, they can grow and shrink as needed, and they can be nested. <text:s/>Expressions in a list can be accessed by their position in the list and they can also be replaced by other expressions.</text:p>
      <text:p text:style-name="Text_20_body">One way to create a list is by placing zero or more objects or expressions inside of a pair of <text:span text:style-name="T6">braces {}</text:span>. <text:s/>The following program creates a list that contains various expressions and assigns it to the variable x:</text:p>
      <text:p text:style-name="Preformatted_20_Text"/>
      <text:p text:style-name="Preformatted_20_Text">In&gt; <text:bookmark-start text:name="DDE_LINK15"/>x := {7,42,"Hello",1/2,var}<text:bookmark-end text:name="DDE_LINK15"/></text:p>
      <text:p text:style-name="P26">Result&gt; {7,42,"Hello",1/2,var}</text:p>
      <text:p text:style-name="Preformatted_20_Text"/>
      <text:p text:style-name="Preformatted_20_Text">In&gt; x</text:p>
      <text:p text:style-name="P26">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6">Result&gt; 5</text:p>
      <text:p text:style-name="Preformatted_20_Text"/>
      <text:p text:style-name="Text_20_body">A single expression in a list can be accessed by placing a set of <text:span text:style-name="T6">brackets </text:span><text:span text:style-name="T11">[]</text:span> to the right of the variable and then putting the expression's position number inside of the brackets (Notice that the first expression in the list is at position 1 counting from the left side of the list): </text:p>
      <text:p text:style-name="Preformatted_20_Text"/>
      <text:p text:style-name="Preformatted_20_Text">In&gt; x[1]</text:p>
      <text:p text:style-name="P26">Result&gt; 7</text:p>
      <text:p text:style-name="Preformatted_20_Text"/>
      <text:p text:style-name="Preformatted_20_Text">In&gt; x[2]</text:p>
      <text:p text:style-name="P26">Result&gt; 42</text:p>
      <text:p text:style-name="Preformatted_20_Text"/>
      <text:p text:style-name="Preformatted_20_Text">In&gt; x[3]</text:p>
      <text:p text:style-name="P26">Result&gt; "Hello"</text:p>
      <text:p text:style-name="Preformatted_20_Text"/>
      <text:p text:style-name="Preformatted_20_Text">In&gt; x[4]</text:p>
      <text:p text:style-name="P26">Result&gt; 1/2</text:p>
      <text:p text:style-name="Preformatted_20_Text"/>
      <text:p text:style-name="Preformatted_20_Text">In&gt; x[5]</text:p>
      <text:p text:style-name="P26"><text:soft-page-break/>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 <text:span text:style-name="T6">variable</text:span>. <text:s/>Lists can also hold other lists as shown in the following example:</text:p>
      <text:p text:style-name="Preformatted_20_Text"/>
      <text:p text:style-name="Preformatted_20_Text">In&gt; x := {20, 30, {31, 32, 33}, 40}</text:p>
      <text:p text:style-name="P26">Result&gt; {20,30,{31,32,33},40}</text:p>
      <text:p text:style-name="Preformatted_20_Text"/>
      <text:p text:style-name="Preformatted_20_Text">In&gt; x[1]</text:p>
      <text:p text:style-name="P26">Result&gt; 20</text:p>
      <text:p text:style-name="Preformatted_20_Text"/>
      <text:p text:style-name="Preformatted_20_Text">In&gt; x[2]</text:p>
      <text:p text:style-name="P26">Result&gt; 30</text:p>
      <text:p text:style-name="Preformatted_20_Text"/>
      <text:p text:style-name="Preformatted_20_Text">In&gt; x[3]</text:p>
      <text:p text:style-name="P26">Result&gt; {31,32,33}</text:p>
      <text:p text:style-name="Preformatted_20_Text"/>
      <text:p text:style-name="Preformatted_20_Text">In&gt; x[4]</text:p>
      <text:p text:style-name="P26">Result&gt; 40</text:p>
      <text:p text:style-name="Preformatted_20_Text"><text:s/></text:p>
      <text:p text:style-name="Text_20_body">The expression in the <text:span text:style-name="T6">3rd</text:span> position in the list is another <text:span text:style-name="T6">list</text:span> which contains the expressions <text:span text:style-name="T6">31</text:span>, <text:span text:style-name="T6">32</text:span>, and <text:span text:style-name="T6">33</text:span>. <text:s/>An expression in this second list can be accessed by two two sets of brackets:</text:p>
      <text:p text:style-name="Preformatted_20_Text"/>
      <text:p text:style-name="Preformatted_20_Text">In&gt; x[3][2]</text:p>
      <text:p text:style-name="P26">Result&gt; 32</text:p>
      <text:p text:style-name="Text_20_body"/>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3" text:outline-level="3">Using While() Loops With Lists </text:h>
      <text:p text:style-name="Text_20_body">Functions that loop can be used to select each expression in a list in turn so that an operation can be performed on these expressions. <text:s/>The following program uses a While() loop to print each of the expressions in a list:</text:p>
      <text:p text:style-name="Preformatted_20_Text"/>
      <text:p text:style-name="P29"><text:span text:style-name="T18"><text:s/>1:</text:span><text:span text:style-name="T30">%mathpiper</text:span></text:p>
      <text:p text:style-name="P30"><text:s/>2:</text:p>
      <text:p text:style-name="P29"><text:span text:style-name="T18"><text:s/>3:</text:span><text:span text:style-name="T28">//Print each in in the list.</text:span></text:p>
      <text:p text:style-name="P30"><text:s/>4:</text:p>
      <text:p text:style-name="P29"><text:span text:style-name="T18"><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9"><text:span text:style-name="T18"><text:s/>6:</text:span>y <text:span text:style-name="T5">:=</text:span> <text:span text:style-name="T8">1</text:span>;</text:p>
      <text:p text:style-name="P30"><text:s/>7:</text:p>
      <text:p text:style-name="P29"><text:span text:style-name="T18"><text:s/>8:</text:span><text:span text:style-name="T19">While</text:span><text:span text:style-name="T5">(</text:span>y <text:span text:style-name="T5">&lt;=</text:span> <text:span text:style-name="T8">9</text:span><text:span text:style-name="T5">)</text:span></text:p>
      <text:p text:style-name="P29"><text:span text:style-name="T18"><text:s/>9:</text:span>[</text:p>
      <text:p text:style-name="P29"><text:soft-page-break/><text:span text:style-name="T18">10:</text:span> <text:s text:c="3"/><text:span text:style-name="T19">Echo</text:span><text:span text:style-name="T5">(</text:span>y, <text:span text:style-name="T20">"- "</text:span>, x[y]<text:span text:style-name="T5">)</text:span>;</text:p>
      <text:p text:style-name="P29"><text:span text:style-name="T18">11:</text:span> <text:s text:c="3"/>y <text:span text:style-name="T5">:=</text:span> y <text:span text:style-name="T5">+</text:span> <text:span text:style-name="T8">1</text:span>;</text:p>
      <text:p text:style-name="P29"><text:span text:style-name="T18">12:</text:span>];</text:p>
      <text:p text:style-name="P30">13:</text:p>
      <text:p text:style-name="P29"><text:span text:style-name="T18">14:</text:span><text:span text:style-name="T30">%/mathpiper</text:span></text:p>
      <text:p text:style-name="P30">15:</text:p>
      <text:p text:style-name="P29"><text:span text:style-name="T18">16:</text:span> <text:s text:c="3"/><text:span text:style-name="T21">%output,preserve="false"</text:span></text:p>
      <text:p text:style-name="P29"><text:span text:style-name="T18">17:</text:span> <text:s text:c="5"/><text:span text:style-name="T21">Result:</text:span> True</text:p>
      <text:p text:style-name="P29"><text:span text:style-name="T18">18:</text:span> <text:s text:c="5"/></text:p>
      <text:p text:style-name="P29"><text:span text:style-name="T18">19:</text:span> <text:s text:c="5"/><text:span text:style-name="T36">Side effects:</text:span></text:p>
      <text:p text:style-name="P29"><text:span text:style-name="T18">20:</text:span> <text:s text:c="5"/>1 - 55 </text:p>
      <text:p text:style-name="P29"><text:span text:style-name="T18">21:</text:span> <text:s text:c="5"/>2 - 93 </text:p>
      <text:p text:style-name="P29"><text:span text:style-name="T18">22:</text:span> <text:s text:c="5"/>3 - 40 </text:p>
      <text:p text:style-name="P29"><text:span text:style-name="T18">23:</text:span> <text:s text:c="5"/>4 - 21 </text:p>
      <text:p text:style-name="P29"><text:span text:style-name="T18">24:</text:span> <text:s text:c="5"/>5 - 7 </text:p>
      <text:p text:style-name="P29"><text:span text:style-name="T18">25:</text:span> <text:s text:c="5"/>6 - 24 </text:p>
      <text:p text:style-name="P29"><text:span text:style-name="T18">26:</text:span> <text:s text:c="5"/>7 - 15 </text:p>
      <text:p text:style-name="P29"><text:span text:style-name="T18">27:</text:span> <text:s text:c="5"/>8 - 14 </text:p>
      <text:p text:style-name="P29"><text:span text:style-name="T18">28:</text:span> <text:s text:c="5"/>9 - 82</text:p>
      <text:p text:style-name="P42"><text:span text:style-name="T22">29:</text:span><text:span text:style-name="T26">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Text_20_body"/>
      <text:p text:style-name="P29"><text:span text:style-name="T18"><text:s/>1:</text:span><text:span text:style-name="T30">%mathpiper</text:span></text:p>
      <text:p text:style-name="P30"><text:s/>2:</text:p>
      <text:p text:style-name="P29"><text:span text:style-name="T18"><text:s/>3:</text:span><text:span text:style-name="T28">//Determine if 53 is in the list.</text:span></text:p>
      <text:p text:style-name="P30"><text:s/>4:</text:p>
      <text:p text:style-name="P29"><text:span text:style-name="T18"><text:s/>5:</text:span><text:span text:style-name="T37">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9"><text:span text:style-name="T18"><text:s/>6:</text:span><text:span text:style-name="T37">index</text:span> <text:span text:style-name="T5">:=</text:span> <text:span text:style-name="T8">1</text:span>;</text:p>
      <text:p text:style-name="P30"><text:s/>7:</text:p>
      <text:p text:style-name="P29"><text:span text:style-name="T18"><text:s/>8:</text:span><text:span text:style-name="T19">While</text:span><text:span text:style-name="T5">(</text:span><text:span text:style-name="T7">index</text:span> <text:span text:style-name="T5">&lt;=</text:span> <text:span text:style-name="T8">10</text:span><text:span text:style-name="T5">)</text:span></text:p>
      <text:p text:style-name="P29"><text:span text:style-name="T18"><text:s/>9:</text:span>[</text:p>
      <text:p text:style-name="P29"><text:span text:style-name="T18">10:</text:span> <text:s text:c="3"/><text:span text:style-name="T19">If</text:span><text:span text:style-name="T5">(</text:span><text:span text:style-name="T7">testList</text:span>[index] <text:span text:style-name="T5">=</text:span> <text:span text:style-name="T8">53</text:span>,</text:p>
      <text:p text:style-name="P29"><text:span text:style-name="T18">11:</text:span> <text:s text:c="7"/><text:span text:style-name="T19">Echo</text:span><text:span text:style-name="T5">(</text:span><text:span text:style-name="T20">"53 was found in the list at position"</text:span>, index<text:span text:style-name="T5">))</text:span>;</text:p>
      <text:p text:style-name="P29"><text:span text:style-name="T18">12:</text:span> <text:s text:c="7"/></text:p>
      <text:p text:style-name="P29"><text:span text:style-name="T18">13:</text:span> <text:s text:c="3"/>index <text:span text:style-name="T5">:=</text:span> index <text:span text:style-name="T5">+</text:span> <text:span text:style-name="T8">1</text:span>;</text:p>
      <text:p text:style-name="P29"><text:span text:style-name="T18">14:</text:span>];</text:p>
      <text:p text:style-name="P30">15:</text:p>
      <text:p text:style-name="P29"><text:span text:style-name="T18">16:</text:span><text:span text:style-name="T30">%/mathpiper</text:span></text:p>
      <text:p text:style-name="P30">17:</text:p>
      <text:p text:style-name="P29"><text:span text:style-name="T18">18:</text:span> <text:s text:c="3"/><text:span text:style-name="T21">%output,preserve="false"</text:span></text:p>
      <text:p text:style-name="P29"><text:span text:style-name="T18">19:</text:span> <text:s text:c="5"/><text:span text:style-name="T21">Result:</text:span> True</text:p>
      <text:p text:style-name="P29"><text:span text:style-name="T18">20:</text:span> <text:s text:c="5"/></text:p>
      <text:p text:style-name="P29"><text:span text:style-name="T18">21:</text:span> <text:s text:c="5"/><text:span text:style-name="T36">Side effects:</text:span></text:p>
      <text:p text:style-name="P29"><text:span text:style-name="T18">22:</text:span> <text:s text:c="5"/>53 was found in the list at position 5</text:p>
      <text:p text:style-name="P42"><text:bookmark-start text:name="DDE_LINK13"/><text:span text:style-name="T18">23:</text:span> <text:s text:c="3"/><text:span text:style-name="T21">%/output</text:span><text:bookmark-end text:name="DDE_LINK13"/></text:p>
      <text:p text:style-name="Text_20_body"><text:soft-page-break/>When this program was executed, it determined that <text:span text:style-name="T11">53</text:span> was present in the list at position <text:span text:style-name="T6">5</text:span>.</text:p>
      <text:h text:style-name="Heading_20_3" text:outline-level="3">The ForEach() Looping Function</text:h>
      <text:p text:style-name="Text_20_body">The <text:span text:style-name="T6">ForEach()</text:span> function uses a <text:span text:style-name="T6">loop</text:span> to index through a list like the While() function does, but it is more flexible and automatic. <text:s/>ForEach() uses bodied notation like the While() function does and here is its calling format:</text:p>
      <text:p text:style-name="Preformatted_20_Text"/>
      <table:table table:name="Table20" table:style-name="Table20">
        <table:table-column table:style-name="Table20.A"/>
        <table:table-row>
          <table:table-cell table:style-name="Table20.A1" office:value-type="string">
            <text:p text:style-name="P41">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executed once for each expression in the list. <text:s/></text:p>
      <text:p text:style-name="Text_20_body">This example shows how ForEach() can be used to print all of the items in a list:</text:p>
      <text:p text:style-name="Standard"/>
      <text:p text:style-name="P29"><text:span text:style-name="T18"><text:s/>1:</text:span><text:span text:style-name="T30">%mathpiper</text:span></text:p>
      <text:p text:style-name="P30"><text:s/>2:</text:p>
      <text:p text:style-name="P29"><text:span text:style-name="T18"><text:s/>3:</text:span><text:span text:style-name="T28">//Print all values in a list.</text:span></text:p>
      <text:p text:style-name="P30"><text:s/>4:</text:p>
      <text:p text:style-name="P29"><text:span text:style-name="T18"><text:s/>5:</text:span><text:span text:style-name="T19">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9"><text:span text:style-name="T18"><text:s/>6:</text:span>[</text:p>
      <text:p text:style-name="P29"><text:span text:style-name="T18"><text:s/>7:</text:span> <text:s text:c="3"/><text:span text:style-name="T19">Echo</text:span><text:span text:style-name="T5">(</text:span>x<text:span text:style-name="T5">)</text:span>; </text:p>
      <text:p text:style-name="P29"><text:span text:style-name="T18"><text:s/>8:</text:span>];</text:p>
      <text:p text:style-name="P30"><text:s/>9:</text:p>
      <text:p text:style-name="P29"><text:span text:style-name="T18">10:</text:span><text:span text:style-name="T30">%/mathpiper</text:span></text:p>
      <text:p text:style-name="P30">11:</text:p>
      <text:p text:style-name="P29"><text:span text:style-name="T18">12:</text:span> <text:s text:c="3"/><text:span text:style-name="T21">%output,preserve="false"</text:span></text:p>
      <text:p text:style-name="P29"><text:span text:style-name="T18">13:</text:span> <text:s text:c="5"/><text:span text:style-name="T21">Result:</text:span> True</text:p>
      <text:p text:style-name="P29"><text:span text:style-name="T18">14:</text:span> <text:s text:c="5"/></text:p>
      <text:p text:style-name="P29"><text:span text:style-name="T18">15:</text:span> <text:s text:c="5"/><text:span text:style-name="T36">Side effects:</text:span></text:p>
      <text:p text:style-name="P29"><text:span text:style-name="T18">16:</text:span> <text:s text:c="5"/>50 </text:p>
      <text:p text:style-name="P29"><text:span text:style-name="T18">17:</text:span> <text:s text:c="5"/>51 </text:p>
      <text:p text:style-name="P29"><text:span text:style-name="T18">18:</text:span> <text:s text:c="5"/>52 </text:p>
      <text:p text:style-name="P29"><text:span text:style-name="T18">19:</text:span> <text:s text:c="5"/>53 </text:p>
      <text:p text:style-name="P29"><text:span text:style-name="T18">20:</text:span> <text:s text:c="5"/>54 </text:p>
      <text:p text:style-name="P29"><text:span text:style-name="T18">21:</text:span> <text:s text:c="5"/>55 </text:p>
      <text:p text:style-name="P29"><text:span text:style-name="T18">22:</text:span> <text:s text:c="5"/>56 </text:p>
      <text:p text:style-name="P29"><text:span text:style-name="T18">23:</text:span> <text:s text:c="5"/>57 </text:p>
      <text:p text:style-name="P29"><text:span text:style-name="T18">24:</text:span> <text:s text:c="5"/>58 </text:p>
      <text:p text:style-name="P29"><text:span text:style-name="T18">25:</text:span> <text:s text:c="5"/>59</text:p>
      <text:p text:style-name="P41"><text:span text:style-name="T13">26:</text:span><text:span text:style-name="T10"> <text:s text:c="3"/></text:span><text:span text:style-name="T21">%/output</text:span></text:p>
      <text:h text:style-name="Heading_20_3" text:outline-level="3"><text:soft-page-break/>Functions &amp;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4" text:outline-level="4">TableForm()</text:h>
      <table:table table:name="Table39" table:style-name="Table39">
        <table:table-column table:style-name="Table39.A"/>
        <table:table-row>
          <table:table-cell table:style-name="Table39.A1" office:value-type="string">
            <text:p text:style-name="P41">TableForm(list)</text:p>
          </table:table-cell>
        </table:table-row>
      </table:table>
      <text:p text:style-name="Preformatted_20_Text"/>
      <text:p text:style-name="Text_20_body">The TableForm() function prints the contents of a list in the form of a table. <text:s/>Each member in the list is printed on its own line and this makes the contents of the lest easier to read:</text:p>
      <text:p text:style-name="Preformatted_20_Text"/>
      <text:p text:style-name="Preformatted_20_Text">In&gt; testList := {<text:span text:style-name="T10">2,4,6,8,10,12,14,16,18,20}</text:span></text:p>
      <text:p text:style-name="P26">Result&gt; {2,4,6,8,10,12,14,16,18,20}</text:p>
      <text:p text:style-name="Preformatted_20_Text"/>
      <text:p text:style-name="Preformatted_20_Text">In&gt; TableForm(testList)</text:p>
      <text:p text:style-name="P26">Result&gt; True</text:p>
      <text:p text:style-name="P37">Side Effects&gt;</text:p>
      <text:p text:style-name="P37">2</text:p>
      <text:p text:style-name="P37">4</text:p>
      <text:p text:style-name="P37">6</text:p>
      <text:p text:style-name="P37">8</text:p>
      <text:p text:style-name="P37">10</text:p>
      <text:p text:style-name="P37">12</text:p>
      <text:p text:style-name="P37">14</text:p>
      <text:p text:style-name="P37">16</text:p>
      <text:p text:style-name="P37">18</text:p>
      <text:p text:style-name="P37">20</text:p>
      <text:h text:style-name="Heading_20_4" text:outline-level="4">The .. Range Operator</text:h>
      <table:table table:name="Table14" table:style-name="Table14">
        <table:table-column table:style-name="Table14.A"/>
        <table:table-row>
          <table:table-cell table:style-name="Table14.A1" office:value-type="string">
            <text:p text:style-name="P41">first .. last</text:p>
          </table:table-cell>
        </table:table-row>
      </table:table>
      <text:p text:style-name="Preformatted_20_Text"/>
      <text:p text:style-name="Text_20_body">One often needs to create a list of consecutive integers and the <text:span text:style-name="T6">..</text:span> range operator can be used to do this. <text:s/>The first integer in the list is placed before the <text:span text:style-name="T6">..</text:span> operator (with a space in between them) and the last integer in the list is placed after the <text:span text:style-name="T6">..</text:span> operator. <text:s/>Here are some examples:</text:p>
      <text:p text:style-name="Preformatted_20_Text"/>
      <text:p text:style-name="Preformatted_20_Text">In&gt; 1 .. 10</text:p>
      <text:p text:style-name="P26">Result&gt; {1,2,3,4,5,6,7,8,9,10}</text:p>
      <text:p text:style-name="Preformatted_20_Text"/>
      <text:p text:style-name="Preformatted_20_Text">In&gt; 10 .. 1</text:p>
      <text:p text:style-name="P26">Result&gt; {10,9,8,7,6,5,4,3,2,1}</text:p>
      <text:p text:style-name="Preformatted_20_Text"/>
      <text:p text:style-name="Preformatted_20_Text"><text:soft-page-break/>In&gt; -10 .. 10</text:p>
      <text:p text:style-name="P26">Result&gt; {-10,-9,-8,-7,-6,-5,-4,-3,-2,-1,0,1,2,3,4,5,6,7,8,9,10}</text:p>
      <text:p text:style-name="Preformatted_20_Text"/>
      <text:p text:style-name="Text_20_body">As the examples show, the .. operator can generate lists of integers in ascending order and descending order. <text:s/>It can also generate lists that contain negative integers.</text:p>
      <text:h text:style-name="Heading_20_4" text:outline-level="4">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1">Contains(list, expression)</text:p>
          </table:table-cell>
        </table:table-row>
      </table:table>
      <text:p text:style-name="Standard"/>
      <text:p text:style-name="Text_20_body">The following code shows Contains() being used to locate a number in a list:</text:p>
      <text:p text:style-name="Preformatted_20_Text"/>
      <text:p text:style-name="Preformatted_20_Text">In&gt; Contains({50,51,52,53,54,55,56,57,58,59}, 53)</text:p>
      <text:p text:style-name="P26">Result&gt; True</text:p>
      <text:p text:style-name="Preformatted_20_Text"/>
      <text:p text:style-name="Preformatted_20_Text">In&gt; Contains({50,51,52,53,54,55,56,57,58,59}, 75)</text:p>
      <text:p text:style-name="P26">Result&gt; False</text:p>
      <text:p text:style-name="Preformatted_20_Text"/>
      <text:p text:style-name="Text_20_body">The <text:span text:style-name="T6">Not()</text:span> function can also be used with predicate functions like Contains() to change their results:</text:p>
      <text:p text:style-name="Preformatted_20_Text"/>
      <text:p text:style-name="Preformatted_20_Text">In&gt; Not Contains({50,51,52,53,54,55,56,57,58,59}, 75)</text:p>
      <text:p text:style-name="P26">Result&gt; True</text:p>
      <text:p text:style-name="P26"/>
      <text:h text:style-name="Heading_20_4" text:outline-level="4">Find()</text:h>
      <table:table table:name="Table11" table:style-name="Table11">
        <table:table-column table:style-name="Table11.A"/>
        <table:table-row>
          <table:table-cell table:style-name="Table11.A1" office:value-type="string">
            <text:p text:style-name="P41">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text:bookmark-start text:name="DDE_LINK16"/>Find({23, 15, 67, 98, 64}, 15)<text:bookmark-end text:name="DDE_LINK16"/></text:p>
      <text:p text:style-name="P26">Result&gt; 2</text:p>
      <text:p text:style-name="P29"/>
      <text:p text:style-name="P29">In&gt; Find({23, 15, 67, 98, 64}, 8)</text:p>
      <text:p text:style-name="P26">Result&gt; -1</text:p>
      <text:p text:style-name="P26"/>
      <text:h text:style-name="Heading_20_4" text:outline-level="4"><text:soft-page-break/>Count()</text:h>
      <table:table table:name="Table12" table:style-name="Table12">
        <table:table-column table:style-name="Table12.A"/>
        <table:table-row>
          <table:table-cell table:style-name="Table12.A1" office:value-type="string">
            <text:p text:style-name="P41">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6">Result&gt; {a,b,b,c,c,c,d,d,d,d,e,e,e,e,e}</text:p>
      <text:p text:style-name="Preformatted_20_Text"/>
      <text:p text:style-name="Preformatted_20_Text">In&gt; Count(testList, c)</text:p>
      <text:p text:style-name="P26">Result&gt; 3</text:p>
      <text:p text:style-name="Preformatted_20_Text"/>
      <text:p text:style-name="Preformatted_20_Text">In&gt; Count(testList, e)</text:p>
      <text:p text:style-name="P26">Result&gt; 5</text:p>
      <text:p text:style-name="P26"/>
      <text:p text:style-name="P29">In&gt; Count(testList, z)</text:p>
      <text:p text:style-name="P26">Result&gt; 0</text:p>
      <text:p text:style-name="Preformatted_20_Text"/>
      <text:h text:style-name="Heading_20_4" text:outline-level="4">Select()</text:h>
      <table:table table:name="Table13" table:style-name="Table13">
        <table:table-column table:style-name="Table13.A"/>
        <table:table-row>
          <table:table-cell table:style-name="Table13.A1" office:value-type="string">
            <text:p text:style-name="P41">Select(predicate function, list)</text:p>
          </table:table-cell>
        </table:table-row>
      </table:table>
      <text:p text:style-name="Text_20_body"/>
      <text:p text:style-name="Text_20_body"><text:span text:style-name="T6">Select()</text:span> returns a list that contains all the expressions in a list which make a given predicate return <text:span text:style-name="T6">True</text:span>:</text:p>
      <text:p text:style-name="Preformatted_20_Text"/>
      <text:p text:style-name="Preformatted_20_Text">In&gt; Select("IsPositiveInteger",{46,87,59,-27,11,86,-21,-58,-86,-52})</text:p>
      <text:p text:style-name="P26">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6">Result&gt; {33,99,67,65}</text:p>
      <text:p text:style-name="Preformatted_20_Text"/>
      <text:p text:style-name="Preformatted_20_Text">In&gt; Select("IsEven", {16,14,82,92,33,74,99,67,65,52})</text:p>
      <text:p text:style-name="P26">Result&gt; {16,14,82,92,74,52}</text:p>
      <text:p text:style-name="Preformatted_20_Text"/>
      <text:p text:style-name="Preformatted_20_Text">In&gt; Select("IsPrime", 1 .. 75)</text:p>
      <text:p text:style-name="P26">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4" text:outline-level="4"><text:soft-page-break/>The Nth() Function &amp; The [] Operator</text:h>
      <table:table table:name="Table15" table:style-name="Table15">
        <table:table-column table:style-name="Table15.A"/>
        <table:table-row>
          <table:table-cell table:style-name="Table15.A1" office:value-type="string">
            <text:p text:style-name="P41">Nth(list, index)</text:p>
          </table:table-cell>
        </table:table-row>
      </table:table>
      <text:p text:style-name="Text_20_body"/>
      <text:p text:style-name="Text_20_body">The <text:span text:style-name="T6">Nth()</text:span> function simply returns the expression which is at a given index in a list. <text:s/>This example shows the third expression in a list being obtained:</text:p>
      <text:p text:style-name="Preformatted_20_Text"/>
      <text:p text:style-name="Preformatted_20_Text">In&gt; testList := {a,b,c,d,e,f,g}</text:p>
      <text:p text:style-name="P26">Result&gt; {a,b,c,d,e,f,g}</text:p>
      <text:p text:style-name="Preformatted_20_Text"/>
      <text:p text:style-name="Preformatted_20_Text">In&gt; Nth(testList, 3)</text:p>
      <text:p text:style-name="P26">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In&gt; testList[3]</text:p>
      <text:p text:style-name="P26">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6">Result&gt; c</text:p>
      <text:p text:style-name="P26"/>
      <text:h text:style-name="Heading_20_4" text:outline-level="4">Append() &amp; Nondestructive List Operations</text:h>
      <table:table table:name="Table16" table:style-name="Table16">
        <table:table-column table:style-name="Table16.A"/>
        <table:table-row>
          <table:table-cell table:style-name="Table16.A1" office:value-type="string">
            <text:p text:style-name="P41">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6">Result&gt; {21,22,23}</text:p>
      <text:p text:style-name="Preformatted_20_Text"/>
      <text:p text:style-name="Preformatted_20_Text">In&gt; Append(testList, 24)</text:p>
      <text:p text:style-name="P26">Result&gt; {21,22,23,24}</text:p>
      <text:p text:style-name="Preformatted_20_Text"/>
      <text:p text:style-name="Text_20_body">However, instead of changing the <text:span text:style-name="T6">original</text:span> list, MathPiper creates a <text:span text:style-name="T6">copy</text:span> of the <text:span text:style-name="T6">original</text:span> list and appends the expression to the <text:span text:style-name="T6">copy</text:span>. <text:s/>This can be confirmed by evaluating the variable <text:span text:style-name="T6">testList</text:span> after the Append() function has been called:</text:p>
      <text:p text:style-name="Preformatted_20_Text"/>
      <text:p text:style-name="Preformatted_20_Text">In&gt; testList</text:p>
      <text:p text:style-name="P26">Result&gt; {21,22,23}</text:p>
      <text:p text:style-name="Preformatted_20_Text"><text:soft-page-break/></text:p>
      <text:p text:style-name="Text_20_body">Notice that the list that is bound to <text:span text:style-name="T6">testList</text:span> was not modified by the Append() function. <text:s/>This is called a <text:span text:style-name="T6">nondestructive list operation</text:span> and most MathPiper functions that manipulate lists do so nondestructively. <text:s/>To have the changed list bound to the variable that it being used, the following technique can be employed:</text:p>
      <text:p text:style-name="Preformatted_20_Text"/>
      <text:p text:style-name="Preformatted_20_Text">In&gt; testList := {21,22,23}</text:p>
      <text:p text:style-name="P26">Result&gt; {21,22,23}</text:p>
      <text:p text:style-name="Preformatted_20_Text"/>
      <text:p text:style-name="Preformatted_20_Text">In&gt; testList := Append(testList, 24)</text:p>
      <text:p text:style-name="P26">Result&gt; {21,22,23,24}</text:p>
      <text:p text:style-name="Preformatted_20_Text"/>
      <text:p text:style-name="Preformatted_20_Text">In&gt; testList</text:p>
      <text:p text:style-name="P26">Result&gt; {21,22,23,24}</text:p>
      <text:p text:style-name="Preformatted_20_Text"/>
      <text:p text:style-name="Text_20_body">After this code has been executed, the modified list has indeed been bound to testList as desired.</text:p>
      <text:p text:style-name="Text_20_body">There are some functions, such as DestructiveAppend(), which <text:span text:style-name="T6">do</text:span> change the original list and most of them begin with the word "Destructive". <text:s/>These are called "destructive functions" and <text:span text:style-name="T9">it is recommended that</text:span><text:span text:style-name="T6"> </text:span><text:span text:style-name="T9">destructive functions should only be used with care.</text:span> <text:s/></text:p>
      <text:h text:style-name="Heading_20_4" text:outline-level="4">The : Prepend Operator</text:h>
      <table:table table:name="Table28" table:style-name="Table28">
        <table:table-column table:style-name="Table28.A"/>
        <table:table-row>
          <table:table-cell table:style-name="Table28.A1" office:value-type="string">
            <text:p text:style-name="P41">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6">Result&gt; {b,c,d}</text:p>
      <text:p text:style-name="Preformatted_20_Text"/>
      <text:p text:style-name="Preformatted_20_Text">In&gt; testList := a:testList</text:p>
      <text:p text:style-name="P26">Result&gt; {a,b,c,d}</text:p>
      <text:p text:style-name="Preformatted_20_Text"/>
      <text:h text:style-name="Heading_20_4" text:outline-level="4">Concat()</text:h>
      <table:table table:name="Table27" table:style-name="Table27">
        <table:table-column table:style-name="Table27.A"/>
        <table:table-row table:style-name="Table27.1">
          <table:table-cell table:style-name="Table27.A1" office:value-type="string">
            <text:p text:style-name="P41">Concat(list1, list2, ...)</text:p>
          </table:table-cell>
        </table:table-row>
      </table:table>
      <text:p text:style-name="Preformatted_20_Text"/>
      <text:p text:style-name="Text_20_body">The Concat() function is short for "concatenate" which means to join together sequentially. <text:s/>It takes takes two or more lists and joins them together into a single larger list:</text:p>
      <text:p text:style-name="Preformatted_20_Text"><text:soft-page-break/></text:p>
      <text:p text:style-name="Preformatted_20_Text">In&gt; Concat({a,b,c}, {1,2,3}, {x,y,z})</text:p>
      <text:p text:style-name="P26">Result&gt; {a,b,c,1,2,3,x,y,z}</text:p>
      <text:p text:style-name="Preformatted_20_Text"/>
      <text:h text:style-name="Heading_20_4" text:outline-level="4">Insert(), Delete(), &amp; Replace()</text:h>
      <table:table table:name="Table17" table:style-name="Table17">
        <table:table-column table:style-name="Table17.A"/>
        <table:table-row>
          <table:table-cell table:style-name="Table17.A1" office:value-type="string">
            <text:p text:style-name="P41">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1">Delete(list, index)</text:p>
          </table:table-cell>
        </table:table-row>
      </table:table>
      <text:p text:style-name="Text_20_body"/>
      <table:table table:name="Table23" table:style-name="Table23">
        <table:table-column table:style-name="Table23.A"/>
        <table:table-row>
          <table:table-cell table:style-name="Table23.A1" office:value-type="string">
            <text:p text:style-name="P41">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6">Result&gt; {a,b,c,d,e,f,g}</text:p>
      <text:p text:style-name="Preformatted_20_Text"/>
      <text:p text:style-name="Preformatted_20_Text">In&gt; testList := Insert(testList, 4, 123)</text:p>
      <text:p text:style-name="P26">Result&gt; {a,b,c,123,d,e,f,g}</text:p>
      <text:p text:style-name="Preformatted_20_Text"/>
      <text:p text:style-name="Preformatted_20_Text">In&gt; testList := Delete(testList, 4)</text:p>
      <text:p text:style-name="P26">Result&gt; {a,b,c,d,e,f,g}</text:p>
      <text:p text:style-name="Preformatted_20_Text"/>
      <text:p text:style-name="Preformatted_20_Text">In&gt; testList := Replace(testList, 4, xxx)</text:p>
      <text:p text:style-name="P26">Result&gt; {a,b,c,xxx,e,f,g}</text:p>
      <text:p text:style-name="Preformatted_20_Text"/>
      <text:h text:style-name="Heading_20_4" text:outline-level="4">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1">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6"><text:soft-page-break/>Result&gt; {a,b,c,d,e,f,g}</text:p>
      <text:p text:style-name="Preformatted_20_Text"/>
      <text:p text:style-name="Preformatted_20_Text">In&gt; Take(testList, 3)</text:p>
      <text:p text:style-name="P26">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6">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6">Result&gt; {c,d,e}</text:p>
      <text:p text:style-name="Preformatted_20_Text"/>
      <text:h text:style-name="Heading_20_4" text:outline-level="4">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1">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6">Result&gt; {a,b,c,d,e,f,g}</text:p>
      <text:p text:style-name="Preformatted_20_Text"/>
      <text:p text:style-name="P29">In&gt; Drop(testList, 3)</text:p>
      <text:p text:style-name="P26">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9">In&gt; Drop(testList, -3)</text:p>
      <text:p text:style-name="P26">Result&gt; {a,b,c,d}</text:p>
      <text:p text:style-name="Preformatted_20_Text"/>
      <text:p text:style-name="Text_20_body">Finally, if a <text:span text:style-name="T6">two member list</text:span> is passed to Drop() it indicates the <text:span text:style-name="T6">range</text:span> of <text:soft-page-break/>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9">In&gt; Drop(testList, {3,5})</text:p>
      <text:p text:style-name="P26">Result&gt; {a,b,f,g}</text:p>
      <text:p text:style-name="P26"/>
      <text:h text:style-name="Heading_20_4" text:outline-level="4">FillList()</text:h>
      <table:table table:name="Table21" table:style-name="Table21">
        <table:table-column table:style-name="Table21.A"/>
        <table:table-row>
          <table:table-cell table:style-name="Table21.A1" office:value-type="string">
            <text:p text:style-name="P41">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26">Result&gt; {a,a,a,a,a}</text:p>
      <text:p text:style-name="Preformatted_20_Text"/>
      <text:p text:style-name="Preformatted_20_Text">In&gt; FillList(42,8)</text:p>
      <text:p text:style-name="P26">Result&gt; {42,42,42,42,42,42,42,42}</text:p>
      <text:p text:style-name="Preformatted_20_Text"/>
      <text:h text:style-name="Heading_20_4" text:outline-level="4">RemoveDuplicates()</text:h>
      <table:table table:name="Table22" table:style-name="Table22">
        <table:table-column table:style-name="Table22.A"/>
        <table:table-row>
          <table:table-cell table:style-name="Table22.A1" office:value-type="string">
            <text:p text:style-name="P41">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6">Result&gt; {a,a,b,c,c,b,b,a,b,c,c}</text:p>
      <text:p text:style-name="Preformatted_20_Text"/>
      <text:p text:style-name="Preformatted_20_Text">In&gt; RemoveDuplicates(testList)</text:p>
      <text:p text:style-name="P26">Result&gt; {a,b,c}</text:p>
      <text:p text:style-name="Preformatted_20_Text"/>
      <text:h text:style-name="Heading_20_4" text:outline-level="4">Reverse()</text:h>
      <table:table table:name="Table24" table:style-name="Table24">
        <table:table-column table:style-name="Table24.A"/>
        <table:table-row>
          <table:table-cell table:style-name="Table24.A1" office:value-type="string">
            <text:p text:style-name="P41">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6"><text:soft-page-break/>Result&gt; {a,b,c,d,e,f,g,h}</text:p>
      <text:p text:style-name="Preformatted_20_Text"/>
      <text:p text:style-name="Preformatted_20_Text">In&gt; Reverse(testList)</text:p>
      <text:p text:style-name="P26">Result&gt; {h,g,f,e,d,c,b,a}</text:p>
      <text:p text:style-name="Text_20_body"/>
      <text:h text:style-name="Heading_20_4" text:outline-level="4">Partition()</text:h>
      <table:table table:name="Table26" table:style-name="Table26">
        <table:table-column table:style-name="Table26.A"/>
        <table:table-row>
          <table:table-cell table:style-name="Table26.A1" office:value-type="string">
            <text:p text:style-name="P41">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stList := {a,b,c,d,e,f,g,h}</text:p>
      <text:p text:style-name="P26">Result&gt; {a,b,c,d,e,f,g,h}</text:p>
      <text:p text:style-name="Preformatted_20_Text"/>
      <text:p text:style-name="Preformatted_20_Text">In&gt; Partition(testList, 2)</text:p>
      <text:p text:style-name="P26">Result&gt; {{a,b},{c,d},{e,f},{g,h}}</text:p>
      <text:p text:style-name="Preformatted_20_Text"/>
      <text:p text:style-name="Text_20_body">If the partition_size does not divide the length of the list evenly, the remaining elements are discarded:</text:p>
      <text:p text:style-name="Preformatted_20_Text"/>
      <text:p text:style-name="Preformatted_20_Text">In&gt; Partition(testList, 3)</text:p>
      <text:p text:style-name="P26">Result&gt; {{h,b,c},{d,e,f}}</text:p>
      <text:p text:style-name="Preformatted_20_Text"/>
      <text:p text:style-name="Text_20_body">The number of elements that Partition() will discard can be calculated by dividing the length of a list by the partition size and obtaining the remainder:</text:p>
      <text:p text:style-name="Preformatted_20_Text"/>
      <text:p text:style-name="Preformatted_20_Text">In&gt; Mod(Length(testList), 3)</text:p>
      <text:p text:style-name="P26">Result&gt; 2</text:p>
      <text:p text:style-name="Preformatted_20_Text"/>
      <text:p text:style-name="P54">The Mod() function, which divides two integers and return their remainder, is covered in a later section.</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1">RandomIntegerVector(length, lowest_possible, highest_possible)</text:p>
          </table:table-cell>
        </table:table-row>
      </table:table>
      <text:p text:style-name="Preformatted_20_Text"/>
      <text:p text:style-name="Text_20_body"><text:soft-page-break/>A vector can be thought of a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6">Result&gt; {73,93,80,37,55,93,40,21,7,24}</text:p>
      <text:p text:style-name="P26"/>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1">Max(list)</text:p>
          </table:table-cell>
        </table:table-row>
      </table:table>
      <text:p text:style-name="Preformatted_20_Text"/>
      <text:p text:style-name="P53">If two values are passed to Max(), it determines which one is larger:</text:p>
      <text:p text:style-name="Preformatted_20_Text"/>
      <text:p text:style-name="Preformatted_20_Text">In&gt; Max(10, 20)</text:p>
      <text:p text:style-name="P26">Result&gt; 20</text:p>
      <text:p text:style-name="Preformatted_20_Text"/>
      <text:p text:style-name="P53">If a list of values are passed to Max(), it finds the largest value in the list:</text:p>
      <text:p text:style-name="Preformatted_20_Text"/>
      <text:p text:style-name="Preformatted_20_Text">In&gt; testList := RandomIntegerVector(10, 1, 99)</text:p>
      <text:p text:style-name="P26">Result&gt; {73,93,80,37,55,93,40,21,7,24}</text:p>
      <text:p text:style-name="Preformatted_20_Text"/>
      <text:p text:style-name="Preformatted_20_Text">In&gt; Max(testList)</text:p>
      <text:p text:style-name="P26">Result&gt; 93</text:p>
      <text:p text:style-name="P29"/>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1">Min(list)</text:p>
          </table:table-cell>
        </table:table-row>
      </table:table>
      <text:p text:style-name="Preformatted_20_Text"/>
      <text:p text:style-name="P53">If two values are passed to Min(), it determines which one is smaller:</text:p>
      <text:p text:style-name="Preformatted_20_Text"/>
      <text:p text:style-name="Preformatted_20_Text">In&gt; Min(10, 20)</text:p>
      <text:p text:style-name="P26">Result&gt; 10</text:p>
      <text:p text:style-name="Preformatted_20_Text"/>
      <text:p text:style-name="P53">If a list of values are passed to Min(), it finds the smallest value in the list:</text:p>
      <text:p text:style-name="Preformatted_20_Text"/>
      <text:p text:style-name="Preformatted_20_Text">In&gt; testList := RandomIntegerVector(10, 1, 99)</text:p>
      <text:p text:style-name="P26">Result&gt; {73,93,80,37,55,93,40,21,7,24}</text:p>
      <text:p text:style-name="Preformatted_20_Text"/>
      <text:p text:style-name="Preformatted_20_Text">In&gt; Min(testList)</text:p>
      <text:p text:style-name="P28">Result&gt; 7</text:p>
      <text:p text:style-name="P28"><text:soft-page-break/></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1">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6">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6">Result&gt; 1</text:p>
      <text:p text:style-name="P26"/>
      <text:p text:style-name="Text_20_body">The remainder/modulo operator <text:span text:style-name="T6">%</text:span> can also be used to calculate a remainder:</text:p>
      <text:p text:style-name="Preformatted_20_Text"/>
      <text:p text:style-name="Preformatted_20_Text">In&gt; 7 % 2</text:p>
      <text:p text:style-name="P26">Result&gt; 1</text:p>
      <text:p text:style-name="Preformatted_20_Text"/>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1">Gcd(list)</text:p>
          </table:table-cell>
        </table:table-row>
      </table:table>
      <text:p text:style-name="Preformatted_20_Text"/>
      <text:p text:style-name="Text_20_body">GCD stands for Greatest Common Denominator and the <text:span text:style-name="T6">Gcd()</text:span> function determines the greatest common denominator of the values that are passed to it.</text:p>
      <text:p text:style-name="P53">If two integers are passed to Gcd(), it calculates their greatest common denominator:</text:p>
      <text:p text:style-name="P39"/>
      <text:p text:style-name="P39">In&gt; Gcd(21, 56)</text:p>
      <text:p text:style-name="P28">Result&gt; 7</text:p>
      <text:p text:style-name="P39"/>
      <text:p text:style-name="P53">If a list of integers are passed to Gcd(), it finds the greatest common denominator of all the integers in the list:</text:p>
      <text:p text:style-name="P39"/>
      <text:p text:style-name="P39">In&gt; Gcd({9, 66, 123})</text:p>
      <text:p text:style-name="P28">Result&gt; 3</text:p>
      <text:p text:style-name="P39"/>
      <text:h text:style-name="Heading_20_3" text:outline-level="3"><text:soft-page-break/>Lcm()</text:h>
      <table:table table:name="Table34" table:style-name="Table34">
        <table:table-column table:style-name="Table34.A"/>
        <table:table-row>
          <table:table-cell table:style-name="Table34.A1" office:value-type="string">
            <text:p text:style-name="Preformatted_20_Text">Lcm(value1, value2)</text:p>
            <text:p text:style-name="P41">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3">If two integers are passed to Lcm(), it calculates their least common multiple:</text:p>
      <text:p text:style-name="P39"/>
      <text:p text:style-name="P33">In&gt; Lcm(14, 8)</text:p>
      <text:p text:style-name="P28">Result&gt; 56</text:p>
      <text:p text:style-name="P39"/>
      <text:p text:style-name="P53">If a list of integers are passed to Lcm(), it finds the least common multiple of all the integers in the list:</text:p>
      <text:p text:style-name="P39"/>
      <text:p text:style-name="P33">In&gt; Lcm({3,7,9,11})</text:p>
      <text:p text:style-name="P28">Result&gt; 693</text:p>
      <text:p text:style-name="P39"/>
      <text:h text:style-name="Heading_20_3" text:outline-level="3">Add()</text:h>
      <table:table table:name="Table35" table:style-name="Table35">
        <table:table-column table:style-name="Table35.A"/>
        <table:table-row>
          <table:table-cell table:style-name="Table35.A1" office:value-type="string">
            <text:p text:style-name="Preformatted_20_Text">Add(value1, value2, ...)</text:p>
            <text:p text:style-name="P41">Add(list)</text:p>
          </table:table-cell>
        </table:table-row>
      </table:table>
      <text:p text:style-name="P40"/>
      <text:p text:style-name="Text_20_body"><text:span text:style-name="T6">Add()</text:span> can find the sum of two or values passed to it:</text:p>
      <text:p text:style-name="Preformatted_20_Text"/>
      <text:p text:style-name="Preformatted_20_Text">In&gt; Add(3,8,20,11)</text:p>
      <text:p text:style-name="P26">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6">Result&gt; {73,93,80,37,55,93,40,21,7,24}</text:p>
      <text:p text:style-name="Preformatted_20_Text"/>
      <text:p text:style-name="Preformatted_20_Text">In&gt; Add(testList)</text:p>
      <text:p text:style-name="P26">Result&gt; 523</text:p>
      <text:p text:style-name="Preformatted_20_Text"/>
      <text:p text:style-name="Preformatted_20_Text"/>
      <text:p text:style-name="Preformatted_20_Text">In&gt; testList := 1 .. 10</text:p>
      <text:p text:style-name="P26">Result&gt; {1,2,3,4,5,6,7,8,9,10}</text:p>
      <text:p text:style-name="Preformatted_20_Text"/>
      <text:p text:style-name="Preformatted_20_Text">In&gt; Add(testList)</text:p>
      <text:p text:style-name="P26">Result&gt; 55</text:p>
      <text:p text:style-name="P26"/>
      <text:h text:style-name="Heading_20_3" text:outline-level="3"><text:soft-page-break/>Factorize()</text:h>
      <table:table table:name="Table36" table:style-name="Table36">
        <table:table-column table:style-name="Table36.A"/>
        <table:table-row>
          <table:table-cell table:style-name="Table36.A1" office:value-type="string">
            <text:p text:style-name="P41">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6">Result&gt; 6</text:p>
      <text:p text:style-name="P35"/>
      <text:h text:style-name="Heading_20_2" text:outline-level="2">User Defined Functions</text:h>
      <text:p text:style-name="Text_20_body">In computer programming, a <text:span text:style-name="T6">function</text:span> is a named sections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text:p>
      <text:p text:style-name="Text_20_body">The values that are sent to a function when it is called are called <text:span text:style-name="T6">argument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6">Result&gt; True</text:p>
      <text:p text:style-name="P26"/>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 <text:s/>The code on the <text:span text:style-name="T6">right side</text:span> of the assignment operator is then bound to this function and it is executed each time the function is called. <text:s/>The following example shows the new addNums() function being called multiple times with different values being passed to it:</text:p>
      <text:p text:style-name="Preformatted_20_Text"/>
      <text:p text:style-name="Preformatted_20_Text">In&gt; addNums(2,3)</text:p>
      <text:p text:style-name="P26">Result&gt; 5</text:p>
      <text:p text:style-name="Preformatted_20_Text"/>
      <text:p text:style-name="Preformatted_20_Text">In&gt; addNums(4,5)</text:p>
      <text:p text:style-name="P26">Result&gt; 9</text:p>
      <text:p text:style-name="P26"/>
      <text:p text:style-name="Preformatted_20_Text">In&gt; addNums(9,1)</text:p>
      <text:p text:style-name="P26"><text:soft-page-break/>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convention in MathPiper for user defined function names to begin with a lower case letter to distinguish them from the functions that come with MathPiper.</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30"/>
      <text:p text:style-name="P29"><text:span text:style-name="T18"><text:s/>1:</text:span><text:span text:style-name="T30">%mathpiper</text:span></text:p>
      <text:p text:style-name="P30"><text:s/>2:</text:p>
      <text:p text:style-name="P29"><text:span text:style-name="T18"><text:s/>3:</text:span><text:span text:style-name="T29">evenIntegers</text:span><text:span text:style-name="T5">(</text:span>endInteger<text:span text:style-name="T5">)</text:span> <text:span text:style-name="T5">:=</text:span></text:p>
      <text:p text:style-name="P29"><text:span text:style-name="T18"><text:s/>4:</text:span>[</text:p>
      <text:p text:style-name="P29"><text:span text:style-name="T18"><text:s/>5:</text:span> <text:s text:c="3"/>resultList <text:span text:style-name="T5">:=</text:span> <text:span text:style-name="T5">{}</text:span>;</text:p>
      <text:p text:style-name="P29"><text:span text:style-name="T18"><text:s/>6:</text:span> <text:s text:c="3"/>x <text:span text:style-name="T5">:=</text:span> <text:span text:style-name="T8">2</text:span>;</text:p>
      <text:p text:style-name="P29"><text:span text:style-name="T18"><text:s/>7:</text:span> <text:s text:c="3"/></text:p>
      <text:p text:style-name="P29"><text:span text:style-name="T18"><text:s/>8:</text:span> <text:s text:c="3"/><text:span text:style-name="T19">While</text:span><text:span text:style-name="T5">(</text:span>x <text:span text:style-name="T5">&lt;=</text:span> endInteger<text:span text:style-name="T5">)</text:span></text:p>
      <text:p text:style-name="P29"><text:span text:style-name="T18"><text:s/>9:</text:span> <text:s text:c="3"/>[</text:p>
      <text:p text:style-name="P29"><text:span text:style-name="T18">10:</text:span> <text:s text:c="7"/>resultList <text:span text:style-name="T5">:=</text:span> <text:span text:style-name="T19">Append</text:span><text:span text:style-name="T5">(</text:span>resultList, x<text:span text:style-name="T5">)</text:span>;</text:p>
      <text:p text:style-name="P29"><text:span text:style-name="T18">11:</text:span> <text:s text:c="7"/>x <text:span text:style-name="T5">:=</text:span> x <text:span text:style-name="T5">+</text:span> <text:span text:style-name="T8">2</text:span>;</text:p>
      <text:p text:style-name="P29"><text:span text:style-name="T18">12:</text:span> <text:s text:c="3"/>];</text:p>
      <text:p text:style-name="P29"><text:span text:style-name="T18">13:</text:span> <text:s text:c="3"/></text:p>
      <text:p text:style-name="P29"><text:span text:style-name="T18">14:</text:span> <text:s text:c="3"/>resultList;</text:p>
      <text:p text:style-name="P29"><text:span text:style-name="T18">15:</text:span>];</text:p>
      <text:p text:style-name="P30">16:</text:p>
      <text:p text:style-name="P29"><text:span text:style-name="T18">17:</text:span><text:span text:style-name="T30">%/mathpiper</text:span></text:p>
      <text:p text:style-name="P30">18:</text:p>
      <text:p text:style-name="P29"><text:span text:style-name="T18">19:</text:span> <text:s text:c="3"/><text:span text:style-name="T21">%output,preserve="false"</text:span></text:p>
      <text:p text:style-name="P29"><text:span text:style-name="T18">20:</text:span> <text:s text:c="5"/><text:span text:style-name="T21">Result:</text:span> True</text:p>
      <text:p text:style-name="P42"><text:span text:style-name="T18">21:</text:span><text:span text:style-name="T38"> <text:s text:c="3"/></text:span><text:span text:style-name="T26">%/output</text:span></text:p>
      <text:p text:style-name="P29">In&gt; a := evenIntegers(10)</text:p>
      <text:p text:style-name="P26">Result&gt; {2,4,6,8,10}</text:p>
      <text:p text:style-name="P26"/>
      <text:p text:style-name="P29">In&gt; Length(a)</text:p>
      <text:p text:style-name="P26">Result&gt; 5</text:p>
      <text:p text:style-name="Preformatted_20_Text"/>
      <text:p text:style-name="Text_20_body">The function evenIntegers() returns a list which contains all the even integers from 2 up through the value that was passed into it. <text:s/>The fold was first executed in order to define the evenIntegers() function and make it ready for use. <text:s/>The evenIntegers() function was then called from the MathPiper console and 10 was passed to it. <text:s/>After the function was finished executing, it return a list of even integers as a result and this result was assigned to the variable 'a'. <text:s/>We then passed the list that was assigned to 'a' to the Length() function in order to determine its size.</text:p>
      <text:h text:style-name="Heading_20_3" text:outline-level="3"><text:soft-page-break/>Global Variables, Local Variables, &amp; Local()</text:h>
      <text:p text:style-name="Text_20_body">The new evenIntegers() function seems to work well, but there is a problem. <text:s/>The variables 'x' and resultList were defined inside the function as <text:span text:style-name="T6">global variables</text:span> which means they are accessible from anywhere, including from within other functions, within folds:</text:p>
      <text:p text:style-name="P30"/>
      <text:p text:style-name="P29"><text:span text:style-name="T18"><text:s/>1:</text:span><text:span text:style-name="T30">%mathpiper</text:span></text:p>
      <text:p text:style-name="P30"><text:s/>2:</text:p>
      <text:p text:style-name="P29"><text:span text:style-name="T18"><text:s/>3:</text:span><text:span text:style-name="T19">Echo</text:span><text:span text:style-name="T5">(</text:span>x, <text:span text:style-name="T20">","</text:span>, resultList<text:span text:style-name="T5">)</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21">%output,preserve="false"</text:span></text:p>
      <text:p text:style-name="P29"><text:span text:style-name="T18"><text:s/>8:</text:span> <text:s text:c="5"/><text:span text:style-name="T21">Result:</text:span> True</text:p>
      <text:p text:style-name="P29"><text:span text:style-name="T18"><text:s/>9:</text:span> <text:s text:c="5"/></text:p>
      <text:p text:style-name="P29"><text:span text:style-name="T18">10:</text:span> <text:s text:c="5"/><text:span text:style-name="T36">Side effects:</text:span></text:p>
      <text:p text:style-name="P29"><text:span text:style-name="T18">11:</text:span> <text:s text:c="5"/>12 ,{2,4,6,8,10}</text:p>
      <text:p text:style-name="P42"><text:span text:style-name="T18">12:</text:span> <text:s text:c="3"/><text:span text:style-name="T21">%/output</text:span></text:p>
      <text:p text:style-name="Text_20_body">and from within the MathPiper console:</text:p>
      <text:p text:style-name="Text_20_body"/>
      <text:p text:style-name="Preformatted_20_Text">In&gt; x</text:p>
      <text:p text:style-name="P26">Result&gt; 12</text:p>
      <text:p text:style-name="Preformatted_20_Text"/>
      <text:p text:style-name="Preformatted_20_Text">In&gt; resultList</text:p>
      <text:p text:style-name="P26">Result&gt; {2,4,6,8,10}</text:p>
      <text:p text:style-name="Preformatted_20_Text"/>
      <text:p text:style-name="Text_20_body">Using global variables inside of functions is usually not a good idea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errors.</text:p>
      <text:p text:style-name="Text_20_body">In order to prevent errors like this, a function named <text:span text:style-name="T6">Local()</text:span> can be called inside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evenIntegers() function which uses <text:span text:style-name="T6">Local()</text:span> to make <text:span text:style-name="T6">x</text:span> and <text:span text:style-name="T6">resultList</text:span> local variables:</text:p>
      <text:p text:style-name="P30"/>
      <text:p text:style-name="P29"><text:span text:style-name="T18"><text:s/>1:</text:span><text:span text:style-name="T30">%mathpiper</text:span></text:p>
      <text:p text:style-name="P30"><text:s/>2:</text:p>
      <text:p text:style-name="P29"><text:span text:style-name="T18"><text:s/>3:</text:span><text:span text:style-name="T28">/*</text:span></text:p>
      <text:p text:style-name="P29"><text:span text:style-name="T18"><text:s/>4:</text:span><text:span text:style-name="T28"> This version of evenIntegers() uses Local() to make</text:span></text:p>
      <text:p text:style-name="P29"><text:span text:style-name="T18"><text:s/>5:</text:span><text:span text:style-name="T28"> x and resultList local variables</text:span></text:p>
      <text:p text:style-name="P29"><text:soft-page-break/><text:span text:style-name="T18"><text:s/>6:</text:span><text:span text:style-name="T28">*/</text:span></text:p>
      <text:p text:style-name="P30"><text:s/>7:</text:p>
      <text:p text:style-name="P29"><text:span text:style-name="T18"><text:s/>8:</text:span><text:span text:style-name="T29">evenIntegers</text:span><text:span text:style-name="T5">(</text:span>endInteger<text:span text:style-name="T5">)</text:span> <text:span text:style-name="T5">:=</text:span></text:p>
      <text:p text:style-name="P29"><text:span text:style-name="T18"><text:s/>9:</text:span>[</text:p>
      <text:p text:style-name="P29"><text:span text:style-name="T18">10:</text:span> <text:s text:c="3"/><text:span text:style-name="T19">Local</text:span><text:span text:style-name="T5">(</text:span>x,resultList<text:span text:style-name="T5">)</text:span>;</text:p>
      <text:p text:style-name="P29"><text:span text:style-name="T18">11:</text:span> <text:s text:c="3"/></text:p>
      <text:p text:style-name="P29"><text:span text:style-name="T18">12:</text:span> <text:s text:c="3"/>resultList <text:span text:style-name="T5">:=</text:span> <text:span text:style-name="T5">{}</text:span>;</text:p>
      <text:p text:style-name="P29"><text:span text:style-name="T18">13:</text:span> <text:s text:c="3"/>x <text:span text:style-name="T5">:=</text:span> <text:span text:style-name="T8">2</text:span>;</text:p>
      <text:p text:style-name="P29"><text:span text:style-name="T18">14:</text:span> <text:s text:c="3"/></text:p>
      <text:p text:style-name="P29"><text:span text:style-name="T18">15:</text:span> <text:s text:c="3"/><text:span text:style-name="T19">While</text:span><text:span text:style-name="T5">(</text:span>x <text:span text:style-name="T5">&lt;=</text:span> endInteger<text:span text:style-name="T5">)</text:span></text:p>
      <text:p text:style-name="P29"><text:span text:style-name="T18">16:</text:span> <text:s text:c="3"/>[</text:p>
      <text:p text:style-name="P29"><text:span text:style-name="T18">17:</text:span> <text:s text:c="7"/>resultList <text:span text:style-name="T5">:=</text:span> <text:span text:style-name="T19">Append</text:span><text:span text:style-name="T5">(</text:span>resultList, x<text:span text:style-name="T5">)</text:span>;</text:p>
      <text:p text:style-name="P29"><text:span text:style-name="T18">18:</text:span> <text:s text:c="7"/>x <text:span text:style-name="T5">:=</text:span> x <text:span text:style-name="T5">+</text:span> <text:span text:style-name="T8">2</text:span>;</text:p>
      <text:p text:style-name="P29"><text:span text:style-name="T18">19:</text:span> <text:s text:c="3"/>];</text:p>
      <text:p text:style-name="P29"><text:span text:style-name="T18">20:</text:span> <text:s text:c="3"/></text:p>
      <text:p text:style-name="P29"><text:span text:style-name="T18">21:</text:span> <text:s text:c="3"/>resultList;</text:p>
      <text:p text:style-name="P29"><text:span text:style-name="T18">22:</text:span>];</text:p>
      <text:p text:style-name="P30">23:</text:p>
      <text:p text:style-name="P29"><text:span text:style-name="T18">24:</text:span><text:span text:style-name="T30">%/mathpiper</text:span></text:p>
      <text:p text:style-name="P30">25:</text:p>
      <text:p text:style-name="P29"><text:span text:style-name="T18">26:</text:span> <text:s text:c="3"/><text:span text:style-name="T21">%output,preserve="false"</text:span></text:p>
      <text:p text:style-name="P29"><text:span text:style-name="T18">27:</text:span> <text:s text:c="5"/><text:span text:style-name="T21">Result:</text:span> True</text:p>
      <text:p text:style-name="P42"><text:span text:style-name="T18">28:</text:span> <text:s text:c="3"/><text:span text:style-name="T21">%/output</text:span></text:p>
      <text:p text:style-name="P54">We can verify that x and resultList are now local variables by first clearing them, calling evenIntegers(), and then seeing what x and resultList contain:</text:p>
      <text:p text:style-name="Preformatted_20_Text"/>
      <text:p text:style-name="Preformatted_20_Text">In&gt; Clear(x, resultList)</text:p>
      <text:p text:style-name="P26">Result&gt; True</text:p>
      <text:p text:style-name="Preformatted_20_Text"/>
      <text:p text:style-name="Preformatted_20_Text">In&gt; evenIntegers(10)</text:p>
      <text:p text:style-name="P26">Result&gt; {2,4,6,8,10}</text:p>
      <text:p text:style-name="Preformatted_20_Text"/>
      <text:p text:style-name="Preformatted_20_Text">In&gt; x</text:p>
      <text:p text:style-name="P26">Result&gt; x</text:p>
      <text:p text:style-name="Preformatted_20_Text"/>
      <text:p text:style-name="Preformatted_20_Text">In&gt; resultList</text:p>
      <text:p text:style-name="P26">Result&gt; resultList</text:p>
      <text:p text:style-name="P29"/>
      <text:h text:style-name="Heading_20_2" text:outline-level="2">Applying Functions To List Members</text:h>
      <text:h text:style-name="Heading_20_3" text:outline-level="3">Table() </text:h>
      <table:table table:name="Table38" table:style-name="Table38">
        <table:table-column table:style-name="Table38.A"/>
        <table:table-row>
          <table:table-cell table:style-name="Table38.A1" office:value-type="string">
            <text:p text:style-name="P41">Table(expression, variable, begin_value, end_value, step_amount)</text:p>
          </table:table-cell>
        </table:table-row>
      </table:table>
      <text:p text:style-name="Preformatted_20_Text"/>
      <text:p text:style-name="Text_20_body">The Table() function creates a list of values by doing the following:</text:p>
      <text:p text:style-name="P63"><text:soft-page-break/>1) <text:s/>Generating a sequence of values between a "begin_value" and an "end_value" with each value being incremented by the "step_amount".</text:p>
      <text:p text:style-name="P63">2) <text:s/>Placing each value in the sequence into the specified "variable", one value at a time.</text:p>
      <text:p text:style-name="P63">3) <text:s/>Evaluating the defined "expression" (which contains the defined "variable") for each value, one at a time.</text:p>
      <text:p text:style-name="P63">4) <text:s/>Placing the result of each "expression" evaluation into the result list.</text:p>
      <text:p text:style-name="Text_20_body"/>
      <text:p text:style-name="Text_20_body">This example generates a list which contains the integers 1 through 10:</text:p>
      <text:p text:style-name="Preformatted_20_Text"/>
      <text:p text:style-name="Preformatted_20_Text">In&gt; Table(x, x, 1, 10, 1)</text:p>
      <text:p text:style-name="P26">Result&gt; {1,2,3,4,5,6,7,8,9,10}</text:p>
      <text:p text:style-name="Preformatted_20_Text"/>
      <text:p text:style-name="Text_20_body">Notice that the expression in this example is simply the variable itself with no other operations performed on it.</text:p>
      <text:p text:style-name="Text_20_body">The following example is similar to the previous one except that its expression multiplies x by 2:</text:p>
      <text:p text:style-name="Preformatted_20_Text"/>
      <text:p text:style-name="Preformatted_20_Text">In&gt; Table(x*2, x, 1, 10, 1)</text:p>
      <text:p text:style-name="P26">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6">Result&gt; {0,0.1,0.2,0.3,0.4,0.5,0.6,0.7,0.8,0.9,1}</text:p>
      <text:p text:style-name="Preformatted_20_Text"/>
      <text:h text:style-name="Heading_20_1" text:outline-level="1">Miscellaneous Topics</text:h>
      <text:h text:style-name="Heading_20_2" text:outline-level="2">Errors</text:h>
      <text:p text:style-name="Text_20_body"/>
      <text:h text:style-name="Heading_20_2" text:outline-level="2">Style Guide For Expressions</text:h>
      <text:p text:style-name="Text_20_body">Always surround the following binary operators with a single space on either side: assignment ':=', comparisons (==, &lt;, &gt;, !=, &lt;&gt;, &lt;=, &gt;=, Booleans (and, or, not).</text:p>
      <text:p text:style-name="Text_20_body">Use spaces around the + and − arithmetic operators and no spaces around the * , /, %, and ^ arithmetic operators:</text:p>
      <text:p text:style-name="Text_20_body">x = x + 1</text:p>
      <text:p text:style-name="Text_20_body">x = x*3 − 5%2</text:p>
      <text:p text:style-name="Text_20_body">c = (a + b)/(a − b)</text:p>
      <text:h text:style-name="Heading_20_2" text:outline-level="2">Built-in Constants</text:h>
      <text:p text:style-name="Standard">MathPip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soft-page-break/>|</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Expressions &amp; Simplify()</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text:soft-page-break/></text:p>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text:bookmark-start text:name="DDE_LINK18"/>(5*a + b + 4*c) + (2*a + 3*b + c)<text:bookmark-end text:name="DDE_LINK18"/></text:p>
      <text:p text:style-name="Standard">|</text:p>
      <text:p text:style-name="Standard">5*c + 4*b + 7*a</text:p>
      <text:p text:style-name="Standard"/>
      <text:p text:style-name="Standard"><text:bookmark-start text:name="DDE_LINK19"/>(a + b) - (x + 2*b)<text:bookmark-end text:name="DDE_LINK19"/></text:p>
      <text:p text:style-name="Standard">|</text:p>
      <text:p text:style-name="Standard">-x - b + a</text:p>
      <text:p text:style-name="Standard"/>
      <text:p text:style-name="Standard"><text:bookmark-start text:name="DDE_LINK20"/>3*a^2 - a*(a -5)<text:bookmark-end text:name="DDE_LINK20"/></text:p>
      <text:p text:style-name="Standard">|</text:p>
      <text:p text:style-name="Standard">3*a^2 - (a - 5)*a</text:p>
      <text:p text:style-name="Standard"/>
      <text:p text:style-name="Standard">_.factor()</text:p>
      <text:p text:style-name="Standard">|</text:p>
      <text:p text:style-name="Standard">a*(2*a + 5)</text:p>
      <text:h text:style-name="Heading_20_2" text:outline-level="2">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soft-page-break/>|</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text:bookmark-start text:name="DDE_LINK17"/>a = (i1 - i3)*2 + (i1 - i2)*5 + 10 - 25 == 0</text:p>
      <text:p text:style-name="Standard">b = (i2 - i3)*3 + i2*1 - 10 + (i2 - i1)*5 == 0</text:p>
      <text:p text:style-name="Standard">c = i3*14 + (i3 - i2)*3 + (i3 - i1)*2 - (-3*v0) == 0</text:p>
      <text:p text:style-name="Standard">d = v0 == (i2 - i3)*3<text:bookmark-end text:name="DDE_LINK17"/></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text:soft-page-break/></text:p>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text:soft-page-break/>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text:soft-page-break/>{0}</text:p>
      <text:h text:style-name="Heading_20_1" text:outline-level="1">2D Plotting</text:h>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text:soft-page-break/></text:p>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text:soft-page-break/>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text:soft-page-break/>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text:soft-page-break/>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soft-page-break/>"""</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text:soft-page-break/>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ext:soft-page-break/>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soft-page-break/><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text:soft-page-break/>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text:soft-page-break/>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soft-page-break/><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text:soft-page-break/>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text:soft-page-break/>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text:soft-page-break/>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text:soft-page-break/>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text:soft-page-break/>(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soft-page-break/><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text:soft-page-break/>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85_alpha - <text:date style:data-style-name="N37" text:date-value="2008-11-11T00:25:45.99">11/11/08</text:date><text:tab/>MathRider For Newbies<text:tab/><text:page-number text:select-page="current">125</text:page-number>/<text:page-count>125</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1-11T00:25:46</dc:date>
    <meta:editing-cycles>220</meta:editing-cycles>
    <meta:editing-duration>P6DT15H50M54S</meta:editing-duration>
    <meta:user-defined meta:name="Info 1"/>
    <meta:user-defined meta:name="Info 2"/>
    <meta:user-defined meta:name="Info 3"/>
    <meta:user-defined meta:name="Info 4"/>
    <meta:document-statistic meta:table-count="38" meta:image-count="7" meta:object-count="15" meta:page-count="125" meta:paragraph-count="3018" meta:word-count="25292" meta:character-count="15219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